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GothicA1" svg:font-family="GothicA1" style:font-pitch="variable"/>
    <style:font-face style:name="GothicA11" svg:font-family="GothicA1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ans" svg:font-family="OpenSans"/>
    <style:font-face style:name="OpenSans1" svg:font-family="OpenSans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" svg:font-family="Times" style:font-pitch="variable"/>
    <style:font-face style:name="Times1" svg:font-family="Times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dash" draw:stroke-dash="stroke-dash14" svg:stroke-width="0.017cm" svg:stroke-color="#333333" draw:stroke-linejoin="miter" svg:stroke-linecap="round" draw:fill="none" fo:padding-top="0.008cm" fo:padding-bottom="0.008cm" fo:padding-left="0.008cm" fo:padding-right="0.008cm"/>
    </style:style>
    <style:style style:name="gr3" style:family="graphic" style:parent-style-name="standard">
      <style:graphic-properties draw:stroke="none" draw:fill="solid" draw:fill-color="#91243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solid" draw:fill-color="#dd4b50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solid" draw:fill-color="#f18c43"/>
    </style:style>
    <style:style style:name="gr8" style:family="graphic" style:parent-style-name="standard">
      <style:graphic-properties draw:stroke="none" draw:fill="solid" draw:fill-color="#f8c851"/>
    </style:style>
    <style:style style:name="gr9" style:family="graphic" style:parent-style-name="standard">
      <style:graphic-properties draw:stroke="none" draw:fill="solid" draw:fill-color="#67ace1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solid" draw:fill-color="#eeeeee"/>
    </style:style>
    <style:style style:name="gr13" style:family="graphic" style:parent-style-name="standard">
      <style:graphic-properties draw:stroke="dash" draw:stroke-dash="stroke-dash14" svg:stroke-width="0.017cm" svg:stroke-color="#ffffff" draw:stroke-linejoin="miter" svg:stroke-linecap="round" draw:fill="none" fo:padding-top="0.008cm" fo:padding-bottom="0.008cm" fo:padding-left="0.008cm" fo:padding-right="0.008cm"/>
    </style:style>
    <style:style style:name="gr14" style:family="graphic" style:parent-style-name="standard">
      <style:graphic-properties draw:stroke="dash" draw:stroke-dash="stroke-dash75" svg:stroke-width="0.017cm" svg:stroke-color="#ffffff" draw:stroke-linejoin="miter" svg:stroke-linecap="round" draw:fill="none" fo:padding-top="0.008cm" fo:padding-bottom="0.008cm" fo:padding-left="0.008cm" fo:padding-right="0.008cm"/>
    </style:style>
    <style:style style:name="gr15" style:family="graphic" style:parent-style-name="standard">
      <style:graphic-properties draw:stroke="dash" draw:stroke-dash="stroke-dash78" svg:stroke-width="0.017cm" svg:stroke-color="#ffffff" draw:stroke-linejoin="miter" svg:stroke-linecap="round" draw:fill="none" fo:padding-top="0.008cm" fo:padding-bottom="0.008cm" fo:padding-left="0.008cm" fo:padding-right="0.008cm"/>
    </style:style>
    <style:style style:name="gr16" style:family="graphic" style:parent-style-name="standard">
      <style:graphic-properties draw:stroke="dash" draw:stroke-dash="stroke-dash14" svg:stroke-width="0.017cm" svg:stroke-color="#999999" draw:stroke-linejoin="miter" svg:stroke-linecap="round" draw:fill="none" fo:padding-top="0.008cm" fo:padding-bottom="0.008cm" fo:padding-left="0.008cm" fo:padding-right="0.008cm"/>
    </style:style>
    <style:style style:name="gr17" style:family="graphic" style:parent-style-name="standard">
      <style:graphic-properties draw:stroke="dash" draw:stroke-dash="stroke-dash75" svg:stroke-width="0.017cm" svg:stroke-color="#999999" draw:stroke-linejoin="miter" svg:stroke-linecap="round" draw:fill="none" fo:padding-top="0.008cm" fo:padding-bottom="0.008cm" fo:padding-left="0.008cm" fo:padding-right="0.008cm"/>
    </style:style>
    <style:style style:name="gr18" style:family="graphic" style:parent-style-name="standard">
      <style:graphic-properties draw:stroke="dash" draw:stroke-dash="stroke-dash78" svg:stroke-width="0.017cm" svg:stroke-color="#999999" draw:stroke-linejoin="miter" svg:stroke-linecap="round" draw:fill="none" fo:padding-top="0.008cm" fo:padding-bottom="0.008cm" fo:padding-left="0.008cm" fo:padding-right="0.008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9.697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loext:graphic-properties draw:fill="solid" draw:fill-color="#91243e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14pt" style:font-size-asian="14pt" style:font-size-complex="14pt"/>
    </style:style>
    <style:style style:name="P6" style:family="paragraph">
      <loext:graphic-properties draw:fill="solid" draw:fill-color="#dd4b50"/>
    </style:style>
    <style:style style:name="P7" style:family="paragraph">
      <loext:graphic-properties draw:fill="none"/>
      <style:text-properties fo:font-size="16pt" style:font-size-asian="16pt" style:font-size-complex="16pt"/>
    </style:style>
    <style:style style:name="P8" style:family="paragraph">
      <loext:graphic-properties draw:fill="solid" draw:fill-color="#f18c43"/>
    </style:style>
    <style:style style:name="P9" style:family="paragraph">
      <loext:graphic-properties draw:fill="solid" draw:fill-color="#f8c851"/>
    </style:style>
    <style:style style:name="P10" style:family="paragraph">
      <loext:graphic-properties draw:fill="solid" draw:fill-color="#67ace1"/>
    </style:style>
    <style:style style:name="P11" style:family="paragraph">
      <loext:graphic-properties draw:fill="none"/>
      <style:text-properties fo:font-size="8pt" style:font-size-asian="8pt" style:font-size-complex="8pt"/>
    </style:style>
    <style:style style:name="P12" style:family="paragraph">
      <loext:graphic-properties draw:fill="none"/>
      <style:text-properties fo:font-size="10pt" style:font-size-asian="10pt" style:font-size-complex="10pt"/>
    </style:style>
    <style:style style:name="P13" style:family="paragraph">
      <loext:graphic-properties draw:fill="solid" draw:fill-color="#eeeeee"/>
    </style:style>
    <style:style style:name="P14" style:family="paragraph">
      <loext:graphic-properties draw:fill="none"/>
      <style:paragraph-properties fo:text-align="start"/>
      <style:text-properties fo:font-size="10pt" style:font-size-asian="10pt" style:font-size-complex="10pt"/>
    </style:style>
    <style:style style:name="T1" style:family="text">
      <style:text-properties fo:color="#333333" loext:opacity="100%" style:font-name="OpenSans" fo:font-size="14pt" fo:font-weight="bold" style:font-name-asian="OpenSans" style:font-size-asian="14pt" style:font-weight-asian="bold" style:font-name-complex="OpenSans" style:font-size-complex="14pt" style:font-weight-complex="bold"/>
    </style:style>
    <style:style style:name="T2" style:family="text">
      <style:text-properties fo:color="#ffffff" loext:opacity="100%" style:font-name="OpenSans" fo:font-size="16pt" fo:font-weight="normal" style:font-name-asian="OpenSans" style:font-size-asian="16pt" style:font-weight-asian="normal" style:font-name-complex="OpenSans" style:font-size-complex="16pt" style:font-weight-complex="normal"/>
    </style:style>
    <style:style style:name="T3" style:family="text">
      <style:text-properties fo:color="#666666" loext:opacity="100%" style:font-name="OpenSans" fo:font-size="8pt" fo:font-weight="normal" style:font-name-asian="OpenSans" style:font-size-asian="8pt" style:font-weight-asian="normal" style:font-name-complex="OpenSans" style:font-size-complex="8pt" style:font-weight-complex="normal"/>
    </style:style>
    <style:style style:name="T4" style:family="text">
      <style:text-properties fo:color="#333333" loext:opacity="100%" style:font-name="OpenSans" fo:font-size="10pt" fo:font-weight="normal" style:font-name-asian="OpenSans" style:font-size-asian="10pt" style:font-weight-asian="normal" style:font-name-complex="OpenSans" style:font-size-complex="10pt" style:font-weight-complex="normal"/>
    </style:style>
    <style:style style:name="T5" style:family="text">
      <style:text-properties fo:color="#333333" loext:opacity="100%" style:font-name="OpenSans" fo:font-size="8pt" fo:font-weight="bold" style:font-name-asian="OpenSans" style:font-size-asian="8pt" style:font-weight-asian="bold" style:font-name-complex="OpenSans" style:font-size-complex="8pt" style:font-weight-complex="bold"/>
    </style:style>
    <style:style style:name="T6" style:family="text">
      <style:text-properties fo:color="#ffffff" loext:opacity="100%" style:font-name="OpenSans" fo:font-size="8pt" fo:font-weight="normal" style:font-name-asian="OpenSans" style:font-size-asian="8pt" style:font-weight-asian="normal" style:font-name-complex="OpenSans" style:font-size-complex="8pt" style:font-weight-complex="normal"/>
    </style:style>
    <style:style style:name="T7" style:family="text">
      <style:text-properties fo:color="#67ace1" loext:opacity="100%" style:font-name="OpenSans" fo:font-size="10pt" fo:font-weight="normal" style:font-name-asian="OpenSans" style:font-size-asian="10pt" style:font-weight-asian="normal" style:font-name-complex="OpenSans" style:font-size-complex="10pt" style:font-weight-complex="normal"/>
    </style:style>
    <style:style style:name="T8" style:family="text">
      <style:text-properties fo:color="#999999" loext:opacity="100%" style:font-name="OpenSans" fo:font-size="8pt" fo:font-weight="normal" style:font-name-asian="OpenSans" style:font-size-asian="8pt" style:font-weight-asian="normal" style:font-name-complex="OpenSans" style:font-size-complex="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27">
        <draw:polygon draw:style-name="gr1" draw:text-style-name="P1" draw:layer="layout" svg:width="17.591cm" svg:height="1.228cm" svg:x="1.999cm" svg:y="2.017cm" svg:viewBox="0 0 17592 1229" draw:points="0,0 17592,0 17592,1229 0,1229">
          <text:p/>
        </draw:polygon>
        <draw:line draw:style-name="gr2" draw:text-style-name="P2" draw:layer="layout" svg:x1="1.999cm" svg:y1="2.008cm" svg:x2="19.59cm" svg:y2="2.008cm">
          <text:p/>
        </draw:line>
        <draw:polygon draw:style-name="gr3" draw:text-style-name="P3" draw:layer="layout" svg:width="3.518cm" svg:height="1.735cm" svg:x="1.999cm" svg:y="3.245cm" svg:viewBox="0 0 3519 1736" draw:points="0,0 3519,0 3519,1736 0,1736">
          <text:p/>
        </draw:polygon>
        <draw:frame draw:style-name="gr4" draw:text-style-name="P5" draw:layer="layout" svg:width="4.13cm" svg:height="0.7cm" svg:x="9.036cm" svg:y="2.296cm">
          <draw:text-box>
            <text:p text:style-name="P4"><text:span text:style-name="T1">192.168.49.101</text:span></text:p>
          </draw:text-box>
        </draw:frame>
        <draw:polygon draw:style-name="gr5" draw:text-style-name="P6" draw:layer="layout" svg:width="3.518cm" svg:height="1.735cm" svg:x="5.517cm" svg:y="3.245cm" svg:viewBox="0 0 3519 1736" draw:points="0,0 3519,0 3519,1736 0,1736">
          <text:p/>
        </draw:polygon>
        <draw:frame draw:style-name="gr6" draw:text-style-name="P7" draw:layer="layout" svg:width="0.563cm" svg:height="0.563cm" svg:x="3.598cm" svg:y="3.891cm">
          <draw:text-box>
            <text:p text:style-name="P4"><text:span text:style-name="T2">8</text:span></text:p>
          </draw:text-box>
        </draw:frame>
        <draw:polygon draw:style-name="gr7" draw:text-style-name="P8" draw:layer="layout" svg:width="3.518cm" svg:height="1.735cm" svg:x="9.035cm" svg:y="3.245cm" svg:viewBox="0 0 3519 1736" draw:points="0,0 3519,0 3519,1736 0,1736">
          <text:p/>
        </draw:polygon>
        <draw:frame draw:style-name="gr6" draw:text-style-name="P7" draw:layer="layout" svg:width="0.563cm" svg:height="0.563cm" svg:x="7.116cm" svg:y="3.891cm">
          <draw:text-box>
            <text:p text:style-name="P4"><text:span text:style-name="T2">4</text:span></text:p>
          </draw:text-box>
        </draw:frame>
        <draw:polygon draw:style-name="gr8" draw:text-style-name="P9" draw:layer="layout" svg:width="3.518cm" svg:height="1.735cm" svg:x="12.553cm" svg:y="3.245cm" svg:viewBox="0 0 3519 1736" draw:points="0,0 3519,0 3519,1736 0,1736">
          <text:p/>
        </draw:polygon>
        <draw:frame draw:style-name="gr6" draw:text-style-name="P7" draw:layer="layout" svg:width="0.569cm" svg:height="0.563cm" svg:x="10.473cm" svg:y="3.891cm">
          <draw:text-box>
            <text:p text:style-name="P4"><text:span text:style-name="T2">16</text:span></text:p>
          </draw:text-box>
        </draw:frame>
        <draw:polygon draw:style-name="gr9" draw:text-style-name="P10" draw:layer="layout" svg:width="3.518cm" svg:height="1.735cm" svg:x="16.071cm" svg:y="3.245cm" svg:viewBox="0 0 3519 1736" draw:points="0,0 3519,0 3519,1736 0,1736">
          <text:p/>
        </draw:polygon>
        <draw:frame draw:style-name="gr6" draw:text-style-name="P7" draw:layer="layout" svg:width="0.563cm" svg:height="0.563cm" svg:x="14.152cm" svg:y="3.891cm">
          <draw:text-box>
            <text:p text:style-name="P4"><text:span text:style-name="T2">5</text:span></text:p>
          </draw:text-box>
        </draw:frame>
        <draw:line draw:style-name="gr2" draw:text-style-name="P2" draw:layer="layout" svg:x1="5.517cm" svg:y1="5.469cm" svg:x2="1.999cm" svg:y2="5.469cm">
          <text:p/>
        </draw:line>
        <draw:frame draw:style-name="gr6" draw:text-style-name="P7" draw:layer="layout" svg:width="0.569cm" svg:height="0.563cm" svg:x="17.509cm" svg:y="3.891cm">
          <draw:text-box>
            <text:p text:style-name="P4"><text:span text:style-name="T2">62</text:span></text:p>
          </draw:text-box>
        </draw:frame>
        <draw:line draw:style-name="gr2" draw:text-style-name="P2" draw:layer="layout" svg:x1="9.035cm" svg:y1="5.469cm" svg:x2="5.517cm" svg:y2="5.469cm">
          <text:p/>
        </draw:line>
        <draw:frame draw:style-name="gr10" draw:text-style-name="P11" draw:layer="layout" svg:width="1.137cm" svg:height="0.281cm" svg:x="3.175cm" svg:y="5.11cm">
          <draw:text-box>
            <text:p text:style-name="P4"><text:span text:style-name="T3">CRITICAL</text:span></text:p>
          </draw:text-box>
        </draw:frame>
        <draw:line draw:style-name="gr2" draw:text-style-name="P2" draw:layer="layout" svg:x1="12.553cm" svg:y1="5.469cm" svg:x2="9.035cm" svg:y2="5.469cm">
          <text:p/>
        </draw:line>
        <draw:frame draw:style-name="gr10" draw:text-style-name="P11" draw:layer="layout" svg:width="0.679cm" svg:height="0.281cm" svg:x="6.927cm" svg:y="5.11cm">
          <draw:text-box>
            <text:p text:style-name="P4"><text:span text:style-name="T3">HIGH</text:span></text:p>
          </draw:text-box>
        </draw:frame>
        <draw:line draw:style-name="gr2" draw:text-style-name="P2" draw:layer="layout" svg:x1="16.071cm" svg:y1="5.469cm" svg:x2="12.553cm" svg:y2="5.469cm">
          <text:p/>
        </draw:line>
        <draw:frame draw:style-name="gr10" draw:text-style-name="P11" draw:layer="layout" svg:width="1.124cm" svg:height="0.281cm" svg:x="10.217cm" svg:y="5.11cm">
          <draw:text-box>
            <text:p text:style-name="P4"><text:span text:style-name="T3">MEDIUM</text:span></text:p>
          </draw:text-box>
        </draw:frame>
        <draw:line draw:style-name="gr2" draw:text-style-name="P2" draw:layer="layout" svg:x1="19.589cm" svg:y1="5.469cm" svg:x2="16.071cm" svg:y2="5.469cm">
          <text:p/>
        </draw:line>
        <draw:frame draw:style-name="gr10" draw:text-style-name="P11" draw:layer="layout" svg:width="0.62cm" svg:height="0.281cm" svg:x="14.004cm" svg:y="5.11cm">
          <draw:text-box>
            <text:p text:style-name="P4"><text:span text:style-name="T3">LOW</text:span></text:p>
          </draw:text-box>
        </draw:frame>
        <draw:line draw:style-name="gr2" draw:text-style-name="P2" draw:layer="layout" svg:x1="19.59cm" svg:y1="6.96cm" svg:x2="1.999cm" svg:y2="6.96cm">
          <text:p/>
        </draw:line>
        <draw:frame draw:style-name="gr10" draw:text-style-name="P11" draw:layer="layout" svg:width="0.645cm" svg:height="0.281cm" svg:x="17.503cm" svg:y="5.11cm">
          <draw:text-box>
            <text:p text:style-name="P4"><text:span text:style-name="T3">INFO</text:span></text:p>
          </draw:text-box>
        </draw:frame>
        <draw:frame draw:style-name="gr11" draw:text-style-name="P12" draw:layer="layout" svg:width="2.182cm" svg:height="0.352cm" svg:x="2cm" svg:y="6.424cm">
          <draw:text-box>
            <text:p text:style-name="P4"><text:span text:style-name="T4">Vulnerabilities</text:span></text:p>
          </draw:text-box>
        </draw:frame>
        <draw:polygon draw:style-name="gr12" draw:text-style-name="P13" draw:layer="layout" svg:width="0.176cm" svg:height="1.03cm" svg:x="1.999cm" svg:y="6.968cm" svg:viewBox="0 0 177 1031" draw:points="0,0 177,0 177,1031 0,1031">
          <text:p/>
        </draw:polygon>
        <draw:line draw:style-name="gr13" draw:text-style-name="P2" draw:layer="layout" svg:x1="2.175cm" svg:y1="8.007cm" svg:x2="1.999cm" svg:y2="8.007cm">
          <text:p/>
        </draw:line>
        <draw:polygon draw:style-name="gr12" draw:text-style-name="P13" draw:layer="layout" svg:width="1.759cm" svg:height="1.03cm" svg:x="2.175cm" svg:y="6.968cm" svg:viewBox="0 0 1760 1031" draw:points="0,0 1760,0 1760,1031 0,1031">
          <text:p/>
        </draw:polygon>
        <draw:line draw:style-name="gr13" draw:text-style-name="P2" draw:layer="layout" svg:x1="3.934cm" svg:y1="8.007cm" svg:x2="2.175cm" svg:y2="8.007cm">
          <text:p/>
        </draw:line>
        <draw:frame draw:style-name="gr11" draw:text-style-name="P12" draw:layer="layout" svg:width="1.403cm" svg:height="0.352cm" svg:x="18.173cm" svg:y="6.424cm">
          <draw:text-box>
            <text:p text:style-name="P4"><text:span text:style-name="T4">Total: 95</text:span></text:p>
          </draw:text-box>
        </draw:frame>
        <draw:polygon draw:style-name="gr12" draw:text-style-name="P13" draw:layer="layout" svg:width="0.352cm" svg:height="1.03cm" svg:x="3.934cm" svg:y="6.968cm" svg:viewBox="0 0 353 1031" draw:points="0,0 353,0 353,1031 0,1031">
          <text:p/>
        </draw:polygon>
        <draw:line draw:style-name="gr14" draw:text-style-name="P2" draw:layer="layout" svg:x1="4.286cm" svg:y1="8.007cm" svg:x2="3.934cm" svg:y2="8.007cm">
          <text:p/>
        </draw:line>
        <draw:polygon draw:style-name="gr12" draw:text-style-name="P13" draw:layer="layout" svg:width="1.056cm" svg:height="1.03cm" svg:x="4.286cm" svg:y="6.968cm" svg:viewBox="0 0 1057 1031" draw:points="0,0 1057,0 1057,1031 0,1031">
          <text:p/>
        </draw:polygon>
        <draw:line draw:style-name="gr15" draw:text-style-name="P2" draw:layer="layout" svg:x1="5.342cm" svg:y1="8.007cm" svg:x2="4.286cm" svg:y2="8.007cm">
          <text:p/>
        </draw:line>
        <draw:frame draw:style-name="gr10" draw:text-style-name="P11" draw:layer="layout" svg:width="1.585cm" svg:height="0.403cm" svg:x="2.176cm" svg:y="7.204cm">
          <draw:text-box>
            <text:p text:style-name="P4"><text:span text:style-name="T5">SEVERITY</text:span></text:p>
          </draw:text-box>
        </draw:frame>
        <draw:frame draw:style-name="gr10" draw:text-style-name="P11" draw:layer="layout" svg:width="0.849cm" svg:height="0.403cm" svg:x="4.287cm" svg:y="7.204cm">
          <draw:text-box>
            <text:p text:style-name="P4"><text:span text:style-name="T5">CVSS</text:span></text:p>
          </draw:text-box>
        </draw:frame>
        <draw:polygon draw:style-name="gr12" draw:text-style-name="P13" draw:layer="layout" svg:width="0.351cm" svg:height="1.03cm" svg:x="5.342cm" svg:y="6.968cm" svg:viewBox="0 0 352 1031" draw:points="0,0 352,0 352,1031 0,1031">
          <text:p/>
        </draw:polygon>
        <draw:line draw:style-name="gr14" draw:text-style-name="P2" draw:layer="layout" svg:x1="5.693cm" svg:y1="8.007cm" svg:x2="5.342cm" svg:y2="8.007cm">
          <text:p/>
        </draw:line>
        <draw:polygon draw:style-name="gr12" draw:text-style-name="P13" draw:layer="layout" svg:width="1.759cm" svg:height="1.03cm" svg:x="5.693cm" svg:y="6.968cm" svg:viewBox="0 0 1760 1031" draw:points="0,0 1760,0 1760,1031 0,1031">
          <text:p/>
        </draw:polygon>
        <draw:line draw:style-name="gr13" draw:text-style-name="P2" draw:layer="layout" svg:x1="7.452cm" svg:y1="8.007cm" svg:x2="5.693cm" svg:y2="8.007cm">
          <text:p/>
        </draw:line>
        <draw:frame draw:style-name="gr10" draw:text-style-name="P11" draw:layer="layout" svg:width="0.696cm" svg:height="0.403cm" svg:x="4.287cm" svg:y="7.542cm">
          <draw:text-box>
            <text:p text:style-name="P4"><text:span text:style-name="T5">V3.0</text:span></text:p>
          </draw:text-box>
        </draw:frame>
        <draw:polygon draw:style-name="gr12" draw:text-style-name="P13" draw:layer="layout" svg:width="12.137cm" svg:height="1.03cm" svg:x="7.452cm" svg:y="6.968cm" svg:viewBox="0 0 12138 1031" draw:points="0,0 12138,0 12138,1031 0,1031">
          <text:p/>
        </draw:polygon>
        <draw:line draw:style-name="gr13" draw:text-style-name="P2" draw:layer="layout" svg:x1="19.589cm" svg:y1="8.007cm" svg:x2="7.452cm" svg:y2="8.007cm">
          <text:p/>
        </draw:line>
        <draw:frame draw:style-name="gr10" draw:text-style-name="P11" draw:layer="layout" svg:width="1.217cm" svg:height="0.403cm" svg:x="5.694cm" svg:y="7.204cm">
          <draw:text-box>
            <text:p text:style-name="P4"><text:span text:style-name="T5">PLUGIN</text:span></text:p>
          </draw:text-box>
        </draw:frame>
        <draw:line draw:style-name="gr16" draw:text-style-name="P2" draw:layer="layout" svg:x1="1.999cm" svg:y1="8.007cm" svg:x2="2.175cm" svg:y2="8.007cm">
          <text:p/>
        </draw:line>
        <draw:line draw:style-name="gr13" draw:text-style-name="P2" draw:layer="layout" svg:x1="2.175cm" svg:y1="8.942cm" svg:x2="1.999cm" svg:y2="8.942cm">
          <text:p/>
        </draw:line>
        <draw:line draw:style-name="gr16" draw:text-style-name="P2" draw:layer="layout" svg:x1="2.175cm" svg:y1="8.007cm" svg:x2="3.934cm" svg:y2="8.007cm">
          <text:p/>
        </draw:line>
        <draw:line draw:style-name="gr13" draw:text-style-name="P2" draw:layer="layout" svg:x1="3.934cm" svg:y1="8.942cm" svg:x2="2.175cm" svg:y2="8.942cm">
          <text:p/>
        </draw:line>
        <draw:polygon draw:style-name="gr3" draw:text-style-name="P3" draw:layer="layout" svg:width="1.759cm" svg:height="0.551cm" svg:x="2.175cm" svg:y="8.192cm" svg:viewBox="0 0 1760 552" draw:points="0,0 1760,0 1760,552 0,552">
          <text:p/>
        </draw:polygon>
        <draw:frame draw:style-name="gr10" draw:text-style-name="P11" draw:layer="layout" svg:width="0.929cm" svg:height="0.403cm" svg:x="7.453cm" svg:y="7.204cm">
          <draw:text-box>
            <text:p text:style-name="P4"><text:span text:style-name="T5">NAME</text:span></text:p>
          </draw:text-box>
        </draw:frame>
        <draw:line draw:style-name="gr17" draw:text-style-name="P2" draw:layer="layout" svg:x1="3.934cm" svg:y1="8.007cm" svg:x2="4.286cm" svg:y2="8.007cm">
          <text:p/>
        </draw:line>
        <draw:line draw:style-name="gr14" draw:text-style-name="P2" draw:layer="layout" svg:x1="4.286cm" svg:y1="8.942cm" svg:x2="3.934cm" svg:y2="8.942cm">
          <text:p/>
        </draw:line>
        <draw:line draw:style-name="gr18" draw:text-style-name="P2" draw:layer="layout" svg:x1="4.286cm" svg:y1="8.007cm" svg:x2="5.342cm" svg:y2="8.007cm">
          <text:p/>
        </draw:line>
        <draw:line draw:style-name="gr15" draw:text-style-name="P2" draw:layer="layout" svg:x1="5.342cm" svg:y1="8.942cm" svg:x2="4.286cm" svg:y2="8.942cm">
          <text:p/>
        </draw:line>
        <draw:frame draw:style-name="gr10" draw:text-style-name="P11" draw:layer="layout" svg:width="1.137cm" svg:height="0.281cm" svg:x="2.471cm" svg:y="8.357cm">
          <draw:text-box>
            <text:p text:style-name="P4"><text:span text:style-name="T6">CRITICAL</text:span></text:p>
          </draw:text-box>
        </draw:frame>
        <draw:line draw:style-name="gr17" draw:text-style-name="P2" draw:layer="layout" svg:x1="5.342cm" svg:y1="8.007cm" svg:x2="5.693cm" svg:y2="8.007cm">
          <text:p/>
        </draw:line>
        <draw:line draw:style-name="gr14" draw:text-style-name="P2" draw:layer="layout" svg:x1="5.693cm" svg:y1="8.942cm" svg:x2="5.342cm" svg:y2="8.942cm">
          <text:p/>
        </draw:line>
        <draw:line draw:style-name="gr16" draw:text-style-name="P2" draw:layer="layout" svg:x1="5.693cm" svg:y1="8.007cm" svg:x2="7.452cm" svg:y2="8.007cm">
          <text:p/>
        </draw:line>
        <draw:line draw:style-name="gr13" draw:text-style-name="P2" draw:layer="layout" svg:x1="7.452cm" svg:y1="8.942cm" svg:x2="5.693cm" svg:y2="8.942cm">
          <text:p/>
        </draw:line>
        <draw:frame draw:style-name="gr11" draw:text-style-name="P12" draw:layer="layout" svg:width="0.447cm" svg:height="0.352cm" svg:x="4.287cm" svg:y="8.336cm">
          <draw:text-box>
            <text:p text:style-name="P4"><text:span text:style-name="T4">9.8</text:span></text:p>
          </draw:text-box>
        </draw:frame>
        <draw:line draw:style-name="gr16" draw:text-style-name="P2" draw:layer="layout" svg:x1="7.452cm" svg:y1="8.007cm" svg:x2="19.589cm" svg:y2="8.007cm">
          <text:p/>
        </draw:line>
        <draw:line draw:style-name="gr13" draw:text-style-name="P2" draw:layer="layout" svg:x1="19.589cm" svg:y1="8.942cm" svg:x2="7.452cm" svg:y2="8.942cm">
          <text:p/>
        </draw:line>
        <draw:frame draw:style-name="gr11" draw:text-style-name="P12" draw:layer="layout" svg:width="1.069cm" svg:height="0.352cm" svg:x="5.694cm" svg:y="8.336cm">
          <draw:text-box>
            <text:p text:style-name="P4"><text:span text:style-name="T7">134862</text:span></text:p>
          </draw:text-box>
        </draw:frame>
        <draw:line draw:style-name="gr16" draw:text-style-name="P2" draw:layer="layout" svg:x1="1.999cm" svg:y1="8.942cm" svg:x2="2.175cm" svg:y2="8.942cm">
          <text:p/>
        </draw:line>
        <draw:line draw:style-name="gr13" draw:text-style-name="P2" draw:layer="layout" svg:x1="2.175cm" svg:y1="9.877cm" svg:x2="1.999cm" svg:y2="9.877cm">
          <text:p/>
        </draw:line>
        <draw:line draw:style-name="gr16" draw:text-style-name="P2" draw:layer="layout" svg:x1="2.175cm" svg:y1="8.942cm" svg:x2="3.934cm" svg:y2="8.942cm">
          <text:p/>
        </draw:line>
        <draw:line draw:style-name="gr13" draw:text-style-name="P2" draw:layer="layout" svg:x1="3.934cm" svg:y1="9.877cm" svg:x2="2.175cm" svg:y2="9.877cm">
          <text:p/>
        </draw:line>
        <draw:polygon draw:style-name="gr3" draw:text-style-name="P3" draw:layer="layout" svg:width="1.759cm" svg:height="0.551cm" svg:x="2.175cm" svg:y="9.127cm" svg:viewBox="0 0 1760 552" draw:points="0,0 1760,0 1760,552 0,552">
          <text:p/>
        </draw:polygon>
        <draw:frame draw:style-name="gr19" draw:text-style-name="P14" draw:layer="layout" svg:width="9.722cm" svg:height="0.352cm" svg:x="7.453cm" svg:y="8.372cm">
          <draw:text-box>
            <text:p text:style-name="P4"><text:span text:style-name="T4">Apache Tomcat AJP Connector Request Injection (Ghostcat)</text:span></text:p>
          </draw:text-box>
        </draw:frame>
        <draw:line draw:style-name="gr17" draw:text-style-name="P2" draw:layer="layout" svg:x1="3.934cm" svg:y1="8.942cm" svg:x2="4.286cm" svg:y2="8.942cm">
          <text:p/>
        </draw:line>
        <draw:line draw:style-name="gr14" draw:text-style-name="P2" draw:layer="layout" svg:x1="4.286cm" svg:y1="9.877cm" svg:x2="3.934cm" svg:y2="9.877cm">
          <text:p/>
        </draw:line>
        <draw:line draw:style-name="gr18" draw:text-style-name="P2" draw:layer="layout" svg:x1="4.286cm" svg:y1="8.942cm" svg:x2="5.342cm" svg:y2="8.942cm">
          <text:p/>
        </draw:line>
        <draw:line draw:style-name="gr15" draw:text-style-name="P2" draw:layer="layout" svg:x1="5.342cm" svg:y1="9.877cm" svg:x2="4.286cm" svg:y2="9.877cm">
          <text:p/>
        </draw:line>
        <draw:frame draw:style-name="gr10" draw:text-style-name="P11" draw:layer="layout" svg:width="1.137cm" svg:height="0.281cm" svg:x="2.471cm" svg:y="9.292cm">
          <draw:text-box>
            <text:p text:style-name="P4"><text:span text:style-name="T6">CRITICAL</text:span></text:p>
          </draw:text-box>
        </draw:frame>
        <draw:line draw:style-name="gr17" draw:text-style-name="P2" draw:layer="layout" svg:x1="5.342cm" svg:y1="8.942cm" svg:x2="5.693cm" svg:y2="8.942cm">
          <text:p/>
        </draw:line>
        <draw:line draw:style-name="gr14" draw:text-style-name="P2" draw:layer="layout" svg:x1="5.693cm" svg:y1="9.877cm" svg:x2="5.342cm" svg:y2="9.877cm">
          <text:p/>
        </draw:line>
        <draw:line draw:style-name="gr16" draw:text-style-name="P2" draw:layer="layout" svg:x1="5.693cm" svg:y1="8.942cm" svg:x2="7.452cm" svg:y2="8.942cm">
          <text:p/>
        </draw:line>
        <draw:line draw:style-name="gr13" draw:text-style-name="P2" draw:layer="layout" svg:x1="7.452cm" svg:y1="9.877cm" svg:x2="5.693cm" svg:y2="9.877cm">
          <text:p/>
        </draw:line>
        <draw:frame draw:style-name="gr11" draw:text-style-name="P12" draw:layer="layout" svg:width="0.447cm" svg:height="0.352cm" svg:x="4.287cm" svg:y="9.271cm">
          <draw:text-box>
            <text:p text:style-name="P4"><text:span text:style-name="T4">9.8</text:span></text:p>
          </draw:text-box>
        </draw:frame>
        <draw:line draw:style-name="gr16" draw:text-style-name="P2" draw:layer="layout" svg:x1="7.263cm" svg:y1="8.9cm" svg:x2="19.4cm" svg:y2="8.9cm">
          <text:p/>
        </draw:line>
        <draw:line draw:style-name="gr13" draw:text-style-name="P2" draw:layer="layout" svg:x1="19.589cm" svg:y1="9.877cm" svg:x2="7.452cm" svg:y2="9.877cm">
          <text:p/>
        </draw:line>
        <draw:frame draw:style-name="gr11" draw:text-style-name="P12" draw:layer="layout" svg:width="0.891cm" svg:height="0.352cm" svg:x="5.694cm" svg:y="9.271cm">
          <draw:text-box>
            <text:p text:style-name="P4"><text:span text:style-name="T7">51988</text:span></text:p>
          </draw:text-box>
        </draw:frame>
        <draw:line draw:style-name="gr16" draw:text-style-name="P2" draw:layer="layout" svg:x1="1.999cm" svg:y1="9.877cm" svg:x2="2.175cm" svg:y2="9.877cm">
          <text:p/>
        </draw:line>
        <draw:line draw:style-name="gr13" draw:text-style-name="P2" draw:layer="layout" svg:x1="2.175cm" svg:y1="10.812cm" svg:x2="1.999cm" svg:y2="10.812cm">
          <text:p/>
        </draw:line>
        <draw:line draw:style-name="gr16" draw:text-style-name="P2" draw:layer="layout" svg:x1="2.175cm" svg:y1="9.877cm" svg:x2="3.934cm" svg:y2="9.877cm">
          <text:p/>
        </draw:line>
        <draw:line draw:style-name="gr13" draw:text-style-name="P2" draw:layer="layout" svg:x1="3.934cm" svg:y1="10.812cm" svg:x2="2.175cm" svg:y2="10.812cm">
          <text:p/>
        </draw:line>
        <draw:polygon draw:style-name="gr3" draw:text-style-name="P3" draw:layer="layout" svg:width="1.759cm" svg:height="0.551cm" svg:x="2.175cm" svg:y="10.062cm" svg:viewBox="0 0 1760 552" draw:points="0,0 1760,0 1760,552 0,552">
          <text:p/>
        </draw:polygon>
        <draw:frame draw:style-name="gr11" draw:text-style-name="P12" draw:layer="layout" svg:width="4.925cm" svg:height="0.352cm" svg:x="7.453cm" svg:y="9.307cm">
          <draw:text-box>
            <text:p text:style-name="P4"><text:span text:style-name="T4">Bind Shell Backdoor Detection</text:span></text:p>
          </draw:text-box>
        </draw:frame>
        <draw:line draw:style-name="gr17" draw:text-style-name="P2" draw:layer="layout" svg:x1="3.934cm" svg:y1="9.877cm" svg:x2="4.286cm" svg:y2="9.877cm">
          <text:p/>
        </draw:line>
        <draw:line draw:style-name="gr14" draw:text-style-name="P2" draw:layer="layout" svg:x1="4.286cm" svg:y1="10.812cm" svg:x2="3.934cm" svg:y2="10.812cm">
          <text:p/>
        </draw:line>
        <draw:line draw:style-name="gr18" draw:text-style-name="P2" draw:layer="layout" svg:x1="4.286cm" svg:y1="9.877cm" svg:x2="5.342cm" svg:y2="9.877cm">
          <text:p/>
        </draw:line>
        <draw:line draw:style-name="gr15" draw:text-style-name="P2" draw:layer="layout" svg:x1="5.342cm" svg:y1="10.812cm" svg:x2="4.286cm" svg:y2="10.812cm">
          <text:p/>
        </draw:line>
        <draw:frame draw:style-name="gr10" draw:text-style-name="P11" draw:layer="layout" svg:width="1.137cm" svg:height="0.281cm" svg:x="2.471cm" svg:y="10.227cm">
          <draw:text-box>
            <text:p text:style-name="P4"><text:span text:style-name="T6">CRITICAL</text:span></text:p>
          </draw:text-box>
        </draw:frame>
        <draw:line draw:style-name="gr17" draw:text-style-name="P2" draw:layer="layout" svg:x1="5.342cm" svg:y1="9.877cm" svg:x2="5.693cm" svg:y2="9.877cm">
          <text:p/>
        </draw:line>
        <draw:line draw:style-name="gr14" draw:text-style-name="P2" draw:layer="layout" svg:x1="5.693cm" svg:y1="10.812cm" svg:x2="5.342cm" svg:y2="10.812cm">
          <text:p/>
        </draw:line>
        <draw:line draw:style-name="gr16" draw:text-style-name="P2" draw:layer="layout" svg:x1="5.693cm" svg:y1="9.877cm" svg:x2="7.452cm" svg:y2="9.877cm">
          <text:p/>
        </draw:line>
        <draw:line draw:style-name="gr13" draw:text-style-name="P2" draw:layer="layout" svg:x1="7.452cm" svg:y1="10.812cm" svg:x2="5.693cm" svg:y2="10.812cm">
          <text:p/>
        </draw:line>
        <draw:frame draw:style-name="gr11" draw:text-style-name="P12" draw:layer="layout" svg:width="0.447cm" svg:height="0.352cm" svg:x="4.287cm" svg:y="10.206cm">
          <draw:text-box>
            <text:p text:style-name="P4"><text:span text:style-name="T4">9.8</text:span></text:p>
          </draw:text-box>
        </draw:frame>
        <draw:line draw:style-name="gr16" draw:text-style-name="P2" draw:layer="layout" svg:x1="7.452cm" svg:y1="9.877cm" svg:x2="19.589cm" svg:y2="9.877cm">
          <text:p/>
        </draw:line>
        <draw:line draw:style-name="gr13" draw:text-style-name="P2" draw:layer="layout" svg:x1="19.589cm" svg:y1="10.812cm" svg:x2="7.452cm" svg:y2="10.812cm">
          <text:p/>
        </draw:line>
        <draw:frame draw:style-name="gr11" draw:text-style-name="P12" draw:layer="layout" svg:width="0.891cm" svg:height="0.352cm" svg:x="5.694cm" svg:y="10.206cm">
          <draw:text-box>
            <text:p text:style-name="P4"><text:span text:style-name="T7">20007</text:span></text:p>
          </draw:text-box>
        </draw:frame>
        <draw:line draw:style-name="gr16" draw:text-style-name="P2" draw:layer="layout" svg:x1="1.999cm" svg:y1="10.812cm" svg:x2="2.175cm" svg:y2="10.812cm">
          <text:p/>
        </draw:line>
        <draw:line draw:style-name="gr13" draw:text-style-name="P2" draw:layer="layout" svg:x1="2.175cm" svg:y1="11.747cm" svg:x2="1.999cm" svg:y2="11.747cm">
          <text:p/>
        </draw:line>
        <draw:line draw:style-name="gr16" draw:text-style-name="P2" draw:layer="layout" svg:x1="2.175cm" svg:y1="10.812cm" svg:x2="3.934cm" svg:y2="10.812cm">
          <text:p/>
        </draw:line>
        <draw:line draw:style-name="gr13" draw:text-style-name="P2" draw:layer="layout" svg:x1="3.934cm" svg:y1="11.747cm" svg:x2="2.175cm" svg:y2="11.747cm">
          <text:p/>
        </draw:line>
        <draw:polygon draw:style-name="gr3" draw:text-style-name="P3" draw:layer="layout" svg:width="1.759cm" svg:height="0.55cm" svg:x="2.175cm" svg:y="10.997cm" svg:viewBox="0 0 1760 551" draw:points="0,0 1760,0 1760,551 0,551">
          <text:p/>
        </draw:polygon>
        <draw:frame draw:style-name="gr11" draw:text-style-name="P12" draw:layer="layout" svg:width="6.513cm" svg:height="0.352cm" svg:x="7.453cm" svg:y="10.241cm">
          <draw:text-box>
            <text:p text:style-name="P4"><text:span text:style-name="T4">SSL Version 2 and 3 Protocol Detection</text:span></text:p>
          </draw:text-box>
        </draw:frame>
        <draw:line draw:style-name="gr17" draw:text-style-name="P2" draw:layer="layout" svg:x1="3.934cm" svg:y1="10.812cm" svg:x2="4.286cm" svg:y2="10.812cm">
          <text:p/>
        </draw:line>
        <draw:line draw:style-name="gr14" draw:text-style-name="P2" draw:layer="layout" svg:x1="4.286cm" svg:y1="11.747cm" svg:x2="3.934cm" svg:y2="11.747cm">
          <text:p/>
        </draw:line>
        <draw:line draw:style-name="gr18" draw:text-style-name="P2" draw:layer="layout" svg:x1="4.286cm" svg:y1="10.812cm" svg:x2="5.342cm" svg:y2="10.812cm">
          <text:p/>
        </draw:line>
        <draw:line draw:style-name="gr15" draw:text-style-name="P2" draw:layer="layout" svg:x1="5.342cm" svg:y1="11.747cm" svg:x2="4.286cm" svg:y2="11.747cm">
          <text:p/>
        </draw:line>
        <draw:frame draw:style-name="gr10" draw:text-style-name="P11" draw:layer="layout" svg:width="1.137cm" svg:height="0.281cm" svg:x="2.471cm" svg:y="11.162cm">
          <draw:text-box>
            <text:p text:style-name="P4"><text:span text:style-name="T6">CRITICAL</text:span></text:p>
          </draw:text-box>
        </draw:frame>
        <draw:line draw:style-name="gr17" draw:text-style-name="P2" draw:layer="layout" svg:x1="5.342cm" svg:y1="10.812cm" svg:x2="5.693cm" svg:y2="10.812cm">
          <text:p/>
        </draw:line>
        <draw:line draw:style-name="gr14" draw:text-style-name="P2" draw:layer="layout" svg:x1="5.693cm" svg:y1="11.747cm" svg:x2="5.342cm" svg:y2="11.747cm">
          <text:p/>
        </draw:line>
        <draw:line draw:style-name="gr16" draw:text-style-name="P2" draw:layer="layout" svg:x1="5.693cm" svg:y1="10.812cm" svg:x2="7.452cm" svg:y2="10.812cm">
          <text:p/>
        </draw:line>
        <draw:line draw:style-name="gr13" draw:text-style-name="P2" draw:layer="layout" svg:x1="7.452cm" svg:y1="11.747cm" svg:x2="5.693cm" svg:y2="11.747cm">
          <text:p/>
        </draw:line>
        <draw:frame draw:style-name="gr11" draw:text-style-name="P12" draw:layer="layout" svg:width="0.624cm" svg:height="0.352cm" svg:x="4.287cm" svg:y="11.141cm">
          <draw:text-box>
            <text:p text:style-name="P4"><text:span text:style-name="T4">10.0</text:span></text:p>
          </draw:text-box>
        </draw:frame>
        <draw:line draw:style-name="gr16" draw:text-style-name="P2" draw:layer="layout" svg:x1="7.452cm" svg:y1="10.812cm" svg:x2="19.589cm" svg:y2="10.812cm">
          <text:p/>
        </draw:line>
        <draw:line draw:style-name="gr13" draw:text-style-name="P2" draw:layer="layout" svg:x1="19.589cm" svg:y1="11.747cm" svg:x2="7.452cm" svg:y2="11.747cm">
          <text:p/>
        </draw:line>
        <draw:frame draw:style-name="gr11" draw:text-style-name="P12" draw:layer="layout" svg:width="0.891cm" svg:height="0.352cm" svg:x="5.694cm" svg:y="11.141cm">
          <draw:text-box>
            <text:p text:style-name="P4"><text:span text:style-name="T7">33850</text:span></text:p>
          </draw:text-box>
        </draw:frame>
        <draw:line draw:style-name="gr16" draw:text-style-name="P2" draw:layer="layout" svg:x1="1.999cm" svg:y1="11.747cm" svg:x2="2.175cm" svg:y2="11.747cm">
          <text:p/>
        </draw:line>
        <draw:line draw:style-name="gr13" draw:text-style-name="P2" draw:layer="layout" svg:x1="2.175cm" svg:y1="13.175cm" svg:x2="1.999cm" svg:y2="13.175cm">
          <text:p/>
        </draw:line>
        <draw:line draw:style-name="gr16" draw:text-style-name="P2" draw:layer="layout" svg:x1="2.175cm" svg:y1="11.747cm" svg:x2="3.934cm" svg:y2="11.747cm">
          <text:p/>
        </draw:line>
        <draw:line draw:style-name="gr13" draw:text-style-name="P2" draw:layer="layout" svg:x1="3.934cm" svg:y1="13.175cm" svg:x2="2.175cm" svg:y2="13.175cm">
          <text:p/>
        </draw:line>
        <draw:polygon draw:style-name="gr3" draw:text-style-name="P3" draw:layer="layout" svg:width="1.759cm" svg:height="0.55cm" svg:x="2.175cm" svg:y="11.932cm" svg:viewBox="0 0 1760 551" draw:points="0,0 1760,0 1760,551 0,551">
          <text:p/>
        </draw:polygon>
        <draw:frame draw:style-name="gr11" draw:text-style-name="P12" draw:layer="layout" svg:width="8.951cm" svg:height="0.352cm" svg:x="7.453cm" svg:y="11.176cm">
          <draw:text-box>
            <text:p text:style-name="P4"><text:span text:style-name="T4">Unix Operating System Unsupported Version Detection</text:span></text:p>
          </draw:text-box>
        </draw:frame>
        <draw:line draw:style-name="gr17" draw:text-style-name="P2" draw:layer="layout" svg:x1="3.934cm" svg:y1="11.747cm" svg:x2="4.286cm" svg:y2="11.747cm">
          <text:p/>
        </draw:line>
        <draw:line draw:style-name="gr14" draw:text-style-name="P2" draw:layer="layout" svg:x1="4.286cm" svg:y1="13.175cm" svg:x2="3.934cm" svg:y2="13.175cm">
          <text:p/>
        </draw:line>
        <draw:line draw:style-name="gr18" draw:text-style-name="P2" draw:layer="layout" svg:x1="4.286cm" svg:y1="11.747cm" svg:x2="5.342cm" svg:y2="11.747cm">
          <text:p/>
        </draw:line>
        <draw:line draw:style-name="gr15" draw:text-style-name="P2" draw:layer="layout" svg:x1="5.342cm" svg:y1="13.175cm" svg:x2="4.286cm" svg:y2="13.175cm">
          <text:p/>
        </draw:line>
        <draw:frame draw:style-name="gr10" draw:text-style-name="P11" draw:layer="layout" svg:width="1.137cm" svg:height="0.281cm" svg:x="2.471cm" svg:y="12.097cm">
          <draw:text-box>
            <text:p text:style-name="P4"><text:span text:style-name="T6">CRITICAL</text:span></text:p>
          </draw:text-box>
        </draw:frame>
        <draw:line draw:style-name="gr17" draw:text-style-name="P2" draw:layer="layout" svg:x1="5.342cm" svg:y1="11.747cm" svg:x2="5.693cm" svg:y2="11.747cm">
          <text:p/>
        </draw:line>
        <draw:line draw:style-name="gr14" draw:text-style-name="P2" draw:layer="layout" svg:x1="5.693cm" svg:y1="13.175cm" svg:x2="5.342cm" svg:y2="13.175cm">
          <text:p/>
        </draw:line>
        <draw:line draw:style-name="gr16" draw:text-style-name="P2" draw:layer="layout" svg:x1="5.693cm" svg:y1="11.747cm" svg:x2="7.452cm" svg:y2="11.747cm">
          <text:p/>
        </draw:line>
        <draw:line draw:style-name="gr13" draw:text-style-name="P2" draw:layer="layout" svg:x1="7.452cm" svg:y1="13.175cm" svg:x2="5.693cm" svg:y2="13.175cm">
          <text:p/>
        </draw:line>
        <draw:frame draw:style-name="gr11" draw:text-style-name="P12" draw:layer="layout" svg:width="0.76cm" svg:height="0.352cm" svg:x="4.287cm" svg:y="12.076cm">
          <draw:text-box>
            <text:p text:style-name="P4"><text:span text:style-name="T4">10.0*</text:span></text:p>
          </draw:text-box>
        </draw:frame>
        <draw:line draw:style-name="gr16" draw:text-style-name="P2" draw:layer="layout" svg:x1="7.452cm" svg:y1="11.747cm" svg:x2="19.589cm" svg:y2="11.747cm">
          <text:p/>
        </draw:line>
        <draw:line draw:style-name="gr13" draw:text-style-name="P2" draw:layer="layout" svg:x1="19.589cm" svg:y1="13.175cm" svg:x2="7.452cm" svg:y2="13.175cm">
          <text:p/>
        </draw:line>
        <draw:frame draw:style-name="gr11" draw:text-style-name="P12" draw:layer="layout" svg:width="0.891cm" svg:height="0.352cm" svg:x="5.694cm" svg:y="12.076cm">
          <draw:text-box>
            <text:p text:style-name="P4"><text:span text:style-name="T7">32314</text:span></text:p>
          </draw:text-box>
        </draw:frame>
        <draw:frame draw:style-name="gr11" draw:text-style-name="P12" draw:layer="layout" svg:width="10.361cm" svg:height="0.352cm" svg:x="7.453cm" svg:y="12.111cm">
          <draw:text-box>
            <text:p text:style-name="P4"><text:span text:style-name="T4">Debian OpenSSH/OpenSSL Package Random Number Generator</text:span></text:p>
          </draw:text-box>
        </draw:frame>
        <draw:line draw:style-name="gr16" draw:text-style-name="P2" draw:layer="layout" svg:x1="1.999cm" svg:y1="13.175cm" svg:x2="2.175cm" svg:y2="13.175cm">
          <text:p/>
        </draw:line>
        <draw:line draw:style-name="gr13" draw:text-style-name="P2" draw:layer="layout" svg:x1="2.175cm" svg:y1="14.604cm" svg:x2="1.999cm" svg:y2="14.604cm">
          <text:p/>
        </draw:line>
        <draw:line draw:style-name="gr16" draw:text-style-name="P2" draw:layer="layout" svg:x1="2.175cm" svg:y1="13.175cm" svg:x2="3.934cm" svg:y2="13.175cm">
          <text:p/>
        </draw:line>
        <draw:line draw:style-name="gr13" draw:text-style-name="P2" draw:layer="layout" svg:x1="3.934cm" svg:y1="14.604cm" svg:x2="2.175cm" svg:y2="14.604cm">
          <text:p/>
        </draw:line>
        <draw:polygon draw:style-name="gr3" draw:text-style-name="P3" draw:layer="layout" svg:width="1.759cm" svg:height="0.55cm" svg:x="2.175cm" svg:y="13.361cm" svg:viewBox="0 0 1760 551" draw:points="0,0 1760,0 1760,551 0,551">
          <text:p/>
        </draw:polygon>
        <draw:frame draw:style-name="gr11" draw:text-style-name="P12" draw:layer="layout" svg:width="1.543cm" svg:height="0.352cm" svg:x="7.453cm" svg:y="12.605cm">
          <draw:text-box>
            <text:p text:style-name="P4"><text:span text:style-name="T4">Weakness</text:span></text:p>
          </draw:text-box>
        </draw:frame>
        <draw:line draw:style-name="gr17" draw:text-style-name="P2" draw:layer="layout" svg:x1="3.934cm" svg:y1="13.175cm" svg:x2="4.286cm" svg:y2="13.175cm">
          <text:p/>
        </draw:line>
        <draw:line draw:style-name="gr14" draw:text-style-name="P2" draw:layer="layout" svg:x1="4.286cm" svg:y1="14.604cm" svg:x2="3.934cm" svg:y2="14.604cm">
          <text:p/>
        </draw:line>
        <draw:line draw:style-name="gr18" draw:text-style-name="P2" draw:layer="layout" svg:x1="4.286cm" svg:y1="13.175cm" svg:x2="5.342cm" svg:y2="13.175cm">
          <text:p/>
        </draw:line>
        <draw:line draw:style-name="gr15" draw:text-style-name="P2" draw:layer="layout" svg:x1="5.342cm" svg:y1="14.604cm" svg:x2="4.286cm" svg:y2="14.604cm">
          <text:p/>
        </draw:line>
        <draw:frame draw:style-name="gr10" draw:text-style-name="P11" draw:layer="layout" svg:width="1.137cm" svg:height="0.281cm" svg:x="2.471cm" svg:y="13.525cm">
          <draw:text-box>
            <text:p text:style-name="P4"><text:span text:style-name="T6">CRITICAL</text:span></text:p>
          </draw:text-box>
        </draw:frame>
        <draw:line draw:style-name="gr17" draw:text-style-name="P2" draw:layer="layout" svg:x1="5.342cm" svg:y1="13.175cm" svg:x2="5.693cm" svg:y2="13.175cm">
          <text:p/>
        </draw:line>
        <draw:line draw:style-name="gr14" draw:text-style-name="P2" draw:layer="layout" svg:x1="5.693cm" svg:y1="14.604cm" svg:x2="5.342cm" svg:y2="14.604cm">
          <text:p/>
        </draw:line>
        <draw:line draw:style-name="gr16" draw:text-style-name="P2" draw:layer="layout" svg:x1="5.693cm" svg:y1="13.175cm" svg:x2="7.452cm" svg:y2="13.175cm">
          <text:p/>
        </draw:line>
        <draw:line draw:style-name="gr13" draw:text-style-name="P2" draw:layer="layout" svg:x1="7.452cm" svg:y1="14.604cm" svg:x2="5.693cm" svg:y2="14.604cm">
          <text:p/>
        </draw:line>
        <draw:frame draw:style-name="gr11" draw:text-style-name="P12" draw:layer="layout" svg:width="0.76cm" svg:height="0.352cm" svg:x="4.287cm" svg:y="13.505cm">
          <draw:text-box>
            <text:p text:style-name="P4"><text:span text:style-name="T4">10.0*</text:span></text:p>
          </draw:text-box>
        </draw:frame>
        <draw:line draw:style-name="gr16" draw:text-style-name="P2" draw:layer="layout" svg:x1="7.452cm" svg:y1="13.175cm" svg:x2="19.589cm" svg:y2="13.175cm">
          <text:p/>
        </draw:line>
        <draw:line draw:style-name="gr13" draw:text-style-name="P2" draw:layer="layout" svg:x1="19.589cm" svg:y1="14.604cm" svg:x2="7.452cm" svg:y2="14.604cm">
          <text:p/>
        </draw:line>
        <draw:frame draw:style-name="gr11" draw:text-style-name="P12" draw:layer="layout" svg:width="0.891cm" svg:height="0.352cm" svg:x="5.694cm" svg:y="13.505cm">
          <draw:text-box>
            <text:p text:style-name="P4"><text:span text:style-name="T7">32321</text:span></text:p>
          </draw:text-box>
        </draw:frame>
        <draw:frame draw:style-name="gr11" draw:text-style-name="P12" draw:layer="layout" svg:width="10.361cm" svg:height="0.352cm" svg:x="7.453cm" svg:y="13.54cm">
          <draw:text-box>
            <text:p text:style-name="P4"><text:span text:style-name="T4">Debian OpenSSH/OpenSSL Package Random Number Generator</text:span></text:p>
          </draw:text-box>
        </draw:frame>
        <draw:line draw:style-name="gr16" draw:text-style-name="P2" draw:layer="layout" svg:x1="1.999cm" svg:y1="14.604cm" svg:x2="2.175cm" svg:y2="14.604cm">
          <text:p/>
        </draw:line>
        <draw:line draw:style-name="gr13" draw:text-style-name="P2" draw:layer="layout" svg:x1="2.175cm" svg:y1="15.539cm" svg:x2="1.999cm" svg:y2="15.539cm">
          <text:p/>
        </draw:line>
        <draw:line draw:style-name="gr16" draw:text-style-name="P2" draw:layer="layout" svg:x1="2.175cm" svg:y1="14.604cm" svg:x2="3.934cm" svg:y2="14.604cm">
          <text:p/>
        </draw:line>
        <draw:line draw:style-name="gr13" draw:text-style-name="P2" draw:layer="layout" svg:x1="3.934cm" svg:y1="15.539cm" svg:x2="2.175cm" svg:y2="15.539cm">
          <text:p/>
        </draw:line>
        <draw:polygon draw:style-name="gr3" draw:text-style-name="P3" draw:layer="layout" svg:width="1.759cm" svg:height="0.551cm" svg:x="2.175cm" svg:y="14.789cm" svg:viewBox="0 0 1760 552" draw:points="0,0 1760,0 1760,552 0,552">
          <text:p/>
        </draw:polygon>
        <draw:frame draw:style-name="gr11" draw:text-style-name="P12" draw:layer="layout" svg:width="3.55cm" svg:height="0.352cm" svg:x="7.453cm" svg:y="14.034cm">
          <draw:text-box>
            <text:p text:style-name="P4"><text:span text:style-name="T4">Weakness (SSL check)</text:span></text:p>
          </draw:text-box>
        </draw:frame>
        <draw:line draw:style-name="gr17" draw:text-style-name="P2" draw:layer="layout" svg:x1="3.934cm" svg:y1="14.604cm" svg:x2="4.286cm" svg:y2="14.604cm">
          <text:p/>
        </draw:line>
        <draw:line draw:style-name="gr14" draw:text-style-name="P2" draw:layer="layout" svg:x1="4.286cm" svg:y1="15.539cm" svg:x2="3.934cm" svg:y2="15.539cm">
          <text:p/>
        </draw:line>
        <draw:line draw:style-name="gr18" draw:text-style-name="P2" draw:layer="layout" svg:x1="4.286cm" svg:y1="14.604cm" svg:x2="5.342cm" svg:y2="14.604cm">
          <text:p/>
        </draw:line>
        <draw:line draw:style-name="gr15" draw:text-style-name="P2" draw:layer="layout" svg:x1="5.342cm" svg:y1="15.539cm" svg:x2="4.286cm" svg:y2="15.539cm">
          <text:p/>
        </draw:line>
        <draw:frame draw:style-name="gr10" draw:text-style-name="P11" draw:layer="layout" svg:width="1.137cm" svg:height="0.281cm" svg:x="2.471cm" svg:y="14.954cm">
          <draw:text-box>
            <text:p text:style-name="P4"><text:span text:style-name="T6">CRITICAL</text:span></text:p>
          </draw:text-box>
        </draw:frame>
        <draw:line draw:style-name="gr17" draw:text-style-name="P2" draw:layer="layout" svg:x1="5.342cm" svg:y1="14.604cm" svg:x2="5.693cm" svg:y2="14.604cm">
          <text:p/>
        </draw:line>
        <draw:line draw:style-name="gr14" draw:text-style-name="P2" draw:layer="layout" svg:x1="5.693cm" svg:y1="15.539cm" svg:x2="5.342cm" svg:y2="15.539cm">
          <text:p/>
        </draw:line>
        <draw:line draw:style-name="gr16" draw:text-style-name="P2" draw:layer="layout" svg:x1="5.693cm" svg:y1="14.604cm" svg:x2="7.452cm" svg:y2="14.604cm">
          <text:p/>
        </draw:line>
        <draw:line draw:style-name="gr13" draw:text-style-name="P2" draw:layer="layout" svg:x1="7.452cm" svg:y1="15.539cm" svg:x2="5.693cm" svg:y2="15.539cm">
          <text:p/>
        </draw:line>
        <draw:frame draw:style-name="gr11" draw:text-style-name="P12" draw:layer="layout" svg:width="0.76cm" svg:height="0.352cm" svg:x="4.287cm" svg:y="14.933cm">
          <draw:text-box>
            <text:p text:style-name="P4"><text:span text:style-name="T4">10.0*</text:span></text:p>
          </draw:text-box>
        </draw:frame>
        <draw:line draw:style-name="gr16" draw:text-style-name="P2" draw:layer="layout" svg:x1="7.452cm" svg:y1="14.604cm" svg:x2="19.589cm" svg:y2="14.604cm">
          <text:p/>
        </draw:line>
        <draw:line draw:style-name="gr13" draw:text-style-name="P2" draw:layer="layout" svg:x1="19.589cm" svg:y1="15.539cm" svg:x2="7.452cm" svg:y2="15.539cm">
          <text:p/>
        </draw:line>
        <draw:frame draw:style-name="gr11" draw:text-style-name="P12" draw:layer="layout" svg:width="0.891cm" svg:height="0.352cm" svg:x="5.694cm" svg:y="14.933cm">
          <draw:text-box>
            <text:p text:style-name="P4"><text:span text:style-name="T7">11356</text:span></text:p>
          </draw:text-box>
        </draw:frame>
        <draw:line draw:style-name="gr16" draw:text-style-name="P2" draw:layer="layout" svg:x1="1.999cm" svg:y1="15.539cm" svg:x2="2.175cm" svg:y2="15.539cm">
          <text:p/>
        </draw:line>
        <draw:line draw:style-name="gr13" draw:text-style-name="P2" draw:layer="layout" svg:x1="2.175cm" svg:y1="16.474cm" svg:x2="1.999cm" svg:y2="16.474cm">
          <text:p/>
        </draw:line>
        <draw:line draw:style-name="gr16" draw:text-style-name="P2" draw:layer="layout" svg:x1="2.175cm" svg:y1="15.539cm" svg:x2="3.934cm" svg:y2="15.539cm">
          <text:p/>
        </draw:line>
        <draw:line draw:style-name="gr13" draw:text-style-name="P2" draw:layer="layout" svg:x1="3.934cm" svg:y1="16.474cm" svg:x2="2.175cm" svg:y2="16.474cm">
          <text:p/>
        </draw:line>
        <draw:polygon draw:style-name="gr3" draw:text-style-name="P3" draw:layer="layout" svg:width="1.759cm" svg:height="0.551cm" svg:x="2.175cm" svg:y="15.724cm" svg:viewBox="0 0 1760 552" draw:points="0,0 1760,0 1760,552 0,552">
          <text:p/>
        </draw:polygon>
        <draw:frame draw:style-name="gr11" draw:text-style-name="P12" draw:layer="layout" svg:width="6.991cm" svg:height="0.352cm" svg:x="7.453cm" svg:y="14.969cm">
          <draw:text-box>
            <text:p text:style-name="P4"><text:span text:style-name="T4">NFS Exported Share Information Disclosure</text:span></text:p>
          </draw:text-box>
        </draw:frame>
        <draw:line draw:style-name="gr17" draw:text-style-name="P2" draw:layer="layout" svg:x1="3.934cm" svg:y1="15.539cm" svg:x2="4.286cm" svg:y2="15.539cm">
          <text:p/>
        </draw:line>
        <draw:line draw:style-name="gr14" draw:text-style-name="P2" draw:layer="layout" svg:x1="4.286cm" svg:y1="16.474cm" svg:x2="3.934cm" svg:y2="16.474cm">
          <text:p/>
        </draw:line>
        <draw:line draw:style-name="gr18" draw:text-style-name="P2" draw:layer="layout" svg:x1="4.286cm" svg:y1="15.539cm" svg:x2="5.342cm" svg:y2="15.539cm">
          <text:p/>
        </draw:line>
        <draw:line draw:style-name="gr15" draw:text-style-name="P2" draw:layer="layout" svg:x1="5.342cm" svg:y1="16.474cm" svg:x2="4.286cm" svg:y2="16.474cm">
          <text:p/>
        </draw:line>
        <draw:frame draw:style-name="gr10" draw:text-style-name="P11" draw:layer="layout" svg:width="1.137cm" svg:height="0.281cm" svg:x="2.471cm" svg:y="15.889cm">
          <draw:text-box>
            <text:p text:style-name="P4"><text:span text:style-name="T6">CRITICAL</text:span></text:p>
          </draw:text-box>
        </draw:frame>
        <draw:line draw:style-name="gr17" draw:text-style-name="P2" draw:layer="layout" svg:x1="5.342cm" svg:y1="15.539cm" svg:x2="5.693cm" svg:y2="15.539cm">
          <text:p/>
        </draw:line>
        <draw:line draw:style-name="gr14" draw:text-style-name="P2" draw:layer="layout" svg:x1="5.693cm" svg:y1="16.474cm" svg:x2="5.342cm" svg:y2="16.474cm">
          <text:p/>
        </draw:line>
        <draw:line draw:style-name="gr16" draw:text-style-name="P2" draw:layer="layout" svg:x1="5.693cm" svg:y1="15.539cm" svg:x2="7.452cm" svg:y2="15.539cm">
          <text:p/>
        </draw:line>
        <draw:line draw:style-name="gr13" draw:text-style-name="P2" draw:layer="layout" svg:x1="7.452cm" svg:y1="16.474cm" svg:x2="5.693cm" svg:y2="16.474cm">
          <text:p/>
        </draw:line>
        <draw:frame draw:style-name="gr11" draw:text-style-name="P12" draw:layer="layout" svg:width="0.76cm" svg:height="0.352cm" svg:x="4.287cm" svg:y="15.868cm">
          <draw:text-box>
            <text:p text:style-name="P4"><text:span text:style-name="T4">10.0*</text:span></text:p>
          </draw:text-box>
        </draw:frame>
        <draw:line draw:style-name="gr16" draw:text-style-name="P2" draw:layer="layout" svg:x1="7.452cm" svg:y1="15.539cm" svg:x2="19.589cm" svg:y2="15.539cm">
          <text:p/>
        </draw:line>
        <draw:line draw:style-name="gr13" draw:text-style-name="P2" draw:layer="layout" svg:x1="19.589cm" svg:y1="16.474cm" svg:x2="7.452cm" svg:y2="16.474cm">
          <text:p/>
        </draw:line>
        <draw:frame draw:style-name="gr11" draw:text-style-name="P12" draw:layer="layout" svg:width="0.891cm" svg:height="0.352cm" svg:x="5.694cm" svg:y="15.868cm">
          <draw:text-box>
            <text:p text:style-name="P4"><text:span text:style-name="T7">61708</text:span></text:p>
          </draw:text-box>
        </draw:frame>
        <draw:line draw:style-name="gr16" draw:text-style-name="P2" draw:layer="layout" svg:x1="1.999cm" svg:y1="16.474cm" svg:x2="2.175cm" svg:y2="16.474cm">
          <text:p/>
        </draw:line>
        <draw:line draw:style-name="gr13" draw:text-style-name="P2" draw:layer="layout" svg:x1="2.175cm" svg:y1="17.409cm" svg:x2="1.999cm" svg:y2="17.409cm">
          <text:p/>
        </draw:line>
        <draw:line draw:style-name="gr16" draw:text-style-name="P2" draw:layer="layout" svg:x1="2.175cm" svg:y1="16.474cm" svg:x2="3.934cm" svg:y2="16.474cm">
          <text:p/>
        </draw:line>
        <draw:line draw:style-name="gr13" draw:text-style-name="P2" draw:layer="layout" svg:x1="3.934cm" svg:y1="17.409cm" svg:x2="2.175cm" svg:y2="17.409cm">
          <text:p/>
        </draw:line>
        <draw:polygon draw:style-name="gr5" draw:text-style-name="P6" draw:layer="layout" svg:width="1.759cm" svg:height="0.55cm" svg:x="2.175cm" svg:y="16.659cm" svg:viewBox="0 0 1760 551" draw:points="0,0 1760,0 1760,551 0,551">
          <text:p/>
        </draw:polygon>
        <draw:frame draw:style-name="gr11" draw:text-style-name="P12" draw:layer="layout" svg:width="5.294cm" svg:height="0.352cm" svg:x="7.453cm" svg:y="15.903cm">
          <draw:text-box>
            <text:p text:style-name="P4"><text:span text:style-name="T4">VNC Server 'password' Password</text:span></text:p>
          </draw:text-box>
        </draw:frame>
        <draw:line draw:style-name="gr17" draw:text-style-name="P2" draw:layer="layout" svg:x1="3.934cm" svg:y1="16.474cm" svg:x2="4.286cm" svg:y2="16.474cm">
          <text:p/>
        </draw:line>
        <draw:line draw:style-name="gr14" draw:text-style-name="P2" draw:layer="layout" svg:x1="4.286cm" svg:y1="17.409cm" svg:x2="3.934cm" svg:y2="17.409cm">
          <text:p/>
        </draw:line>
        <draw:line draw:style-name="gr18" draw:text-style-name="P2" draw:layer="layout" svg:x1="4.286cm" svg:y1="16.474cm" svg:x2="5.342cm" svg:y2="16.474cm">
          <text:p/>
        </draw:line>
        <draw:line draw:style-name="gr15" draw:text-style-name="P2" draw:layer="layout" svg:x1="5.342cm" svg:y1="17.409cm" svg:x2="4.286cm" svg:y2="17.409cm">
          <text:p/>
        </draw:line>
        <draw:frame draw:style-name="gr10" draw:text-style-name="P11" draw:layer="layout" svg:width="0.679cm" svg:height="0.281cm" svg:x="2.705cm" svg:y="16.824cm">
          <draw:text-box>
            <text:p text:style-name="P4"><text:span text:style-name="T6">HIGH</text:span></text:p>
          </draw:text-box>
        </draw:frame>
        <draw:line draw:style-name="gr17" draw:text-style-name="P2" draw:layer="layout" svg:x1="5.342cm" svg:y1="16.474cm" svg:x2="5.693cm" svg:y2="16.474cm">
          <text:p/>
        </draw:line>
        <draw:line draw:style-name="gr14" draw:text-style-name="P2" draw:layer="layout" svg:x1="5.693cm" svg:y1="17.409cm" svg:x2="5.342cm" svg:y2="17.409cm">
          <text:p/>
        </draw:line>
        <draw:line draw:style-name="gr16" draw:text-style-name="P2" draw:layer="layout" svg:x1="5.693cm" svg:y1="16.474cm" svg:x2="7.452cm" svg:y2="16.474cm">
          <text:p/>
        </draw:line>
        <draw:line draw:style-name="gr13" draw:text-style-name="P2" draw:layer="layout" svg:x1="7.452cm" svg:y1="17.409cm" svg:x2="5.693cm" svg:y2="17.409cm">
          <text:p/>
        </draw:line>
        <draw:frame draw:style-name="gr11" draw:text-style-name="P12" draw:layer="layout" svg:width="0.447cm" svg:height="0.352cm" svg:x="4.287cm" svg:y="16.803cm">
          <draw:text-box>
            <text:p text:style-name="P4"><text:span text:style-name="T4">8.6</text:span></text:p>
          </draw:text-box>
        </draw:frame>
        <draw:line draw:style-name="gr16" draw:text-style-name="P2" draw:layer="layout" svg:x1="7.452cm" svg:y1="16.474cm" svg:x2="19.589cm" svg:y2="16.474cm">
          <text:p/>
        </draw:line>
        <draw:line draw:style-name="gr13" draw:text-style-name="P2" draw:layer="layout" svg:x1="19.589cm" svg:y1="17.409cm" svg:x2="7.452cm" svg:y2="17.409cm">
          <text:p/>
        </draw:line>
        <draw:frame draw:style-name="gr11" draw:text-style-name="P12" draw:layer="layout" svg:width="1.069cm" svg:height="0.352cm" svg:x="5.694cm" svg:y="16.803cm">
          <draw:text-box>
            <text:p text:style-name="P4"><text:span text:style-name="T7">136769</text:span></text:p>
          </draw:text-box>
        </draw:frame>
        <draw:line draw:style-name="gr16" draw:text-style-name="P2" draw:layer="layout" svg:x1="1.999cm" svg:y1="17.409cm" svg:x2="2.175cm" svg:y2="17.409cm">
          <text:p/>
        </draw:line>
        <draw:line draw:style-name="gr13" draw:text-style-name="P2" draw:layer="layout" svg:x1="2.175cm" svg:y1="18.344cm" svg:x2="1.999cm" svg:y2="18.344cm">
          <text:p/>
        </draw:line>
        <draw:line draw:style-name="gr16" draw:text-style-name="P2" draw:layer="layout" svg:x1="2.175cm" svg:y1="17.409cm" svg:x2="3.934cm" svg:y2="17.409cm">
          <text:p/>
        </draw:line>
        <draw:line draw:style-name="gr13" draw:text-style-name="P2" draw:layer="layout" svg:x1="3.934cm" svg:y1="18.344cm" svg:x2="2.175cm" svg:y2="18.344cm">
          <text:p/>
        </draw:line>
        <draw:polygon draw:style-name="gr5" draw:text-style-name="P6" draw:layer="layout" svg:width="1.759cm" svg:height="0.55cm" svg:x="2.175cm" svg:y="17.594cm" svg:viewBox="0 0 1760 551" draw:points="0,0 1760,0 1760,551 0,551">
          <text:p/>
        </draw:polygon>
        <draw:frame draw:style-name="gr11" draw:text-style-name="P12" draw:layer="layout" svg:width="7.436cm" svg:height="0.352cm" svg:x="7.453cm" svg:y="16.838cm">
          <draw:text-box>
            <text:p text:style-name="P4"><text:span text:style-name="T4">ISC BIND Service Downgrade / Reflected DoS</text:span></text:p>
          </draw:text-box>
        </draw:frame>
        <draw:line draw:style-name="gr17" draw:text-style-name="P2" draw:layer="layout" svg:x1="3.934cm" svg:y1="17.409cm" svg:x2="4.286cm" svg:y2="17.409cm">
          <text:p/>
        </draw:line>
        <draw:line draw:style-name="gr14" draw:text-style-name="P2" draw:layer="layout" svg:x1="4.286cm" svg:y1="18.344cm" svg:x2="3.934cm" svg:y2="18.344cm">
          <text:p/>
        </draw:line>
        <draw:line draw:style-name="gr18" draw:text-style-name="P2" draw:layer="layout" svg:x1="4.286cm" svg:y1="17.409cm" svg:x2="5.342cm" svg:y2="17.409cm">
          <text:p/>
        </draw:line>
        <draw:line draw:style-name="gr15" draw:text-style-name="P2" draw:layer="layout" svg:x1="5.342cm" svg:y1="18.344cm" svg:x2="4.286cm" svg:y2="18.344cm">
          <text:p/>
        </draw:line>
        <draw:frame draw:style-name="gr10" draw:text-style-name="P11" draw:layer="layout" svg:width="0.679cm" svg:height="0.281cm" svg:x="2.705cm" svg:y="17.759cm">
          <draw:text-box>
            <text:p text:style-name="P4"><text:span text:style-name="T6">HIGH</text:span></text:p>
          </draw:text-box>
        </draw:frame>
        <draw:line draw:style-name="gr17" draw:text-style-name="P2" draw:layer="layout" svg:x1="5.342cm" svg:y1="17.409cm" svg:x2="5.693cm" svg:y2="17.409cm">
          <text:p/>
        </draw:line>
        <draw:line draw:style-name="gr14" draw:text-style-name="P2" draw:layer="layout" svg:x1="5.693cm" svg:y1="18.344cm" svg:x2="5.342cm" svg:y2="18.344cm">
          <text:p/>
        </draw:line>
        <draw:line draw:style-name="gr16" draw:text-style-name="P2" draw:layer="layout" svg:x1="5.693cm" svg:y1="17.409cm" svg:x2="7.452cm" svg:y2="17.409cm">
          <text:p/>
        </draw:line>
        <draw:line draw:style-name="gr13" draw:text-style-name="P2" draw:layer="layout" svg:x1="7.452cm" svg:y1="18.344cm" svg:x2="5.693cm" svg:y2="18.344cm">
          <text:p/>
        </draw:line>
        <draw:frame draw:style-name="gr11" draw:text-style-name="P12" draw:layer="layout" svg:width="0.447cm" svg:height="0.352cm" svg:x="4.287cm" svg:y="17.738cm">
          <draw:text-box>
            <text:p text:style-name="P4"><text:span text:style-name="T4">7.5</text:span></text:p>
          </draw:text-box>
        </draw:frame>
        <draw:line draw:style-name="gr16" draw:text-style-name="P2" draw:layer="layout" svg:x1="7.452cm" svg:y1="17.409cm" svg:x2="19.589cm" svg:y2="17.409cm">
          <text:p/>
        </draw:line>
        <draw:line draw:style-name="gr13" draw:text-style-name="P2" draw:layer="layout" svg:x1="19.589cm" svg:y1="18.344cm" svg:x2="7.452cm" svg:y2="18.344cm">
          <text:p/>
        </draw:line>
        <draw:frame draw:style-name="gr11" draw:text-style-name="P12" draw:layer="layout" svg:width="0.891cm" svg:height="0.352cm" svg:x="5.694cm" svg:y="17.738cm">
          <draw:text-box>
            <text:p text:style-name="P4"><text:span text:style-name="T7">42256</text:span></text:p>
          </draw:text-box>
        </draw:frame>
        <draw:line draw:style-name="gr16" draw:text-style-name="P2" draw:layer="layout" svg:x1="1.999cm" svg:y1="18.344cm" svg:x2="2.175cm" svg:y2="18.344cm">
          <text:p/>
        </draw:line>
        <draw:line draw:style-name="gr13" draw:text-style-name="P2" draw:layer="layout" svg:x1="2.175cm" svg:y1="19.279cm" svg:x2="1.999cm" svg:y2="19.279cm">
          <text:p/>
        </draw:line>
        <draw:line draw:style-name="gr16" draw:text-style-name="P2" draw:layer="layout" svg:x1="2.175cm" svg:y1="18.344cm" svg:x2="3.934cm" svg:y2="18.344cm">
          <text:p/>
        </draw:line>
        <draw:line draw:style-name="gr13" draw:text-style-name="P2" draw:layer="layout" svg:x1="3.934cm" svg:y1="19.279cm" svg:x2="2.175cm" svg:y2="19.279cm">
          <text:p/>
        </draw:line>
        <draw:polygon draw:style-name="gr5" draw:text-style-name="P6" draw:layer="layout" svg:width="1.759cm" svg:height="0.55cm" svg:x="2.175cm" svg:y="18.529cm" svg:viewBox="0 0 1760 551" draw:points="0,0 1760,0 1760,551 0,551">
          <text:p/>
        </draw:polygon>
        <draw:frame draw:style-name="gr11" draw:text-style-name="P12" draw:layer="layout" svg:width="4.557cm" svg:height="0.352cm" svg:x="7.453cm" svg:y="17.773cm">
          <draw:text-box>
            <text:p text:style-name="P4"><text:span text:style-name="T4">NFS Shares World Readable</text:span></text:p>
          </draw:text-box>
        </draw:frame>
        <draw:line draw:style-name="gr17" draw:text-style-name="P2" draw:layer="layout" svg:x1="3.934cm" svg:y1="18.344cm" svg:x2="4.286cm" svg:y2="18.344cm">
          <text:p/>
        </draw:line>
        <draw:line draw:style-name="gr14" draw:text-style-name="P2" draw:layer="layout" svg:x1="4.286cm" svg:y1="19.279cm" svg:x2="3.934cm" svg:y2="19.279cm">
          <text:p/>
        </draw:line>
        <draw:line draw:style-name="gr18" draw:text-style-name="P2" draw:layer="layout" svg:x1="4.286cm" svg:y1="18.344cm" svg:x2="5.342cm" svg:y2="18.344cm">
          <text:p/>
        </draw:line>
        <draw:line draw:style-name="gr15" draw:text-style-name="P2" draw:layer="layout" svg:x1="5.342cm" svg:y1="19.279cm" svg:x2="4.286cm" svg:y2="19.279cm">
          <text:p/>
        </draw:line>
        <draw:frame draw:style-name="gr10" draw:text-style-name="P11" draw:layer="layout" svg:width="0.679cm" svg:height="0.281cm" svg:x="2.705cm" svg:y="18.693cm">
          <draw:text-box>
            <text:p text:style-name="P4"><text:span text:style-name="T6">HIGH</text:span></text:p>
          </draw:text-box>
        </draw:frame>
        <draw:line draw:style-name="gr17" draw:text-style-name="P2" draw:layer="layout" svg:x1="5.342cm" svg:y1="18.344cm" svg:x2="5.693cm" svg:y2="18.344cm">
          <text:p/>
        </draw:line>
        <draw:line draw:style-name="gr14" draw:text-style-name="P2" draw:layer="layout" svg:x1="5.693cm" svg:y1="19.279cm" svg:x2="5.342cm" svg:y2="19.279cm">
          <text:p/>
        </draw:line>
        <draw:line draw:style-name="gr16" draw:text-style-name="P2" draw:layer="layout" svg:x1="5.693cm" svg:y1="18.344cm" svg:x2="7.452cm" svg:y2="18.344cm">
          <text:p/>
        </draw:line>
        <draw:line draw:style-name="gr13" draw:text-style-name="P2" draw:layer="layout" svg:x1="7.452cm" svg:y1="19.279cm" svg:x2="5.693cm" svg:y2="19.279cm">
          <text:p/>
        </draw:line>
        <draw:frame draw:style-name="gr11" draw:text-style-name="P12" draw:layer="layout" svg:width="0.447cm" svg:height="0.352cm" svg:x="4.287cm" svg:y="18.673cm">
          <draw:text-box>
            <text:p text:style-name="P4"><text:span text:style-name="T4">7.5</text:span></text:p>
          </draw:text-box>
        </draw:frame>
        <draw:line draw:style-name="gr16" draw:text-style-name="P2" draw:layer="layout" svg:x1="7.452cm" svg:y1="18.344cm" svg:x2="19.589cm" svg:y2="18.344cm">
          <text:p/>
        </draw:line>
        <draw:line draw:style-name="gr13" draw:text-style-name="P2" draw:layer="layout" svg:x1="19.589cm" svg:y1="19.279cm" svg:x2="7.452cm" svg:y2="19.279cm">
          <text:p/>
        </draw:line>
        <draw:frame draw:style-name="gr11" draw:text-style-name="P12" draw:layer="layout" svg:width="0.891cm" svg:height="0.352cm" svg:x="5.694cm" svg:y="18.673cm">
          <draw:text-box>
            <text:p text:style-name="P4"><text:span text:style-name="T7">42873</text:span></text:p>
          </draw:text-box>
        </draw:frame>
        <draw:line draw:style-name="gr16" draw:text-style-name="P2" draw:layer="layout" svg:x1="1.999cm" svg:y1="19.279cm" svg:x2="2.175cm" svg:y2="19.279cm">
          <text:p/>
        </draw:line>
        <draw:line draw:style-name="gr13" draw:text-style-name="P2" draw:layer="layout" svg:x1="2.175cm" svg:y1="20.213cm" svg:x2="1.999cm" svg:y2="20.213cm">
          <text:p/>
        </draw:line>
        <draw:line draw:style-name="gr16" draw:text-style-name="P2" draw:layer="layout" svg:x1="2.175cm" svg:y1="19.279cm" svg:x2="3.934cm" svg:y2="19.279cm">
          <text:p/>
        </draw:line>
        <draw:line draw:style-name="gr13" draw:text-style-name="P2" draw:layer="layout" svg:x1="3.934cm" svg:y1="20.213cm" svg:x2="2.175cm" svg:y2="20.213cm">
          <text:p/>
        </draw:line>
        <draw:polygon draw:style-name="gr5" draw:text-style-name="P6" draw:layer="layout" svg:width="1.759cm" svg:height="0.55cm" svg:x="2.175cm" svg:y="19.464cm" svg:viewBox="0 0 1760 551" draw:points="0,0 1760,0 1760,551 0,551">
          <text:p/>
        </draw:polygon>
        <draw:frame draw:style-name="gr11" draw:text-style-name="P12" draw:layer="layout" svg:width="9.447cm" svg:height="0.352cm" svg:x="7.453cm" svg:y="18.708cm">
          <draw:text-box>
            <text:p text:style-name="P4"><text:span text:style-name="T4">SSL Medium Strength Cipher Suites Supported (SWEET32)</text:span></text:p>
          </draw:text-box>
        </draw:frame>
        <draw:line draw:style-name="gr17" draw:text-style-name="P2" draw:layer="layout" svg:x1="3.934cm" svg:y1="19.279cm" svg:x2="4.286cm" svg:y2="19.279cm">
          <text:p/>
        </draw:line>
        <draw:line draw:style-name="gr14" draw:text-style-name="P2" draw:layer="layout" svg:x1="4.286cm" svg:y1="20.213cm" svg:x2="3.934cm" svg:y2="20.213cm">
          <text:p/>
        </draw:line>
        <draw:line draw:style-name="gr18" draw:text-style-name="P2" draw:layer="layout" svg:x1="4.286cm" svg:y1="19.279cm" svg:x2="5.342cm" svg:y2="19.279cm">
          <text:p/>
        </draw:line>
        <draw:line draw:style-name="gr15" draw:text-style-name="P2" draw:layer="layout" svg:x1="5.342cm" svg:y1="20.213cm" svg:x2="4.286cm" svg:y2="20.213cm">
          <text:p/>
        </draw:line>
        <draw:frame draw:style-name="gr10" draw:text-style-name="P11" draw:layer="layout" svg:width="0.679cm" svg:height="0.281cm" svg:x="2.705cm" svg:y="19.628cm">
          <draw:text-box>
            <text:p text:style-name="P4"><text:span text:style-name="T6">HIGH</text:span></text:p>
          </draw:text-box>
        </draw:frame>
        <draw:line draw:style-name="gr17" draw:text-style-name="P2" draw:layer="layout" svg:x1="5.342cm" svg:y1="19.279cm" svg:x2="5.693cm" svg:y2="19.279cm">
          <text:p/>
        </draw:line>
        <draw:line draw:style-name="gr14" draw:text-style-name="P2" draw:layer="layout" svg:x1="5.693cm" svg:y1="20.213cm" svg:x2="5.342cm" svg:y2="20.213cm">
          <text:p/>
        </draw:line>
        <draw:line draw:style-name="gr16" draw:text-style-name="P2" draw:layer="layout" svg:x1="5.693cm" svg:y1="19.279cm" svg:x2="7.452cm" svg:y2="19.279cm">
          <text:p/>
        </draw:line>
        <draw:line draw:style-name="gr13" draw:text-style-name="P2" draw:layer="layout" svg:x1="7.452cm" svg:y1="20.213cm" svg:x2="5.693cm" svg:y2="20.213cm">
          <text:p/>
        </draw:line>
        <draw:frame draw:style-name="gr11" draw:text-style-name="P12" draw:layer="layout" svg:width="0.447cm" svg:height="0.352cm" svg:x="4.287cm" svg:y="19.608cm">
          <draw:text-box>
            <text:p text:style-name="P4"><text:span text:style-name="T4">7.5</text:span></text:p>
          </draw:text-box>
        </draw:frame>
        <draw:line draw:style-name="gr16" draw:text-style-name="P2" draw:layer="layout" svg:x1="7.452cm" svg:y1="19.279cm" svg:x2="19.589cm" svg:y2="19.279cm">
          <text:p/>
        </draw:line>
        <draw:line draw:style-name="gr13" draw:text-style-name="P2" draw:layer="layout" svg:x1="19.589cm" svg:y1="20.213cm" svg:x2="7.452cm" svg:y2="20.213cm">
          <text:p/>
        </draw:line>
        <draw:frame draw:style-name="gr11" draw:text-style-name="P12" draw:layer="layout" svg:width="0.891cm" svg:height="0.352cm" svg:x="5.694cm" svg:y="19.608cm">
          <draw:text-box>
            <text:p text:style-name="P4"><text:span text:style-name="T7">90509</text:span></text:p>
          </draw:text-box>
        </draw:frame>
        <draw:line draw:style-name="gr16" draw:text-style-name="P2" draw:layer="layout" svg:x1="1.999cm" svg:y1="20.213cm" svg:x2="2.175cm" svg:y2="20.213cm">
          <text:p/>
        </draw:line>
        <draw:line draw:style-name="gr13" draw:text-style-name="P2" draw:layer="layout" svg:x1="2.175cm" svg:y1="21.642cm" svg:x2="1.999cm" svg:y2="21.642cm">
          <text:p/>
        </draw:line>
        <draw:line draw:style-name="gr16" draw:text-style-name="P2" draw:layer="layout" svg:x1="2.175cm" svg:y1="20.213cm" svg:x2="3.934cm" svg:y2="20.213cm">
          <text:p/>
        </draw:line>
        <draw:line draw:style-name="gr13" draw:text-style-name="P2" draw:layer="layout" svg:x1="3.934cm" svg:y1="21.642cm" svg:x2="2.175cm" svg:y2="21.642cm">
          <text:p/>
        </draw:line>
        <draw:polygon draw:style-name="gr7" draw:text-style-name="P8" draw:layer="layout" svg:width="1.759cm" svg:height="0.55cm" svg:x="2.175cm" svg:y="20.399cm" svg:viewBox="0 0 1760 551" draw:points="0,0 1760,0 1760,551 0,551">
          <text:p/>
        </draw:polygon>
        <draw:frame draw:style-name="gr11" draw:text-style-name="P12" draw:layer="layout" svg:width="4.557cm" svg:height="0.352cm" svg:x="7.453cm" svg:y="19.643cm">
          <draw:text-box>
            <text:p text:style-name="P4"><text:span text:style-name="T4">Samba Badlock Vulnerability</text:span></text:p>
          </draw:text-box>
        </draw:frame>
        <draw:line draw:style-name="gr17" draw:text-style-name="P2" draw:layer="layout" svg:x1="3.934cm" svg:y1="20.213cm" svg:x2="4.286cm" svg:y2="20.213cm">
          <text:p/>
        </draw:line>
        <draw:line draw:style-name="gr14" draw:text-style-name="P2" draw:layer="layout" svg:x1="4.286cm" svg:y1="21.642cm" svg:x2="3.934cm" svg:y2="21.642cm">
          <text:p/>
        </draw:line>
        <draw:line draw:style-name="gr18" draw:text-style-name="P2" draw:layer="layout" svg:x1="4.286cm" svg:y1="20.213cm" svg:x2="5.342cm" svg:y2="20.213cm">
          <text:p/>
        </draw:line>
        <draw:line draw:style-name="gr15" draw:text-style-name="P2" draw:layer="layout" svg:x1="5.342cm" svg:y1="21.642cm" svg:x2="4.286cm" svg:y2="21.642cm">
          <text:p/>
        </draw:line>
        <draw:frame draw:style-name="gr10" draw:text-style-name="P11" draw:layer="layout" svg:width="1.124cm" svg:height="0.281cm" svg:x="2.477cm" svg:y="20.563cm">
          <draw:text-box>
            <text:p text:style-name="P4"><text:span text:style-name="T6">MEDIUM</text:span></text:p>
          </draw:text-box>
        </draw:frame>
        <draw:line draw:style-name="gr17" draw:text-style-name="P2" draw:layer="layout" svg:x1="5.342cm" svg:y1="20.213cm" svg:x2="5.693cm" svg:y2="20.213cm">
          <text:p/>
        </draw:line>
        <draw:line draw:style-name="gr14" draw:text-style-name="P2" draw:layer="layout" svg:x1="5.693cm" svg:y1="21.642cm" svg:x2="5.342cm" svg:y2="21.642cm">
          <text:p/>
        </draw:line>
        <draw:line draw:style-name="gr16" draw:text-style-name="P2" draw:layer="layout" svg:x1="5.693cm" svg:y1="20.213cm" svg:x2="7.452cm" svg:y2="20.213cm">
          <text:p/>
        </draw:line>
        <draw:line draw:style-name="gr13" draw:text-style-name="P2" draw:layer="layout" svg:x1="7.452cm" svg:y1="21.642cm" svg:x2="5.693cm" svg:y2="21.642cm">
          <text:p/>
        </draw:line>
        <draw:frame draw:style-name="gr11" draw:text-style-name="P12" draw:layer="layout" svg:width="0.447cm" svg:height="0.352cm" svg:x="4.287cm" svg:y="20.542cm">
          <draw:text-box>
            <text:p text:style-name="P4"><text:span text:style-name="T4">6.8</text:span></text:p>
          </draw:text-box>
        </draw:frame>
        <draw:line draw:style-name="gr16" draw:text-style-name="P2" draw:layer="layout" svg:x1="7.452cm" svg:y1="20.213cm" svg:x2="19.589cm" svg:y2="20.213cm">
          <text:p/>
        </draw:line>
        <draw:line draw:style-name="gr13" draw:text-style-name="P2" draw:layer="layout" svg:x1="19.589cm" svg:y1="21.642cm" svg:x2="7.452cm" svg:y2="21.642cm">
          <text:p/>
        </draw:line>
        <draw:frame draw:style-name="gr11" draw:text-style-name="P12" draw:layer="layout" svg:width="0.891cm" svg:height="0.352cm" svg:x="5.694cm" svg:y="20.542cm">
          <draw:text-box>
            <text:p text:style-name="P4"><text:span text:style-name="T7">78479</text:span></text:p>
          </draw:text-box>
        </draw:frame>
        <draw:frame draw:style-name="gr11" draw:text-style-name="P12" draw:layer="layout" svg:width="11.525cm" svg:height="0.352cm" svg:x="7.453cm" svg:y="20.578cm">
          <draw:text-box>
            <text:p text:style-name="P4"><text:span text:style-name="T4">SSLv3 Padding Oracle On Downgraded Legacy Encryption Vulnerability</text:span></text:p>
          </draw:text-box>
        </draw:frame>
        <draw:line draw:style-name="gr16" draw:text-style-name="P2" draw:layer="layout" svg:x1="1.999cm" svg:y1="21.642cm" svg:x2="2.175cm" svg:y2="21.642cm">
          <text:p/>
        </draw:line>
        <draw:line draw:style-name="gr13" draw:text-style-name="P2" draw:layer="layout" svg:x1="2.175cm" svg:y1="22.577cm" svg:x2="1.999cm" svg:y2="22.577cm">
          <text:p/>
        </draw:line>
        <draw:line draw:style-name="gr16" draw:text-style-name="P2" draw:layer="layout" svg:x1="2.175cm" svg:y1="21.642cm" svg:x2="3.934cm" svg:y2="21.642cm">
          <text:p/>
        </draw:line>
        <draw:line draw:style-name="gr13" draw:text-style-name="P2" draw:layer="layout" svg:x1="3.934cm" svg:y1="22.577cm" svg:x2="2.175cm" svg:y2="22.577cm">
          <text:p/>
        </draw:line>
        <draw:polygon draw:style-name="gr7" draw:text-style-name="P8" draw:layer="layout" svg:width="1.759cm" svg:height="0.551cm" svg:x="2.175cm" svg:y="21.827cm" svg:viewBox="0 0 1760 552" draw:points="0,0 1760,0 1760,552 0,552">
          <text:p/>
        </draw:polygon>
        <draw:frame draw:style-name="gr11" draw:text-style-name="P12" draw:layer="layout" svg:width="1.556cm" svg:height="0.352cm" svg:x="7.453cm" svg:y="21.072cm">
          <draw:text-box>
            <text:p text:style-name="P4"><text:span text:style-name="T4">(POODLE)</text:span></text:p>
          </draw:text-box>
        </draw:frame>
        <draw:line draw:style-name="gr17" draw:text-style-name="P2" draw:layer="layout" svg:x1="3.934cm" svg:y1="21.642cm" svg:x2="4.286cm" svg:y2="21.642cm">
          <text:p/>
        </draw:line>
        <draw:line draw:style-name="gr14" draw:text-style-name="P2" draw:layer="layout" svg:x1="4.286cm" svg:y1="22.577cm" svg:x2="3.934cm" svg:y2="22.577cm">
          <text:p/>
        </draw:line>
        <draw:line draw:style-name="gr18" draw:text-style-name="P2" draw:layer="layout" svg:x1="4.286cm" svg:y1="21.642cm" svg:x2="5.342cm" svg:y2="21.642cm">
          <text:p/>
        </draw:line>
        <draw:line draw:style-name="gr15" draw:text-style-name="P2" draw:layer="layout" svg:x1="5.342cm" svg:y1="22.577cm" svg:x2="4.286cm" svg:y2="22.577cm">
          <text:p/>
        </draw:line>
        <draw:frame draw:style-name="gr10" draw:text-style-name="P11" draw:layer="layout" svg:width="1.124cm" svg:height="0.281cm" svg:x="2.477cm" svg:y="21.992cm">
          <draw:text-box>
            <text:p text:style-name="P4"><text:span text:style-name="T6">MEDIUM</text:span></text:p>
          </draw:text-box>
        </draw:frame>
        <draw:line draw:style-name="gr17" draw:text-style-name="P2" draw:layer="layout" svg:x1="5.342cm" svg:y1="21.642cm" svg:x2="5.693cm" svg:y2="21.642cm">
          <text:p/>
        </draw:line>
        <draw:line draw:style-name="gr14" draw:text-style-name="P2" draw:layer="layout" svg:x1="5.693cm" svg:y1="22.577cm" svg:x2="5.342cm" svg:y2="22.577cm">
          <text:p/>
        </draw:line>
        <draw:line draw:style-name="gr16" draw:text-style-name="P2" draw:layer="layout" svg:x1="5.693cm" svg:y1="21.642cm" svg:x2="7.452cm" svg:y2="21.642cm">
          <text:p/>
        </draw:line>
        <draw:line draw:style-name="gr13" draw:text-style-name="P2" draw:layer="layout" svg:x1="7.452cm" svg:y1="22.577cm" svg:x2="5.693cm" svg:y2="22.577cm">
          <text:p/>
        </draw:line>
        <draw:frame draw:style-name="gr11" draw:text-style-name="P12" draw:layer="layout" svg:width="0.447cm" svg:height="0.352cm" svg:x="4.287cm" svg:y="21.971cm">
          <draw:text-box>
            <text:p text:style-name="P4"><text:span text:style-name="T4">6.5</text:span></text:p>
          </draw:text-box>
        </draw:frame>
        <draw:line draw:style-name="gr16" draw:text-style-name="P2" draw:layer="layout" svg:x1="7.452cm" svg:y1="21.642cm" svg:x2="19.589cm" svg:y2="21.642cm">
          <text:p/>
        </draw:line>
        <draw:line draw:style-name="gr13" draw:text-style-name="P2" draw:layer="layout" svg:x1="19.589cm" svg:y1="22.577cm" svg:x2="7.452cm" svg:y2="22.577cm">
          <text:p/>
        </draw:line>
        <draw:frame draw:style-name="gr11" draw:text-style-name="P12" draw:layer="layout" svg:width="1.069cm" svg:height="0.352cm" svg:x="5.694cm" svg:y="21.971cm">
          <draw:text-box>
            <text:p text:style-name="P4"><text:span text:style-name="T7">139915</text:span></text:p>
          </draw:text-box>
        </draw:frame>
        <draw:line draw:style-name="gr16" draw:text-style-name="P2" draw:layer="layout" svg:x1="1.999cm" svg:y1="22.577cm" svg:x2="2.175cm" svg:y2="22.577cm">
          <text:p/>
        </draw:line>
        <draw:line draw:style-name="gr13" draw:text-style-name="P2" draw:layer="layout" svg:x1="2.175cm" svg:y1="23.512cm" svg:x2="1.999cm" svg:y2="23.512cm">
          <text:p/>
        </draw:line>
        <draw:line draw:style-name="gr16" draw:text-style-name="P2" draw:layer="layout" svg:x1="2.175cm" svg:y1="22.577cm" svg:x2="3.934cm" svg:y2="22.577cm">
          <text:p/>
        </draw:line>
        <draw:line draw:style-name="gr13" draw:text-style-name="P2" draw:layer="layout" svg:x1="3.934cm" svg:y1="23.512cm" svg:x2="2.175cm" svg:y2="23.512cm">
          <text:p/>
        </draw:line>
        <draw:polygon draw:style-name="gr7" draw:text-style-name="P8" draw:layer="layout" svg:width="1.759cm" svg:height="0.551cm" svg:x="2.175cm" svg:y="22.762cm" svg:viewBox="0 0 1760 552" draw:points="0,0 1760,0 1760,552 0,552">
          <text:p/>
        </draw:polygon>
        <draw:frame draw:style-name="gr11" draw:text-style-name="P12" draw:layer="layout" svg:width="9.701cm" svg:height="0.352cm" svg:x="7.453cm" svg:y="22.007cm">
          <draw:text-box>
            <text:p text:style-name="P4"><text:span text:style-name="T4">ISC BIND 9.x &lt; 9.11.22, 9.12.x &lt; 9.16.6, 9.17.x &lt; 9.17.4 DoS</text:span></text:p>
          </draw:text-box>
        </draw:frame>
        <draw:line draw:style-name="gr17" draw:text-style-name="P2" draw:layer="layout" svg:x1="3.934cm" svg:y1="22.577cm" svg:x2="4.286cm" svg:y2="22.577cm">
          <text:p/>
        </draw:line>
        <draw:line draw:style-name="gr14" draw:text-style-name="P2" draw:layer="layout" svg:x1="4.286cm" svg:y1="23.512cm" svg:x2="3.934cm" svg:y2="23.512cm">
          <text:p/>
        </draw:line>
        <draw:line draw:style-name="gr18" draw:text-style-name="P2" draw:layer="layout" svg:x1="4.286cm" svg:y1="22.577cm" svg:x2="5.342cm" svg:y2="22.577cm">
          <text:p/>
        </draw:line>
        <draw:line draw:style-name="gr15" draw:text-style-name="P2" draw:layer="layout" svg:x1="5.342cm" svg:y1="23.512cm" svg:x2="4.286cm" svg:y2="23.512cm">
          <text:p/>
        </draw:line>
        <draw:frame draw:style-name="gr10" draw:text-style-name="P11" draw:layer="layout" svg:width="1.124cm" svg:height="0.281cm" svg:x="2.477cm" svg:y="22.927cm">
          <draw:text-box>
            <text:p text:style-name="P4"><text:span text:style-name="T6">MEDIUM</text:span></text:p>
          </draw:text-box>
        </draw:frame>
        <draw:line draw:style-name="gr17" draw:text-style-name="P2" draw:layer="layout" svg:x1="5.342cm" svg:y1="22.577cm" svg:x2="5.693cm" svg:y2="22.577cm">
          <text:p/>
        </draw:line>
        <draw:line draw:style-name="gr14" draw:text-style-name="P2" draw:layer="layout" svg:x1="5.693cm" svg:y1="23.512cm" svg:x2="5.342cm" svg:y2="23.512cm">
          <text:p/>
        </draw:line>
        <draw:line draw:style-name="gr16" draw:text-style-name="P2" draw:layer="layout" svg:x1="5.693cm" svg:y1="22.577cm" svg:x2="7.452cm" svg:y2="22.577cm">
          <text:p/>
        </draw:line>
        <draw:line draw:style-name="gr13" draw:text-style-name="P2" draw:layer="layout" svg:x1="7.452cm" svg:y1="23.512cm" svg:x2="5.693cm" svg:y2="23.512cm">
          <text:p/>
        </draw:line>
        <draw:frame draw:style-name="gr11" draw:text-style-name="P12" draw:layer="layout" svg:width="0.447cm" svg:height="0.352cm" svg:x="4.287cm" svg:y="22.906cm">
          <draw:text-box>
            <text:p text:style-name="P4"><text:span text:style-name="T4">6.5</text:span></text:p>
          </draw:text-box>
        </draw:frame>
        <draw:line draw:style-name="gr16" draw:text-style-name="P2" draw:layer="layout" svg:x1="7.452cm" svg:y1="22.577cm" svg:x2="19.589cm" svg:y2="22.577cm">
          <text:p/>
        </draw:line>
        <draw:line draw:style-name="gr13" draw:text-style-name="P2" draw:layer="layout" svg:x1="19.589cm" svg:y1="23.512cm" svg:x2="7.452cm" svg:y2="23.512cm">
          <text:p/>
        </draw:line>
        <draw:frame draw:style-name="gr11" draw:text-style-name="P12" draw:layer="layout" svg:width="0.891cm" svg:height="0.352cm" svg:x="5.694cm" svg:y="22.906cm">
          <draw:text-box>
            <text:p text:style-name="P4"><text:span text:style-name="T7">51192</text:span></text:p>
          </draw:text-box>
        </draw:frame>
        <draw:line draw:style-name="gr16" draw:text-style-name="P2" draw:layer="layout" svg:x1="1.999cm" svg:y1="23.512cm" svg:x2="2.175cm" svg:y2="23.512cm">
          <text:p/>
        </draw:line>
        <draw:line draw:style-name="gr13" draw:text-style-name="P2" draw:layer="layout" svg:x1="2.175cm" svg:y1="24.447cm" svg:x2="1.999cm" svg:y2="24.447cm">
          <text:p/>
        </draw:line>
        <draw:line draw:style-name="gr16" draw:text-style-name="P2" draw:layer="layout" svg:x1="2.175cm" svg:y1="23.512cm" svg:x2="3.934cm" svg:y2="23.512cm">
          <text:p/>
        </draw:line>
        <draw:line draw:style-name="gr13" draw:text-style-name="P2" draw:layer="layout" svg:x1="3.934cm" svg:y1="24.447cm" svg:x2="2.175cm" svg:y2="24.447cm">
          <text:p/>
        </draw:line>
        <draw:polygon draw:style-name="gr7" draw:text-style-name="P8" draw:layer="layout" svg:width="1.759cm" svg:height="0.55cm" svg:x="2.175cm" svg:y="23.697cm" svg:viewBox="0 0 1760 551" draw:points="0,0 1760,0 1760,551 0,551">
          <text:p/>
        </draw:polygon>
        <draw:frame draw:style-name="gr11" draw:text-style-name="P12" draw:layer="layout" svg:width="5.471cm" svg:height="0.352cm" svg:x="7.453cm" svg:y="22.941cm">
          <draw:text-box>
            <text:p text:style-name="P4"><text:span text:style-name="T4">SSL Certificate Cannot Be Trusted</text:span></text:p>
          </draw:text-box>
        </draw:frame>
        <draw:line draw:style-name="gr17" draw:text-style-name="P2" draw:layer="layout" svg:x1="3.934cm" svg:y1="23.512cm" svg:x2="4.286cm" svg:y2="23.512cm">
          <text:p/>
        </draw:line>
        <draw:line draw:style-name="gr14" draw:text-style-name="P2" draw:layer="layout" svg:x1="4.286cm" svg:y1="24.447cm" svg:x2="3.934cm" svg:y2="24.447cm">
          <text:p/>
        </draw:line>
        <draw:line draw:style-name="gr18" draw:text-style-name="P2" draw:layer="layout" svg:x1="4.286cm" svg:y1="23.512cm" svg:x2="5.342cm" svg:y2="23.512cm">
          <text:p/>
        </draw:line>
        <draw:line draw:style-name="gr15" draw:text-style-name="P2" draw:layer="layout" svg:x1="5.342cm" svg:y1="24.447cm" svg:x2="4.286cm" svg:y2="24.447cm">
          <text:p/>
        </draw:line>
        <draw:frame draw:style-name="gr10" draw:text-style-name="P11" draw:layer="layout" svg:width="1.124cm" svg:height="0.281cm" svg:x="2.477cm" svg:y="23.862cm">
          <draw:text-box>
            <text:p text:style-name="P4"><text:span text:style-name="T6">MEDIUM</text:span></text:p>
          </draw:text-box>
        </draw:frame>
        <draw:line draw:style-name="gr17" draw:text-style-name="P2" draw:layer="layout" svg:x1="5.342cm" svg:y1="23.512cm" svg:x2="5.693cm" svg:y2="23.512cm">
          <text:p/>
        </draw:line>
        <draw:line draw:style-name="gr14" draw:text-style-name="P2" draw:layer="layout" svg:x1="5.693cm" svg:y1="24.447cm" svg:x2="5.342cm" svg:y2="24.447cm">
          <text:p/>
        </draw:line>
        <draw:line draw:style-name="gr16" draw:text-style-name="P2" draw:layer="layout" svg:x1="5.693cm" svg:y1="23.512cm" svg:x2="7.452cm" svg:y2="23.512cm">
          <text:p/>
        </draw:line>
        <draw:line draw:style-name="gr13" draw:text-style-name="P2" draw:layer="layout" svg:x1="7.452cm" svg:y1="24.447cm" svg:x2="5.693cm" svg:y2="24.447cm">
          <text:p/>
        </draw:line>
        <draw:frame draw:style-name="gr11" draw:text-style-name="P12" draw:layer="layout" svg:width="0.447cm" svg:height="0.352cm" svg:x="4.287cm" svg:y="23.841cm">
          <draw:text-box>
            <text:p text:style-name="P4"><text:span text:style-name="T4">6.5</text:span></text:p>
          </draw:text-box>
        </draw:frame>
        <draw:line draw:style-name="gr16" draw:text-style-name="P2" draw:layer="layout" svg:x1="7.452cm" svg:y1="23.512cm" svg:x2="19.589cm" svg:y2="23.512cm">
          <text:p/>
        </draw:line>
        <draw:line draw:style-name="gr13" draw:text-style-name="P2" draw:layer="layout" svg:x1="19.589cm" svg:y1="24.447cm" svg:x2="7.452cm" svg:y2="24.447cm">
          <text:p/>
        </draw:line>
        <draw:frame draw:style-name="gr11" draw:text-style-name="P12" draw:layer="layout" svg:width="0.891cm" svg:height="0.352cm" svg:x="5.694cm" svg:y="23.841cm">
          <draw:text-box>
            <text:p text:style-name="P4"><text:span text:style-name="T7">57582</text:span></text:p>
          </draw:text-box>
        </draw:frame>
        <draw:line draw:style-name="gr16" draw:text-style-name="P2" draw:layer="layout" svg:x1="1.999cm" svg:y1="24.447cm" svg:x2="2.175cm" svg:y2="24.447cm">
          <text:p/>
        </draw:line>
        <draw:line draw:style-name="gr13" draw:text-style-name="P2" draw:layer="layout" svg:x1="2.175cm" svg:y1="25.382cm" svg:x2="1.999cm" svg:y2="25.382cm">
          <text:p/>
        </draw:line>
        <draw:line draw:style-name="gr16" draw:text-style-name="P2" draw:layer="layout" svg:x1="2.175cm" svg:y1="24.447cm" svg:x2="3.934cm" svg:y2="24.447cm">
          <text:p/>
        </draw:line>
        <draw:line draw:style-name="gr13" draw:text-style-name="P2" draw:layer="layout" svg:x1="3.934cm" svg:y1="25.382cm" svg:x2="2.175cm" svg:y2="25.382cm">
          <text:p/>
        </draw:line>
        <draw:polygon draw:style-name="gr7" draw:text-style-name="P8" draw:layer="layout" svg:width="1.759cm" svg:height="0.55cm" svg:x="2.175cm" svg:y="24.632cm" svg:viewBox="0 0 1760 551" draw:points="0,0 1760,0 1760,551 0,551">
          <text:p/>
        </draw:polygon>
        <draw:frame draw:style-name="gr11" draw:text-style-name="P12" draw:layer="layout" svg:width="4.201cm" svg:height="0.352cm" svg:x="7.453cm" svg:y="23.876cm">
          <draw:text-box>
            <text:p text:style-name="P4"><text:span text:style-name="T4">SSL Self-Signed Certificate</text:span></text:p>
          </draw:text-box>
        </draw:frame>
        <draw:line draw:style-name="gr17" draw:text-style-name="P2" draw:layer="layout" svg:x1="3.934cm" svg:y1="24.447cm" svg:x2="4.286cm" svg:y2="24.447cm">
          <text:p/>
        </draw:line>
        <draw:line draw:style-name="gr14" draw:text-style-name="P2" draw:layer="layout" svg:x1="4.286cm" svg:y1="25.382cm" svg:x2="3.934cm" svg:y2="25.382cm">
          <text:p/>
        </draw:line>
        <draw:line draw:style-name="gr18" draw:text-style-name="P2" draw:layer="layout" svg:x1="4.286cm" svg:y1="24.447cm" svg:x2="5.342cm" svg:y2="24.447cm">
          <text:p/>
        </draw:line>
        <draw:line draw:style-name="gr15" draw:text-style-name="P2" draw:layer="layout" svg:x1="5.342cm" svg:y1="25.382cm" svg:x2="4.286cm" svg:y2="25.382cm">
          <text:p/>
        </draw:line>
        <draw:frame draw:style-name="gr10" draw:text-style-name="P11" draw:layer="layout" svg:width="1.124cm" svg:height="0.281cm" svg:x="2.477cm" svg:y="24.797cm">
          <draw:text-box>
            <text:p text:style-name="P4"><text:span text:style-name="T6">MEDIUM</text:span></text:p>
          </draw:text-box>
        </draw:frame>
        <draw:line draw:style-name="gr17" draw:text-style-name="P2" draw:layer="layout" svg:x1="5.342cm" svg:y1="24.447cm" svg:x2="5.693cm" svg:y2="24.447cm">
          <text:p/>
        </draw:line>
        <draw:line draw:style-name="gr14" draw:text-style-name="P2" draw:layer="layout" svg:x1="5.693cm" svg:y1="25.382cm" svg:x2="5.342cm" svg:y2="25.382cm">
          <text:p/>
        </draw:line>
        <draw:line draw:style-name="gr16" draw:text-style-name="P2" draw:layer="layout" svg:x1="5.693cm" svg:y1="24.447cm" svg:x2="7.452cm" svg:y2="24.447cm">
          <text:p/>
        </draw:line>
        <draw:line draw:style-name="gr13" draw:text-style-name="P2" draw:layer="layout" svg:x1="7.452cm" svg:y1="25.382cm" svg:x2="5.693cm" svg:y2="25.382cm">
          <text:p/>
        </draw:line>
        <draw:frame draw:style-name="gr11" draw:text-style-name="P12" draw:layer="layout" svg:width="0.447cm" svg:height="0.352cm" svg:x="4.287cm" svg:y="24.776cm">
          <draw:text-box>
            <text:p text:style-name="P4"><text:span text:style-name="T4">6.5</text:span></text:p>
          </draw:text-box>
        </draw:frame>
        <draw:line draw:style-name="gr16" draw:text-style-name="P2" draw:layer="layout" svg:x1="7.452cm" svg:y1="24.447cm" svg:x2="19.589cm" svg:y2="24.447cm">
          <text:p/>
        </draw:line>
        <draw:line draw:style-name="gr13" draw:text-style-name="P2" draw:layer="layout" svg:x1="19.589cm" svg:y1="25.382cm" svg:x2="7.452cm" svg:y2="25.382cm">
          <text:p/>
        </draw:line>
        <draw:frame draw:style-name="gr11" draw:text-style-name="P12" draw:layer="layout" svg:width="1.069cm" svg:height="0.352cm" svg:x="5.694cm" svg:y="24.776cm">
          <draw:text-box>
            <text:p text:style-name="P4"><text:span text:style-name="T7">104743</text:span></text:p>
          </draw:text-box>
        </draw:frame>
        <draw:line draw:style-name="gr16" draw:text-style-name="P2" draw:layer="layout" svg:x1="1.999cm" svg:y1="26.125cm" svg:x2="19.59cm" svg:y2="26.125cm">
          <text:p/>
        </draw:line>
        <draw:frame draw:style-name="gr11" draw:text-style-name="P12" draw:layer="layout" svg:width="5.658cm" svg:height="0.352cm" svg:x="7.453cm" svg:y="24.811cm">
          <draw:text-box>
            <text:p text:style-name="P4"><text:span text:style-name="T4">TLS Version 1.0 Protocol Detection</text:span></text:p>
          </draw:text-box>
        </draw:frame>
        <draw:frame draw:style-name="gr10" draw:text-style-name="P11" draw:layer="layout" svg:width="1.801cm" svg:height="0.281cm" svg:x="2cm" svg:y="26.369cm">
          <draw:text-box>
            <text:p text:style-name="P4"><text:span text:style-name="T8">192.168.49.101</text:span></text:p>
          </draw:text-box>
        </draw:frame>
        <draw:frame draw:style-name="gr10" draw:text-style-name="P11" draw:layer="layout" svg:width="0.281cm" svg:height="0.281cm" svg:x="19.429cm" svg:y="26.369cm">
          <draw:text-box>
            <text:p text:style-name="P4"><text:span text:style-name="T8">4</text:span></text:p>
          </draw:text-box>
        </draw:frame>
      </draw:page>
      <draw:page draw:name="page2" draw:style-name="dp1" draw:master-page-name="master-page93">
        <draw:line draw:style-name="gr16" draw:text-style-name="P2" draw:layer="layout" svg:x1="1.999cm" svg:y1="1.999cm" svg:x2="2.175cm" svg:y2="1.999cm">
          <text:p/>
        </draw:line>
        <draw:line draw:style-name="gr13" draw:text-style-name="P2" draw:layer="layout" svg:x1="2.175cm" svg:y1="2.934cm" svg:x2="1.999cm" svg:y2="2.934cm">
          <text:p/>
        </draw:line>
        <draw:line draw:style-name="gr16" draw:text-style-name="P2" draw:layer="layout" svg:x1="2.175cm" svg:y1="1.999cm" svg:x2="3.934cm" svg:y2="1.999cm">
          <text:p/>
        </draw:line>
        <draw:line draw:style-name="gr13" draw:text-style-name="P2" draw:layer="layout" svg:x1="3.934cm" svg:y1="2.934cm" svg:x2="2.175cm" svg:y2="2.934cm">
          <text:p/>
        </draw:line>
        <draw:polygon draw:style-name="gr7" draw:text-style-name="P8" draw:layer="layout" svg:width="1.759cm" svg:height="0.55cm" svg:x="2.175cm" svg:y="2.185cm" svg:viewBox="0 0 1760 551" draw:points="0,0 1760,0 1760,551 0,551">
          <text:p/>
        </draw:polygon>
        <draw:line draw:style-name="gr17" draw:text-style-name="P2" draw:layer="layout" svg:x1="3.934cm" svg:y1="1.999cm" svg:x2="4.286cm" svg:y2="1.999cm">
          <text:p/>
        </draw:line>
        <draw:line draw:style-name="gr14" draw:text-style-name="P2" draw:layer="layout" svg:x1="4.286cm" svg:y1="2.934cm" svg:x2="3.934cm" svg:y2="2.934cm">
          <text:p/>
        </draw:line>
        <draw:line draw:style-name="gr18" draw:text-style-name="P2" draw:layer="layout" svg:x1="4.286cm" svg:y1="1.999cm" svg:x2="5.342cm" svg:y2="1.999cm">
          <text:p/>
        </draw:line>
        <draw:line draw:style-name="gr15" draw:text-style-name="P2" draw:layer="layout" svg:x1="5.342cm" svg:y1="2.934cm" svg:x2="4.286cm" svg:y2="2.934cm">
          <text:p/>
        </draw:line>
        <draw:frame draw:style-name="gr10" draw:text-style-name="P11" draw:layer="layout" svg:width="1.124cm" svg:height="0.281cm" svg:x="2.477cm" svg:y="2.349cm">
          <draw:text-box>
            <text:p text:style-name="P4"><text:span text:style-name="T6">MEDIUM</text:span></text:p>
          </draw:text-box>
        </draw:frame>
        <draw:line draw:style-name="gr17" draw:text-style-name="P2" draw:layer="layout" svg:x1="5.342cm" svg:y1="1.999cm" svg:x2="5.693cm" svg:y2="1.999cm">
          <text:p/>
        </draw:line>
        <draw:line draw:style-name="gr14" draw:text-style-name="P2" draw:layer="layout" svg:x1="5.693cm" svg:y1="2.934cm" svg:x2="5.342cm" svg:y2="2.934cm">
          <text:p/>
        </draw:line>
        <draw:line draw:style-name="gr16" draw:text-style-name="P2" draw:layer="layout" svg:x1="5.693cm" svg:y1="1.999cm" svg:x2="7.452cm" svg:y2="1.999cm">
          <text:p/>
        </draw:line>
        <draw:line draw:style-name="gr13" draw:text-style-name="P2" draw:layer="layout" svg:x1="7.452cm" svg:y1="2.934cm" svg:x2="5.693cm" svg:y2="2.934cm">
          <text:p/>
        </draw:line>
        <draw:frame draw:style-name="gr11" draw:text-style-name="P12" draw:layer="layout" svg:width="0.447cm" svg:height="0.352cm" svg:x="4.287cm" svg:y="2.329cm">
          <draw:text-box>
            <text:p text:style-name="P4"><text:span text:style-name="T4">5.9</text:span></text:p>
          </draw:text-box>
        </draw:frame>
        <draw:line draw:style-name="gr16" draw:text-style-name="P2" draw:layer="layout" svg:x1="7.452cm" svg:y1="1.999cm" svg:x2="19.589cm" svg:y2="1.999cm">
          <text:p/>
        </draw:line>
        <draw:line draw:style-name="gr13" draw:text-style-name="P2" draw:layer="layout" svg:x1="19.589cm" svg:y1="2.934cm" svg:x2="7.452cm" svg:y2="2.934cm">
          <text:p/>
        </draw:line>
        <draw:frame draw:style-name="gr11" draw:text-style-name="P12" draw:layer="layout" svg:width="1.069cm" svg:height="0.352cm" svg:x="5.694cm" svg:y="2.329cm">
          <draw:text-box>
            <text:p text:style-name="P4"><text:span text:style-name="T7">136808</text:span></text:p>
          </draw:text-box>
        </draw:frame>
        <draw:line draw:style-name="gr16" draw:text-style-name="P2" draw:layer="layout" svg:x1="1.999cm" svg:y1="2.934cm" svg:x2="2.175cm" svg:y2="2.934cm">
          <text:p/>
        </draw:line>
        <draw:line draw:style-name="gr13" draw:text-style-name="P2" draw:layer="layout" svg:x1="2.175cm" svg:y1="3.869cm" svg:x2="1.999cm" svg:y2="3.869cm">
          <text:p/>
        </draw:line>
        <draw:line draw:style-name="gr16" draw:text-style-name="P2" draw:layer="layout" svg:x1="2.175cm" svg:y1="2.934cm" svg:x2="3.934cm" svg:y2="2.934cm">
          <text:p/>
        </draw:line>
        <draw:line draw:style-name="gr13" draw:text-style-name="P2" draw:layer="layout" svg:x1="3.934cm" svg:y1="3.869cm" svg:x2="2.175cm" svg:y2="3.869cm">
          <text:p/>
        </draw:line>
        <draw:polygon draw:style-name="gr7" draw:text-style-name="P8" draw:layer="layout" svg:width="1.759cm" svg:height="0.55cm" svg:x="2.175cm" svg:y="3.12cm" svg:viewBox="0 0 1760 551" draw:points="0,0 1760,0 1760,551 0,551">
          <text:p/>
        </draw:polygon>
        <draw:frame draw:style-name="gr11" draw:text-style-name="P12" draw:layer="layout" svg:width="4.392cm" svg:height="0.352cm" svg:x="7.453cm" svg:y="2.364cm">
          <draw:text-box>
            <text:p text:style-name="P4"><text:span text:style-name="T4">ISC BIND Denial of Service</text:span></text:p>
          </draw:text-box>
        </draw:frame>
        <draw:line draw:style-name="gr17" draw:text-style-name="P2" draw:layer="layout" svg:x1="3.934cm" svg:y1="2.934cm" svg:x2="4.286cm" svg:y2="2.934cm">
          <text:p/>
        </draw:line>
        <draw:line draw:style-name="gr14" draw:text-style-name="P2" draw:layer="layout" svg:x1="4.286cm" svg:y1="3.869cm" svg:x2="3.934cm" svg:y2="3.869cm">
          <text:p/>
        </draw:line>
        <draw:line draw:style-name="gr18" draw:text-style-name="P2" draw:layer="layout" svg:x1="4.286cm" svg:y1="2.934cm" svg:x2="5.342cm" svg:y2="2.934cm">
          <text:p/>
        </draw:line>
        <draw:line draw:style-name="gr15" draw:text-style-name="P2" draw:layer="layout" svg:x1="5.342cm" svg:y1="3.869cm" svg:x2="4.286cm" svg:y2="3.869cm">
          <text:p/>
        </draw:line>
        <draw:frame draw:style-name="gr10" draw:text-style-name="P11" draw:layer="layout" svg:width="1.124cm" svg:height="0.281cm" svg:x="2.477cm" svg:y="3.284cm">
          <draw:text-box>
            <text:p text:style-name="P4"><text:span text:style-name="T6">MEDIUM</text:span></text:p>
          </draw:text-box>
        </draw:frame>
        <draw:line draw:style-name="gr17" draw:text-style-name="P2" draw:layer="layout" svg:x1="5.342cm" svg:y1="2.934cm" svg:x2="5.693cm" svg:y2="2.934cm">
          <text:p/>
        </draw:line>
        <draw:line draw:style-name="gr14" draw:text-style-name="P2" draw:layer="layout" svg:x1="5.693cm" svg:y1="3.869cm" svg:x2="5.342cm" svg:y2="3.869cm">
          <text:p/>
        </draw:line>
        <draw:line draw:style-name="gr16" draw:text-style-name="P2" draw:layer="layout" svg:x1="5.693cm" svg:y1="2.934cm" svg:x2="7.452cm" svg:y2="2.934cm">
          <text:p/>
        </draw:line>
        <draw:line draw:style-name="gr13" draw:text-style-name="P2" draw:layer="layout" svg:x1="7.452cm" svg:y1="3.869cm" svg:x2="5.693cm" svg:y2="3.869cm">
          <text:p/>
        </draw:line>
        <draw:frame draw:style-name="gr11" draw:text-style-name="P12" draw:layer="layout" svg:width="0.447cm" svg:height="0.352cm" svg:x="4.287cm" svg:y="3.263cm">
          <draw:text-box>
            <text:p text:style-name="P4"><text:span text:style-name="T4">5.9</text:span></text:p>
          </draw:text-box>
        </draw:frame>
        <draw:line draw:style-name="gr16" draw:text-style-name="P2" draw:layer="layout" svg:x1="7.452cm" svg:y1="2.934cm" svg:x2="19.589cm" svg:y2="2.934cm">
          <text:p/>
        </draw:line>
        <draw:line draw:style-name="gr13" draw:text-style-name="P2" draw:layer="layout" svg:x1="19.589cm" svg:y1="3.869cm" svg:x2="7.452cm" svg:y2="3.869cm">
          <text:p/>
        </draw:line>
        <draw:frame draw:style-name="gr11" draw:text-style-name="P12" draw:layer="layout" svg:width="0.891cm" svg:height="0.352cm" svg:x="5.694cm" svg:y="3.263cm">
          <draw:text-box>
            <text:p text:style-name="P4"><text:span text:style-name="T7">31705</text:span></text:p>
          </draw:text-box>
        </draw:frame>
        <draw:line draw:style-name="gr16" draw:text-style-name="P2" draw:layer="layout" svg:x1="1.999cm" svg:y1="3.869cm" svg:x2="2.175cm" svg:y2="3.869cm">
          <text:p/>
        </draw:line>
        <draw:line draw:style-name="gr13" draw:text-style-name="P2" draw:layer="layout" svg:x1="2.175cm" svg:y1="5.298cm" svg:x2="1.999cm" svg:y2="5.298cm">
          <text:p/>
        </draw:line>
        <draw:line draw:style-name="gr16" draw:text-style-name="P2" draw:layer="layout" svg:x1="2.175cm" svg:y1="3.869cm" svg:x2="3.934cm" svg:y2="3.869cm">
          <text:p/>
        </draw:line>
        <draw:line draw:style-name="gr13" draw:text-style-name="P2" draw:layer="layout" svg:x1="3.934cm" svg:y1="5.298cm" svg:x2="2.175cm" svg:y2="5.298cm">
          <text:p/>
        </draw:line>
        <draw:polygon draw:style-name="gr7" draw:text-style-name="P8" draw:layer="layout" svg:width="1.759cm" svg:height="0.551cm" svg:x="2.175cm" svg:y="4.054cm" svg:viewBox="0 0 1760 552" draw:points="0,0 1760,0 1760,552 0,552">
          <text:p/>
        </draw:polygon>
        <draw:frame draw:style-name="gr11" draw:text-style-name="P12" draw:layer="layout" svg:width="6.678cm" svg:height="0.352cm" svg:x="7.453cm" svg:y="3.299cm">
          <draw:text-box>
            <text:p text:style-name="P4"><text:span text:style-name="T4">SSL Anonymous Cipher Suites Supported</text:span></text:p>
          </draw:text-box>
        </draw:frame>
        <draw:line draw:style-name="gr17" draw:text-style-name="P2" draw:layer="layout" svg:x1="3.934cm" svg:y1="3.869cm" svg:x2="4.286cm" svg:y2="3.869cm">
          <text:p/>
        </draw:line>
        <draw:line draw:style-name="gr14" draw:text-style-name="P2" draw:layer="layout" svg:x1="4.286cm" svg:y1="5.298cm" svg:x2="3.934cm" svg:y2="5.298cm">
          <text:p/>
        </draw:line>
        <draw:line draw:style-name="gr18" draw:text-style-name="P2" draw:layer="layout" svg:x1="4.286cm" svg:y1="3.869cm" svg:x2="5.342cm" svg:y2="3.869cm">
          <text:p/>
        </draw:line>
        <draw:line draw:style-name="gr15" draw:text-style-name="P2" draw:layer="layout" svg:x1="5.342cm" svg:y1="5.298cm" svg:x2="4.286cm" svg:y2="5.298cm">
          <text:p/>
        </draw:line>
        <draw:frame draw:style-name="gr10" draw:text-style-name="P11" draw:layer="layout" svg:width="1.124cm" svg:height="0.281cm" svg:x="2.477cm" svg:y="4.219cm">
          <draw:text-box>
            <text:p text:style-name="P4"><text:span text:style-name="T6">MEDIUM</text:span></text:p>
          </draw:text-box>
        </draw:frame>
        <draw:line draw:style-name="gr17" draw:text-style-name="P2" draw:layer="layout" svg:x1="5.342cm" svg:y1="3.869cm" svg:x2="5.693cm" svg:y2="3.869cm">
          <text:p/>
        </draw:line>
        <draw:line draw:style-name="gr14" draw:text-style-name="P2" draw:layer="layout" svg:x1="5.693cm" svg:y1="5.298cm" svg:x2="5.342cm" svg:y2="5.298cm">
          <text:p/>
        </draw:line>
        <draw:line draw:style-name="gr16" draw:text-style-name="P2" draw:layer="layout" svg:x1="5.693cm" svg:y1="3.869cm" svg:x2="7.452cm" svg:y2="3.869cm">
          <text:p/>
        </draw:line>
        <draw:line draw:style-name="gr13" draw:text-style-name="P2" draw:layer="layout" svg:x1="7.452cm" svg:y1="5.298cm" svg:x2="5.693cm" svg:y2="5.298cm">
          <text:p/>
        </draw:line>
        <draw:frame draw:style-name="gr11" draw:text-style-name="P12" draw:layer="layout" svg:width="0.447cm" svg:height="0.352cm" svg:x="4.287cm" svg:y="4.198cm">
          <draw:text-box>
            <text:p text:style-name="P4"><text:span text:style-name="T4">5.9</text:span></text:p>
          </draw:text-box>
        </draw:frame>
        <draw:line draw:style-name="gr16" draw:text-style-name="P2" draw:layer="layout" svg:x1="7.452cm" svg:y1="3.869cm" svg:x2="19.589cm" svg:y2="3.869cm">
          <text:p/>
        </draw:line>
        <draw:line draw:style-name="gr13" draw:text-style-name="P2" draw:layer="layout" svg:x1="19.589cm" svg:y1="5.298cm" svg:x2="7.452cm" svg:y2="5.298cm">
          <text:p/>
        </draw:line>
        <draw:frame draw:style-name="gr11" draw:text-style-name="P12" draw:layer="layout" svg:width="0.891cm" svg:height="0.352cm" svg:x="5.694cm" svg:y="4.198cm">
          <draw:text-box>
            <text:p text:style-name="P4"><text:span text:style-name="T7">89058</text:span></text:p>
          </draw:text-box>
        </draw:frame>
        <draw:frame draw:style-name="gr11" draw:text-style-name="P12" draw:layer="layout" svg:width="11.271cm" svg:height="0.352cm" svg:x="7.453cm" svg:y="4.234cm">
          <draw:text-box>
            <text:p text:style-name="P4"><text:span text:style-name="T4">SSL DROWN Attack Vulnerability (Decrypting RSA with Obsolete and</text:span></text:p>
          </draw:text-box>
        </draw:frame>
        <draw:line draw:style-name="gr16" draw:text-style-name="P2" draw:layer="layout" svg:x1="1.999cm" svg:y1="5.298cm" svg:x2="2.175cm" svg:y2="5.298cm">
          <text:p/>
        </draw:line>
        <draw:line draw:style-name="gr13" draw:text-style-name="P2" draw:layer="layout" svg:x1="2.175cm" svg:y1="6.233cm" svg:x2="1.999cm" svg:y2="6.233cm">
          <text:p/>
        </draw:line>
        <draw:line draw:style-name="gr16" draw:text-style-name="P2" draw:layer="layout" svg:x1="2.175cm" svg:y1="5.298cm" svg:x2="3.934cm" svg:y2="5.298cm">
          <text:p/>
        </draw:line>
        <draw:line draw:style-name="gr13" draw:text-style-name="P2" draw:layer="layout" svg:x1="3.934cm" svg:y1="6.233cm" svg:x2="2.175cm" svg:y2="6.233cm">
          <text:p/>
        </draw:line>
        <draw:polygon draw:style-name="gr7" draw:text-style-name="P8" draw:layer="layout" svg:width="1.759cm" svg:height="0.55cm" svg:x="2.175cm" svg:y="5.483cm" svg:viewBox="0 0 1760 551" draw:points="0,0 1760,0 1760,551 0,551">
          <text:p/>
        </draw:polygon>
        <draw:frame draw:style-name="gr11" draw:text-style-name="P12" draw:layer="layout" svg:width="3.647cm" svg:height="0.352cm" svg:x="7.453cm" svg:y="4.727cm">
          <draw:text-box>
            <text:p text:style-name="P4"><text:span text:style-name="T4">Weakened eNcryption)</text:span></text:p>
          </draw:text-box>
        </draw:frame>
        <draw:line draw:style-name="gr17" draw:text-style-name="P2" draw:layer="layout" svg:x1="3.934cm" svg:y1="5.298cm" svg:x2="4.286cm" svg:y2="5.298cm">
          <text:p/>
        </draw:line>
        <draw:line draw:style-name="gr14" draw:text-style-name="P2" draw:layer="layout" svg:x1="4.286cm" svg:y1="6.233cm" svg:x2="3.934cm" svg:y2="6.233cm">
          <text:p/>
        </draw:line>
        <draw:line draw:style-name="gr18" draw:text-style-name="P2" draw:layer="layout" svg:x1="4.286cm" svg:y1="5.298cm" svg:x2="5.342cm" svg:y2="5.298cm">
          <text:p/>
        </draw:line>
        <draw:line draw:style-name="gr15" draw:text-style-name="P2" draw:layer="layout" svg:x1="5.342cm" svg:y1="6.233cm" svg:x2="4.286cm" svg:y2="6.233cm">
          <text:p/>
        </draw:line>
        <draw:frame draw:style-name="gr10" draw:text-style-name="P11" draw:layer="layout" svg:width="1.124cm" svg:height="0.281cm" svg:x="2.477cm" svg:y="5.648cm">
          <draw:text-box>
            <text:p text:style-name="P4"><text:span text:style-name="T6">MEDIUM</text:span></text:p>
          </draw:text-box>
        </draw:frame>
        <draw:line draw:style-name="gr17" draw:text-style-name="P2" draw:layer="layout" svg:x1="5.342cm" svg:y1="5.298cm" svg:x2="5.693cm" svg:y2="5.298cm">
          <text:p/>
        </draw:line>
        <draw:line draw:style-name="gr14" draw:text-style-name="P2" draw:layer="layout" svg:x1="5.693cm" svg:y1="6.233cm" svg:x2="5.342cm" svg:y2="6.233cm">
          <text:p/>
        </draw:line>
        <draw:line draw:style-name="gr16" draw:text-style-name="P2" draw:layer="layout" svg:x1="5.693cm" svg:y1="5.298cm" svg:x2="7.452cm" svg:y2="5.298cm">
          <text:p/>
        </draw:line>
        <draw:line draw:style-name="gr13" draw:text-style-name="P2" draw:layer="layout" svg:x1="7.452cm" svg:y1="6.233cm" svg:x2="5.693cm" svg:y2="6.233cm">
          <text:p/>
        </draw:line>
        <draw:frame draw:style-name="gr11" draw:text-style-name="P12" draw:layer="layout" svg:width="0.447cm" svg:height="0.352cm" svg:x="4.287cm" svg:y="5.627cm">
          <draw:text-box>
            <text:p text:style-name="P4"><text:span text:style-name="T4">5.9</text:span></text:p>
          </draw:text-box>
        </draw:frame>
        <draw:line draw:style-name="gr16" draw:text-style-name="P2" draw:layer="layout" svg:x1="7.452cm" svg:y1="5.298cm" svg:x2="19.589cm" svg:y2="5.298cm">
          <text:p/>
        </draw:line>
        <draw:line draw:style-name="gr13" draw:text-style-name="P2" draw:layer="layout" svg:x1="19.589cm" svg:y1="6.233cm" svg:x2="7.452cm" svg:y2="6.233cm">
          <text:p/>
        </draw:line>
        <draw:frame draw:style-name="gr11" draw:text-style-name="P12" draw:layer="layout" svg:width="0.891cm" svg:height="0.352cm" svg:x="5.694cm" svg:y="5.627cm">
          <draw:text-box>
            <text:p text:style-name="P4"><text:span text:style-name="T7">65821</text:span></text:p>
          </draw:text-box>
        </draw:frame>
        <draw:line draw:style-name="gr16" draw:text-style-name="P2" draw:layer="layout" svg:x1="1.999cm" svg:y1="6.233cm" svg:x2="2.175cm" svg:y2="6.233cm">
          <text:p/>
        </draw:line>
        <draw:line draw:style-name="gr13" draw:text-style-name="P2" draw:layer="layout" svg:x1="2.175cm" svg:y1="7.168cm" svg:x2="1.999cm" svg:y2="7.168cm">
          <text:p/>
        </draw:line>
        <draw:line draw:style-name="gr16" draw:text-style-name="P2" draw:layer="layout" svg:x1="2.175cm" svg:y1="6.233cm" svg:x2="3.934cm" svg:y2="6.233cm">
          <text:p/>
        </draw:line>
        <draw:line draw:style-name="gr13" draw:text-style-name="P2" draw:layer="layout" svg:x1="3.934cm" svg:y1="7.168cm" svg:x2="2.175cm" svg:y2="7.168cm">
          <text:p/>
        </draw:line>
        <draw:polygon draw:style-name="gr7" draw:text-style-name="P8" draw:layer="layout" svg:width="1.759cm" svg:height="0.55cm" svg:x="2.175cm" svg:y="6.418cm" svg:viewBox="0 0 1760 551" draw:points="0,0 1760,0 1760,551 0,551">
          <text:p/>
        </draw:polygon>
        <draw:frame draw:style-name="gr11" draw:text-style-name="P12" draw:layer="layout" svg:width="7.749cm" svg:height="0.352cm" svg:x="7.453cm" svg:y="5.662cm">
          <draw:text-box>
            <text:p text:style-name="P4"><text:span text:style-name="T4">SSL RC4 Cipher Suites Supported (Bar Mitzvah)</text:span></text:p>
          </draw:text-box>
        </draw:frame>
        <draw:line draw:style-name="gr17" draw:text-style-name="P2" draw:layer="layout" svg:x1="3.934cm" svg:y1="6.233cm" svg:x2="4.286cm" svg:y2="6.233cm">
          <text:p/>
        </draw:line>
        <draw:line draw:style-name="gr14" draw:text-style-name="P2" draw:layer="layout" svg:x1="4.286cm" svg:y1="7.168cm" svg:x2="3.934cm" svg:y2="7.168cm">
          <text:p/>
        </draw:line>
        <draw:line draw:style-name="gr18" draw:text-style-name="P2" draw:layer="layout" svg:x1="4.286cm" svg:y1="6.233cm" svg:x2="5.342cm" svg:y2="6.233cm">
          <text:p/>
        </draw:line>
        <draw:line draw:style-name="gr15" draw:text-style-name="P2" draw:layer="layout" svg:x1="5.342cm" svg:y1="7.168cm" svg:x2="4.286cm" svg:y2="7.168cm">
          <text:p/>
        </draw:line>
        <draw:frame draw:style-name="gr10" draw:text-style-name="P11" draw:layer="layout" svg:width="1.124cm" svg:height="0.281cm" svg:x="2.477cm" svg:y="6.583cm">
          <draw:text-box>
            <text:p text:style-name="P4"><text:span text:style-name="T6">MEDIUM</text:span></text:p>
          </draw:text-box>
        </draw:frame>
        <draw:line draw:style-name="gr17" draw:text-style-name="P2" draw:layer="layout" svg:x1="5.342cm" svg:y1="6.233cm" svg:x2="5.693cm" svg:y2="6.233cm">
          <text:p/>
        </draw:line>
        <draw:line draw:style-name="gr14" draw:text-style-name="P2" draw:layer="layout" svg:x1="5.693cm" svg:y1="7.168cm" svg:x2="5.342cm" svg:y2="7.168cm">
          <text:p/>
        </draw:line>
        <draw:line draw:style-name="gr16" draw:text-style-name="P2" draw:layer="layout" svg:x1="5.693cm" svg:y1="6.233cm" svg:x2="7.452cm" svg:y2="6.233cm">
          <text:p/>
        </draw:line>
        <draw:line draw:style-name="gr13" draw:text-style-name="P2" draw:layer="layout" svg:x1="7.452cm" svg:y1="7.168cm" svg:x2="5.693cm" svg:y2="7.168cm">
          <text:p/>
        </draw:line>
        <draw:frame draw:style-name="gr11" draw:text-style-name="P12" draw:layer="layout" svg:width="0.447cm" svg:height="0.352cm" svg:x="4.287cm" svg:y="6.562cm">
          <draw:text-box>
            <text:p text:style-name="P4"><text:span text:style-name="T4">5.3</text:span></text:p>
          </draw:text-box>
        </draw:frame>
        <draw:line draw:style-name="gr16" draw:text-style-name="P2" draw:layer="layout" svg:x1="7.452cm" svg:y1="6.233cm" svg:x2="19.589cm" svg:y2="6.233cm">
          <text:p/>
        </draw:line>
        <draw:line draw:style-name="gr13" draw:text-style-name="P2" draw:layer="layout" svg:x1="19.589cm" svg:y1="7.168cm" svg:x2="7.452cm" svg:y2="7.168cm">
          <text:p/>
        </draw:line>
        <draw:frame draw:style-name="gr11" draw:text-style-name="P12" draw:layer="layout" svg:width="0.891cm" svg:height="0.352cm" svg:x="5.694cm" svg:y="6.562cm">
          <draw:text-box>
            <text:p text:style-name="P4"><text:span text:style-name="T7">57608</text:span></text:p>
          </draw:text-box>
        </draw:frame>
        <draw:line draw:style-name="gr16" draw:text-style-name="P2" draw:layer="layout" svg:x1="1.999cm" svg:y1="7.168cm" svg:x2="2.175cm" svg:y2="7.168cm">
          <text:p/>
        </draw:line>
        <draw:line draw:style-name="gr13" draw:text-style-name="P2" draw:layer="layout" svg:x1="2.175cm" svg:y1="8.103cm" svg:x2="1.999cm" svg:y2="8.103cm">
          <text:p/>
        </draw:line>
        <draw:line draw:style-name="gr16" draw:text-style-name="P2" draw:layer="layout" svg:x1="2.175cm" svg:y1="7.168cm" svg:x2="3.934cm" svg:y2="7.168cm">
          <text:p/>
        </draw:line>
        <draw:line draw:style-name="gr13" draw:text-style-name="P2" draw:layer="layout" svg:x1="3.934cm" svg:y1="8.103cm" svg:x2="2.175cm" svg:y2="8.103cm">
          <text:p/>
        </draw:line>
        <draw:polygon draw:style-name="gr7" draw:text-style-name="P8" draw:layer="layout" svg:width="1.759cm" svg:height="0.55cm" svg:x="2.175cm" svg:y="7.353cm" svg:viewBox="0 0 1760 551" draw:points="0,0 1760,0 1760,551 0,551">
          <text:p/>
        </draw:polygon>
        <draw:frame draw:style-name="gr11" draw:text-style-name="P12" draw:layer="layout" svg:width="4.244cm" svg:height="0.352cm" svg:x="7.453cm" svg:y="6.597cm">
          <draw:text-box>
            <text:p text:style-name="P4"><text:span text:style-name="T4">SMB Signing not required</text:span></text:p>
          </draw:text-box>
        </draw:frame>
        <draw:line draw:style-name="gr17" draw:text-style-name="P2" draw:layer="layout" svg:x1="3.934cm" svg:y1="7.168cm" svg:x2="4.286cm" svg:y2="7.168cm">
          <text:p/>
        </draw:line>
        <draw:line draw:style-name="gr14" draw:text-style-name="P2" draw:layer="layout" svg:x1="4.286cm" svg:y1="8.103cm" svg:x2="3.934cm" svg:y2="8.103cm">
          <text:p/>
        </draw:line>
        <draw:line draw:style-name="gr18" draw:text-style-name="P2" draw:layer="layout" svg:x1="4.286cm" svg:y1="7.168cm" svg:x2="5.342cm" svg:y2="7.168cm">
          <text:p/>
        </draw:line>
        <draw:line draw:style-name="gr15" draw:text-style-name="P2" draw:layer="layout" svg:x1="5.342cm" svg:y1="8.103cm" svg:x2="4.286cm" svg:y2="8.103cm">
          <text:p/>
        </draw:line>
        <draw:frame draw:style-name="gr10" draw:text-style-name="P11" draw:layer="layout" svg:width="1.124cm" svg:height="0.281cm" svg:x="2.477cm" svg:y="7.517cm">
          <draw:text-box>
            <text:p text:style-name="P4"><text:span text:style-name="T6">MEDIUM</text:span></text:p>
          </draw:text-box>
        </draw:frame>
        <draw:line draw:style-name="gr17" draw:text-style-name="P2" draw:layer="layout" svg:x1="5.342cm" svg:y1="7.168cm" svg:x2="5.693cm" svg:y2="7.168cm">
          <text:p/>
        </draw:line>
        <draw:line draw:style-name="gr14" draw:text-style-name="P2" draw:layer="layout" svg:x1="5.693cm" svg:y1="8.103cm" svg:x2="5.342cm" svg:y2="8.103cm">
          <text:p/>
        </draw:line>
        <draw:line draw:style-name="gr16" draw:text-style-name="P2" draw:layer="layout" svg:x1="5.693cm" svg:y1="7.168cm" svg:x2="7.452cm" svg:y2="7.168cm">
          <text:p/>
        </draw:line>
        <draw:line draw:style-name="gr13" draw:text-style-name="P2" draw:layer="layout" svg:x1="7.452cm" svg:y1="8.103cm" svg:x2="5.693cm" svg:y2="8.103cm">
          <text:p/>
        </draw:line>
        <draw:frame draw:style-name="gr11" draw:text-style-name="P12" draw:layer="layout" svg:width="0.447cm" svg:height="0.352cm" svg:x="4.287cm" svg:y="7.497cm">
          <draw:text-box>
            <text:p text:style-name="P4"><text:span text:style-name="T4">5.3</text:span></text:p>
          </draw:text-box>
        </draw:frame>
        <draw:line draw:style-name="gr16" draw:text-style-name="P2" draw:layer="layout" svg:x1="7.452cm" svg:y1="7.168cm" svg:x2="19.589cm" svg:y2="7.168cm">
          <text:p/>
        </draw:line>
        <draw:line draw:style-name="gr13" draw:text-style-name="P2" draw:layer="layout" svg:x1="19.589cm" svg:y1="8.103cm" svg:x2="7.452cm" svg:y2="8.103cm">
          <text:p/>
        </draw:line>
        <draw:frame draw:style-name="gr11" draw:text-style-name="P12" draw:layer="layout" svg:width="0.891cm" svg:height="0.352cm" svg:x="5.694cm" svg:y="7.497cm">
          <draw:text-box>
            <text:p text:style-name="P4"><text:span text:style-name="T7">15901</text:span></text:p>
          </draw:text-box>
        </draw:frame>
        <draw:line draw:style-name="gr16" draw:text-style-name="P2" draw:layer="layout" svg:x1="1.999cm" svg:y1="8.103cm" svg:x2="2.175cm" svg:y2="8.103cm">
          <text:p/>
        </draw:line>
        <draw:line draw:style-name="gr13" draw:text-style-name="P2" draw:layer="layout" svg:x1="2.175cm" svg:y1="9.037cm" svg:x2="1.999cm" svg:y2="9.037cm">
          <text:p/>
        </draw:line>
        <draw:line draw:style-name="gr16" draw:text-style-name="P2" draw:layer="layout" svg:x1="2.175cm" svg:y1="8.103cm" svg:x2="3.934cm" svg:y2="8.103cm">
          <text:p/>
        </draw:line>
        <draw:line draw:style-name="gr13" draw:text-style-name="P2" draw:layer="layout" svg:x1="3.934cm" svg:y1="9.037cm" svg:x2="2.175cm" svg:y2="9.037cm">
          <text:p/>
        </draw:line>
        <draw:polygon draw:style-name="gr7" draw:text-style-name="P8" draw:layer="layout" svg:width="1.759cm" svg:height="0.55cm" svg:x="2.175cm" svg:y="8.288cm" svg:viewBox="0 0 1760 551" draw:points="0,0 1760,0 1760,551 0,551">
          <text:p/>
        </draw:polygon>
        <draw:frame draw:style-name="gr11" draw:text-style-name="P12" draw:layer="layout" svg:width="3.376cm" svg:height="0.352cm" svg:x="7.453cm" svg:y="7.532cm">
          <draw:text-box>
            <text:p text:style-name="P4"><text:span text:style-name="T4">SSL Certificate Expiry</text:span></text:p>
          </draw:text-box>
        </draw:frame>
        <draw:line draw:style-name="gr17" draw:text-style-name="P2" draw:layer="layout" svg:x1="3.934cm" svg:y1="8.103cm" svg:x2="4.286cm" svg:y2="8.103cm">
          <text:p/>
        </draw:line>
        <draw:line draw:style-name="gr14" draw:text-style-name="P2" draw:layer="layout" svg:x1="4.286cm" svg:y1="9.037cm" svg:x2="3.934cm" svg:y2="9.037cm">
          <text:p/>
        </draw:line>
        <draw:line draw:style-name="gr18" draw:text-style-name="P2" draw:layer="layout" svg:x1="4.286cm" svg:y1="8.103cm" svg:x2="5.342cm" svg:y2="8.103cm">
          <text:p/>
        </draw:line>
        <draw:line draw:style-name="gr15" draw:text-style-name="P2" draw:layer="layout" svg:x1="5.342cm" svg:y1="9.037cm" svg:x2="4.286cm" svg:y2="9.037cm">
          <text:p/>
        </draw:line>
        <draw:frame draw:style-name="gr10" draw:text-style-name="P11" draw:layer="layout" svg:width="1.124cm" svg:height="0.281cm" svg:x="2.477cm" svg:y="8.452cm">
          <draw:text-box>
            <text:p text:style-name="P4"><text:span text:style-name="T6">MEDIUM</text:span></text:p>
          </draw:text-box>
        </draw:frame>
        <draw:line draw:style-name="gr17" draw:text-style-name="P2" draw:layer="layout" svg:x1="5.342cm" svg:y1="8.103cm" svg:x2="5.693cm" svg:y2="8.103cm">
          <text:p/>
        </draw:line>
        <draw:line draw:style-name="gr14" draw:text-style-name="P2" draw:layer="layout" svg:x1="5.693cm" svg:y1="9.037cm" svg:x2="5.342cm" svg:y2="9.037cm">
          <text:p/>
        </draw:line>
        <draw:line draw:style-name="gr16" draw:text-style-name="P2" draw:layer="layout" svg:x1="5.693cm" svg:y1="8.103cm" svg:x2="7.452cm" svg:y2="8.103cm">
          <text:p/>
        </draw:line>
        <draw:line draw:style-name="gr13" draw:text-style-name="P2" draw:layer="layout" svg:x1="7.452cm" svg:y1="9.037cm" svg:x2="5.693cm" svg:y2="9.037cm">
          <text:p/>
        </draw:line>
        <draw:frame draw:style-name="gr11" draw:text-style-name="P12" draw:layer="layout" svg:width="0.447cm" svg:height="0.352cm" svg:x="4.287cm" svg:y="8.432cm">
          <draw:text-box>
            <text:p text:style-name="P4"><text:span text:style-name="T4">5.3</text:span></text:p>
          </draw:text-box>
        </draw:frame>
        <draw:line draw:style-name="gr16" draw:text-style-name="P2" draw:layer="layout" svg:x1="7.452cm" svg:y1="8.103cm" svg:x2="19.589cm" svg:y2="8.103cm">
          <text:p/>
        </draw:line>
        <draw:line draw:style-name="gr13" draw:text-style-name="P2" draw:layer="layout" svg:x1="19.589cm" svg:y1="9.037cm" svg:x2="7.452cm" svg:y2="9.037cm">
          <text:p/>
        </draw:line>
        <draw:frame draw:style-name="gr11" draw:text-style-name="P12" draw:layer="layout" svg:width="0.891cm" svg:height="0.352cm" svg:x="5.694cm" svg:y="8.432cm">
          <draw:text-box>
            <text:p text:style-name="P4"><text:span text:style-name="T7">45411</text:span></text:p>
          </draw:text-box>
        </draw:frame>
        <draw:line draw:style-name="gr16" draw:text-style-name="P2" draw:layer="layout" svg:x1="1.999cm" svg:y1="9.037cm" svg:x2="2.175cm" svg:y2="9.037cm">
          <text:p/>
        </draw:line>
        <draw:line draw:style-name="gr13" draw:text-style-name="P2" draw:layer="layout" svg:x1="2.175cm" svg:y1="9.972cm" svg:x2="1.999cm" svg:y2="9.972cm">
          <text:p/>
        </draw:line>
        <draw:line draw:style-name="gr16" draw:text-style-name="P2" draw:layer="layout" svg:x1="2.175cm" svg:y1="9.037cm" svg:x2="3.934cm" svg:y2="9.037cm">
          <text:p/>
        </draw:line>
        <draw:line draw:style-name="gr13" draw:text-style-name="P2" draw:layer="layout" svg:x1="3.934cm" svg:y1="9.972cm" svg:x2="2.175cm" svg:y2="9.972cm">
          <text:p/>
        </draw:line>
        <draw:polygon draw:style-name="gr7" draw:text-style-name="P8" draw:layer="layout" svg:width="1.759cm" svg:height="0.55cm" svg:x="2.175cm" svg:y="9.223cm" svg:viewBox="0 0 1760 551" draw:points="0,0 1760,0 1760,551 0,551">
          <text:p/>
        </draw:polygon>
        <draw:frame draw:style-name="gr11" draw:text-style-name="P12" draw:layer="layout" svg:width="6.115cm" svg:height="0.352cm" svg:x="7.453cm" svg:y="8.467cm">
          <draw:text-box>
            <text:p text:style-name="P4"><text:span text:style-name="T4">SSL Certificate with Wrong Hostname</text:span></text:p>
          </draw:text-box>
        </draw:frame>
        <draw:line draw:style-name="gr17" draw:text-style-name="P2" draw:layer="layout" svg:x1="3.934cm" svg:y1="9.037cm" svg:x2="4.286cm" svg:y2="9.037cm">
          <text:p/>
        </draw:line>
        <draw:line draw:style-name="gr14" draw:text-style-name="P2" draw:layer="layout" svg:x1="4.286cm" svg:y1="9.972cm" svg:x2="3.934cm" svg:y2="9.972cm">
          <text:p/>
        </draw:line>
        <draw:line draw:style-name="gr18" draw:text-style-name="P2" draw:layer="layout" svg:x1="4.286cm" svg:y1="9.037cm" svg:x2="5.342cm" svg:y2="9.037cm">
          <text:p/>
        </draw:line>
        <draw:line draw:style-name="gr15" draw:text-style-name="P2" draw:layer="layout" svg:x1="5.342cm" svg:y1="9.972cm" svg:x2="4.286cm" svg:y2="9.972cm">
          <text:p/>
        </draw:line>
        <draw:frame draw:style-name="gr10" draw:text-style-name="P11" draw:layer="layout" svg:width="1.124cm" svg:height="0.281cm" svg:x="2.477cm" svg:y="9.387cm">
          <draw:text-box>
            <text:p text:style-name="P4"><text:span text:style-name="T6">MEDIUM</text:span></text:p>
          </draw:text-box>
        </draw:frame>
        <draw:line draw:style-name="gr17" draw:text-style-name="P2" draw:layer="layout" svg:x1="5.342cm" svg:y1="9.037cm" svg:x2="5.693cm" svg:y2="9.037cm">
          <text:p/>
        </draw:line>
        <draw:line draw:style-name="gr14" draw:text-style-name="P2" draw:layer="layout" svg:x1="5.693cm" svg:y1="9.972cm" svg:x2="5.342cm" svg:y2="9.972cm">
          <text:p/>
        </draw:line>
        <draw:line draw:style-name="gr16" draw:text-style-name="P2" draw:layer="layout" svg:x1="5.693cm" svg:y1="9.037cm" svg:x2="7.452cm" svg:y2="9.037cm">
          <text:p/>
        </draw:line>
        <draw:line draw:style-name="gr13" draw:text-style-name="P2" draw:layer="layout" svg:x1="7.452cm" svg:y1="9.972cm" svg:x2="5.693cm" svg:y2="9.972cm">
          <text:p/>
        </draw:line>
        <draw:frame draw:style-name="gr11" draw:text-style-name="P12" draw:layer="layout" svg:width="0.447cm" svg:height="0.352cm" svg:x="4.287cm" svg:y="9.366cm">
          <draw:text-box>
            <text:p text:style-name="P4"><text:span text:style-name="T4">5.3</text:span></text:p>
          </draw:text-box>
        </draw:frame>
        <draw:line draw:style-name="gr16" draw:text-style-name="P2" draw:layer="layout" svg:x1="7.452cm" svg:y1="9.037cm" svg:x2="19.589cm" svg:y2="9.037cm">
          <text:p/>
        </draw:line>
        <draw:line draw:style-name="gr13" draw:text-style-name="P2" draw:layer="layout" svg:x1="19.589cm" svg:y1="9.972cm" svg:x2="7.452cm" svg:y2="9.972cm">
          <text:p/>
        </draw:line>
        <draw:frame draw:style-name="gr11" draw:text-style-name="P12" draw:layer="layout" svg:width="0.891cm" svg:height="0.352cm" svg:x="5.694cm" svg:y="9.366cm">
          <draw:text-box>
            <text:p text:style-name="P4"><text:span text:style-name="T7">26928</text:span></text:p>
          </draw:text-box>
        </draw:frame>
        <draw:line draw:style-name="gr16" draw:text-style-name="P2" draw:layer="layout" svg:x1="1.999cm" svg:y1="9.972cm" svg:x2="2.175cm" svg:y2="9.972cm">
          <text:p/>
        </draw:line>
        <draw:line draw:style-name="gr13" draw:text-style-name="P2" draw:layer="layout" svg:x1="2.175cm" svg:y1="10.907cm" svg:x2="1.999cm" svg:y2="10.907cm">
          <text:p/>
        </draw:line>
        <draw:line draw:style-name="gr16" draw:text-style-name="P2" draw:layer="layout" svg:x1="2.175cm" svg:y1="9.972cm" svg:x2="3.934cm" svg:y2="9.972cm">
          <text:p/>
        </draw:line>
        <draw:line draw:style-name="gr13" draw:text-style-name="P2" draw:layer="layout" svg:x1="3.934cm" svg:y1="10.907cm" svg:x2="2.175cm" svg:y2="10.907cm">
          <text:p/>
        </draw:line>
        <draw:polygon draw:style-name="gr7" draw:text-style-name="P8" draw:layer="layout" svg:width="1.759cm" svg:height="0.551cm" svg:x="2.175cm" svg:y="10.157cm" svg:viewBox="0 0 1760 552" draw:points="0,0 1760,0 1760,552 0,552">
          <text:p/>
        </draw:polygon>
        <draw:frame draw:style-name="gr11" draw:text-style-name="P12" draw:layer="layout" svg:width="5.683cm" svg:height="0.352cm" svg:x="7.453cm" svg:y="9.402cm">
          <draw:text-box>
            <text:p text:style-name="P4"><text:span text:style-name="T4">SSL Weak Cipher Suites Supported</text:span></text:p>
          </draw:text-box>
        </draw:frame>
        <draw:line draw:style-name="gr17" draw:text-style-name="P2" draw:layer="layout" svg:x1="3.934cm" svg:y1="9.972cm" svg:x2="4.286cm" svg:y2="9.972cm">
          <text:p/>
        </draw:line>
        <draw:line draw:style-name="gr14" draw:text-style-name="P2" draw:layer="layout" svg:x1="4.286cm" svg:y1="10.907cm" svg:x2="3.934cm" svg:y2="10.907cm">
          <text:p/>
        </draw:line>
        <draw:line draw:style-name="gr18" draw:text-style-name="P2" draw:layer="layout" svg:x1="4.286cm" svg:y1="9.972cm" svg:x2="5.342cm" svg:y2="9.972cm">
          <text:p/>
        </draw:line>
        <draw:line draw:style-name="gr15" draw:text-style-name="P2" draw:layer="layout" svg:x1="5.342cm" svg:y1="10.907cm" svg:x2="4.286cm" svg:y2="10.907cm">
          <text:p/>
        </draw:line>
        <draw:frame draw:style-name="gr10" draw:text-style-name="P11" draw:layer="layout" svg:width="1.124cm" svg:height="0.281cm" svg:x="2.477cm" svg:y="10.322cm">
          <draw:text-box>
            <text:p text:style-name="P4"><text:span text:style-name="T6">MEDIUM</text:span></text:p>
          </draw:text-box>
        </draw:frame>
        <draw:line draw:style-name="gr17" draw:text-style-name="P2" draw:layer="layout" svg:x1="5.342cm" svg:y1="9.972cm" svg:x2="5.693cm" svg:y2="9.972cm">
          <text:p/>
        </draw:line>
        <draw:line draw:style-name="gr14" draw:text-style-name="P2" draw:layer="layout" svg:x1="5.693cm" svg:y1="10.907cm" svg:x2="5.342cm" svg:y2="10.907cm">
          <text:p/>
        </draw:line>
        <draw:line draw:style-name="gr16" draw:text-style-name="P2" draw:layer="layout" svg:x1="5.693cm" svg:y1="9.972cm" svg:x2="7.452cm" svg:y2="9.972cm">
          <text:p/>
        </draw:line>
        <draw:line draw:style-name="gr13" draw:text-style-name="P2" draw:layer="layout" svg:x1="7.452cm" svg:y1="10.907cm" svg:x2="5.693cm" svg:y2="10.907cm">
          <text:p/>
        </draw:line>
        <draw:frame draw:style-name="gr11" draw:text-style-name="P12" draw:layer="layout" svg:width="0.582cm" svg:height="0.352cm" svg:x="4.287cm" svg:y="10.301cm">
          <draw:text-box>
            <text:p text:style-name="P4"><text:span text:style-name="T4">4.0*</text:span></text:p>
          </draw:text-box>
        </draw:frame>
        <draw:line draw:style-name="gr16" draw:text-style-name="P2" draw:layer="layout" svg:x1="7.452cm" svg:y1="9.972cm" svg:x2="19.589cm" svg:y2="9.972cm">
          <text:p/>
        </draw:line>
        <draw:line draw:style-name="gr13" draw:text-style-name="P2" draw:layer="layout" svg:x1="19.589cm" svg:y1="10.907cm" svg:x2="7.452cm" svg:y2="10.907cm">
          <text:p/>
        </draw:line>
        <draw:frame draw:style-name="gr11" draw:text-style-name="P12" draw:layer="layout" svg:width="0.891cm" svg:height="0.352cm" svg:x="5.694cm" svg:y="10.301cm">
          <draw:text-box>
            <text:p text:style-name="P4"><text:span text:style-name="T7">52611</text:span></text:p>
          </draw:text-box>
        </draw:frame>
        <draw:line draw:style-name="gr16" draw:text-style-name="P2" draw:layer="layout" svg:x1="1.999cm" svg:y1="10.907cm" svg:x2="2.175cm" svg:y2="10.907cm">
          <text:p/>
        </draw:line>
        <draw:line draw:style-name="gr13" draw:text-style-name="P2" draw:layer="layout" svg:x1="2.175cm" svg:y1="11.842cm" svg:x2="1.999cm" svg:y2="11.842cm">
          <text:p/>
        </draw:line>
        <draw:line draw:style-name="gr16" draw:text-style-name="P2" draw:layer="layout" svg:x1="2.175cm" svg:y1="10.907cm" svg:x2="3.934cm" svg:y2="10.907cm">
          <text:p/>
        </draw:line>
        <draw:line draw:style-name="gr13" draw:text-style-name="P2" draw:layer="layout" svg:x1="3.934cm" svg:y1="11.842cm" svg:x2="2.175cm" svg:y2="11.842cm">
          <text:p/>
        </draw:line>
        <draw:polygon draw:style-name="gr7" draw:text-style-name="P8" draw:layer="layout" svg:width="1.759cm" svg:height="0.551cm" svg:x="2.175cm" svg:y="11.092cm" svg:viewBox="0 0 1760 552" draw:points="0,0 1760,0 1760,552 0,552">
          <text:p/>
        </draw:polygon>
        <draw:frame draw:style-name="gr11" draw:text-style-name="P12" draw:layer="layout" svg:width="8.642cm" svg:height="0.352cm" svg:x="7.453cm" svg:y="10.337cm">
          <draw:text-box>
            <text:p text:style-name="P4"><text:span text:style-name="T4">SMTP Service STARTTLS Plaintext Command Injection</text:span></text:p>
          </draw:text-box>
        </draw:frame>
        <draw:line draw:style-name="gr17" draw:text-style-name="P2" draw:layer="layout" svg:x1="3.934cm" svg:y1="10.907cm" svg:x2="4.286cm" svg:y2="10.907cm">
          <text:p/>
        </draw:line>
        <draw:line draw:style-name="gr14" draw:text-style-name="P2" draw:layer="layout" svg:x1="4.286cm" svg:y1="11.842cm" svg:x2="3.934cm" svg:y2="11.842cm">
          <text:p/>
        </draw:line>
        <draw:line draw:style-name="gr18" draw:text-style-name="P2" draw:layer="layout" svg:x1="4.286cm" svg:y1="10.907cm" svg:x2="5.342cm" svg:y2="10.907cm">
          <text:p/>
        </draw:line>
        <draw:line draw:style-name="gr15" draw:text-style-name="P2" draw:layer="layout" svg:x1="5.342cm" svg:y1="11.842cm" svg:x2="4.286cm" svg:y2="11.842cm">
          <text:p/>
        </draw:line>
        <draw:frame draw:style-name="gr10" draw:text-style-name="P11" draw:layer="layout" svg:width="1.124cm" svg:height="0.281cm" svg:x="2.477cm" svg:y="11.257cm">
          <draw:text-box>
            <text:p text:style-name="P4"><text:span text:style-name="T6">MEDIUM</text:span></text:p>
          </draw:text-box>
        </draw:frame>
        <draw:line draw:style-name="gr17" draw:text-style-name="P2" draw:layer="layout" svg:x1="5.342cm" svg:y1="10.907cm" svg:x2="5.693cm" svg:y2="10.907cm">
          <text:p/>
        </draw:line>
        <draw:line draw:style-name="gr14" draw:text-style-name="P2" draw:layer="layout" svg:x1="5.693cm" svg:y1="11.842cm" svg:x2="5.342cm" svg:y2="11.842cm">
          <text:p/>
        </draw:line>
        <draw:line draw:style-name="gr16" draw:text-style-name="P2" draw:layer="layout" svg:x1="5.693cm" svg:y1="10.907cm" svg:x2="7.452cm" svg:y2="10.907cm">
          <text:p/>
        </draw:line>
        <draw:line draw:style-name="gr13" draw:text-style-name="P2" draw:layer="layout" svg:x1="7.452cm" svg:y1="11.842cm" svg:x2="5.693cm" svg:y2="11.842cm">
          <text:p/>
        </draw:line>
        <draw:frame draw:style-name="gr11" draw:text-style-name="P12" draw:layer="layout" svg:width="0.582cm" svg:height="0.352cm" svg:x="4.287cm" svg:y="11.236cm">
          <draw:text-box>
            <text:p text:style-name="P4"><text:span text:style-name="T4">4.3*</text:span></text:p>
          </draw:text-box>
        </draw:frame>
        <draw:line draw:style-name="gr16" draw:text-style-name="P2" draw:layer="layout" svg:x1="7.452cm" svg:y1="10.907cm" svg:x2="19.589cm" svg:y2="10.907cm">
          <text:p/>
        </draw:line>
        <draw:line draw:style-name="gr13" draw:text-style-name="P2" draw:layer="layout" svg:x1="19.589cm" svg:y1="11.842cm" svg:x2="7.452cm" svg:y2="11.842cm">
          <text:p/>
        </draw:line>
        <draw:frame draw:style-name="gr11" draw:text-style-name="P12" draw:layer="layout" svg:width="0.891cm" svg:height="0.352cm" svg:x="5.694cm" svg:y="11.236cm">
          <draw:text-box>
            <text:p text:style-name="P4"><text:span text:style-name="T7">90317</text:span></text:p>
          </draw:text-box>
        </draw:frame>
        <draw:line draw:style-name="gr16" draw:text-style-name="P2" draw:layer="layout" svg:x1="1.999cm" svg:y1="11.842cm" svg:x2="2.175cm" svg:y2="11.842cm">
          <text:p/>
        </draw:line>
        <draw:line draw:style-name="gr13" draw:text-style-name="P2" draw:layer="layout" svg:x1="2.175cm" svg:y1="12.777cm" svg:x2="1.999cm" svg:y2="12.777cm">
          <text:p/>
        </draw:line>
        <draw:line draw:style-name="gr16" draw:text-style-name="P2" draw:layer="layout" svg:x1="2.175cm" svg:y1="11.842cm" svg:x2="3.934cm" svg:y2="11.842cm">
          <text:p/>
        </draw:line>
        <draw:line draw:style-name="gr13" draw:text-style-name="P2" draw:layer="layout" svg:x1="3.934cm" svg:y1="12.777cm" svg:x2="2.175cm" svg:y2="12.777cm">
          <text:p/>
        </draw:line>
        <draw:polygon draw:style-name="gr7" draw:text-style-name="P8" draw:layer="layout" svg:width="1.759cm" svg:height="0.551cm" svg:x="2.175cm" svg:y="12.027cm" svg:viewBox="0 0 1760 552" draw:points="0,0 1760,0 1760,552 0,552">
          <text:p/>
        </draw:polygon>
        <draw:frame draw:style-name="gr11" draw:text-style-name="P12" draw:layer="layout" svg:width="5.361cm" svg:height="0.352cm" svg:x="7.453cm" svg:y="11.271cm">
          <draw:text-box>
            <text:p text:style-name="P4"><text:span text:style-name="T4">SSH Weak Algorithms Supported</text:span></text:p>
          </draw:text-box>
        </draw:frame>
        <draw:line draw:style-name="gr17" draw:text-style-name="P2" draw:layer="layout" svg:x1="3.934cm" svg:y1="11.842cm" svg:x2="4.286cm" svg:y2="11.842cm">
          <text:p/>
        </draw:line>
        <draw:line draw:style-name="gr14" draw:text-style-name="P2" draw:layer="layout" svg:x1="4.286cm" svg:y1="12.777cm" svg:x2="3.934cm" svg:y2="12.777cm">
          <text:p/>
        </draw:line>
        <draw:line draw:style-name="gr18" draw:text-style-name="P2" draw:layer="layout" svg:x1="4.286cm" svg:y1="11.842cm" svg:x2="5.342cm" svg:y2="11.842cm">
          <text:p/>
        </draw:line>
        <draw:line draw:style-name="gr15" draw:text-style-name="P2" draw:layer="layout" svg:x1="5.342cm" svg:y1="12.777cm" svg:x2="4.286cm" svg:y2="12.777cm">
          <text:p/>
        </draw:line>
        <draw:frame draw:style-name="gr10" draw:text-style-name="P11" draw:layer="layout" svg:width="1.124cm" svg:height="0.281cm" svg:x="2.477cm" svg:y="12.192cm">
          <draw:text-box>
            <text:p text:style-name="P4"><text:span text:style-name="T6">MEDIUM</text:span></text:p>
          </draw:text-box>
        </draw:frame>
        <draw:line draw:style-name="gr17" draw:text-style-name="P2" draw:layer="layout" svg:x1="5.342cm" svg:y1="11.842cm" svg:x2="5.693cm" svg:y2="11.842cm">
          <text:p/>
        </draw:line>
        <draw:line draw:style-name="gr14" draw:text-style-name="P2" draw:layer="layout" svg:x1="5.693cm" svg:y1="12.777cm" svg:x2="5.342cm" svg:y2="12.777cm">
          <text:p/>
        </draw:line>
        <draw:line draw:style-name="gr16" draw:text-style-name="P2" draw:layer="layout" svg:x1="5.693cm" svg:y1="11.842cm" svg:x2="7.452cm" svg:y2="11.842cm">
          <text:p/>
        </draw:line>
        <draw:line draw:style-name="gr13" draw:text-style-name="P2" draw:layer="layout" svg:x1="7.452cm" svg:y1="12.777cm" svg:x2="5.693cm" svg:y2="12.777cm">
          <text:p/>
        </draw:line>
        <draw:frame draw:style-name="gr11" draw:text-style-name="P12" draw:layer="layout" svg:width="0.582cm" svg:height="0.352cm" svg:x="4.287cm" svg:y="12.171cm">
          <draw:text-box>
            <text:p text:style-name="P4"><text:span text:style-name="T4">4.3*</text:span></text:p>
          </draw:text-box>
        </draw:frame>
        <draw:line draw:style-name="gr16" draw:text-style-name="P2" draw:layer="layout" svg:x1="7.452cm" svg:y1="11.842cm" svg:x2="19.589cm" svg:y2="11.842cm">
          <text:p/>
        </draw:line>
        <draw:line draw:style-name="gr13" draw:text-style-name="P2" draw:layer="layout" svg:x1="19.589cm" svg:y1="12.777cm" svg:x2="7.452cm" svg:y2="12.777cm">
          <text:p/>
        </draw:line>
        <draw:frame draw:style-name="gr11" draw:text-style-name="P12" draw:layer="layout" svg:width="0.891cm" svg:height="0.352cm" svg:x="5.694cm" svg:y="12.171cm">
          <draw:text-box>
            <text:p text:style-name="P4"><text:span text:style-name="T7">81606</text:span></text:p>
          </draw:text-box>
        </draw:frame>
        <draw:line draw:style-name="gr16" draw:text-style-name="P2" draw:layer="layout" svg:x1="1.999cm" svg:y1="12.777cm" svg:x2="2.175cm" svg:y2="12.777cm">
          <text:p/>
        </draw:line>
        <draw:line draw:style-name="gr13" draw:text-style-name="P2" draw:layer="layout" svg:x1="2.175cm" svg:y1="13.712cm" svg:x2="1.999cm" svg:y2="13.712cm">
          <text:p/>
        </draw:line>
        <draw:line draw:style-name="gr16" draw:text-style-name="P2" draw:layer="layout" svg:x1="2.175cm" svg:y1="12.777cm" svg:x2="3.934cm" svg:y2="12.777cm">
          <text:p/>
        </draw:line>
        <draw:line draw:style-name="gr13" draw:text-style-name="P2" draw:layer="layout" svg:x1="3.934cm" svg:y1="13.712cm" svg:x2="2.175cm" svg:y2="13.712cm">
          <text:p/>
        </draw:line>
        <draw:polygon draw:style-name="gr8" draw:text-style-name="P9" draw:layer="layout" svg:width="1.759cm" svg:height="0.55cm" svg:x="2.175cm" svg:y="12.962cm" svg:viewBox="0 0 1760 551" draw:points="0,0 1760,0 1760,551 0,551">
          <text:p/>
        </draw:polygon>
        <draw:frame draw:style-name="gr11" draw:text-style-name="P12" draw:layer="layout" svg:width="10.805cm" svg:height="0.352cm" svg:x="7.453cm" svg:y="12.206cm">
          <draw:text-box>
            <text:p text:style-name="P4"><text:span text:style-name="T4">SSL/TLS EXPORT_RSA &lt;= 512-bit Cipher Suites Supported (FREAK)</text:span></text:p>
          </draw:text-box>
        </draw:frame>
        <draw:line draw:style-name="gr17" draw:text-style-name="P2" draw:layer="layout" svg:x1="3.934cm" svg:y1="12.777cm" svg:x2="4.286cm" svg:y2="12.777cm">
          <text:p/>
        </draw:line>
        <draw:line draw:style-name="gr14" draw:text-style-name="P2" draw:layer="layout" svg:x1="4.286cm" svg:y1="13.712cm" svg:x2="3.934cm" svg:y2="13.712cm">
          <text:p/>
        </draw:line>
        <draw:line draw:style-name="gr18" draw:text-style-name="P2" draw:layer="layout" svg:x1="4.286cm" svg:y1="12.777cm" svg:x2="5.342cm" svg:y2="12.777cm">
          <text:p/>
        </draw:line>
        <draw:line draw:style-name="gr15" draw:text-style-name="P2" draw:layer="layout" svg:x1="5.342cm" svg:y1="13.712cm" svg:x2="4.286cm" svg:y2="13.712cm">
          <text:p/>
        </draw:line>
        <draw:frame draw:style-name="gr10" draw:text-style-name="P11" draw:layer="layout" svg:width="0.62cm" svg:height="0.281cm" svg:x="2.746cm" svg:y="13.127cm">
          <draw:text-box>
            <text:p text:style-name="P4"><text:span text:style-name="T6">LOW</text:span></text:p>
          </draw:text-box>
        </draw:frame>
        <draw:line draw:style-name="gr17" draw:text-style-name="P2" draw:layer="layout" svg:x1="5.342cm" svg:y1="12.777cm" svg:x2="5.693cm" svg:y2="12.777cm">
          <text:p/>
        </draw:line>
        <draw:line draw:style-name="gr14" draw:text-style-name="P2" draw:layer="layout" svg:x1="5.693cm" svg:y1="13.712cm" svg:x2="5.342cm" svg:y2="13.712cm">
          <text:p/>
        </draw:line>
        <draw:line draw:style-name="gr16" draw:text-style-name="P2" draw:layer="layout" svg:x1="5.693cm" svg:y1="12.777cm" svg:x2="7.452cm" svg:y2="12.777cm">
          <text:p/>
        </draw:line>
        <draw:line draw:style-name="gr13" draw:text-style-name="P2" draw:layer="layout" svg:x1="7.452cm" svg:y1="13.712cm" svg:x2="5.693cm" svg:y2="13.712cm">
          <text:p/>
        </draw:line>
        <draw:frame draw:style-name="gr11" draw:text-style-name="P12" draw:layer="layout" svg:width="0.447cm" svg:height="0.352cm" svg:x="4.287cm" svg:y="13.106cm">
          <draw:text-box>
            <text:p text:style-name="P4"><text:span text:style-name="T4">3.7</text:span></text:p>
          </draw:text-box>
        </draw:frame>
        <draw:line draw:style-name="gr16" draw:text-style-name="P2" draw:layer="layout" svg:x1="7.452cm" svg:y1="12.777cm" svg:x2="19.589cm" svg:y2="12.777cm">
          <text:p/>
        </draw:line>
        <draw:line draw:style-name="gr13" draw:text-style-name="P2" draw:layer="layout" svg:x1="19.589cm" svg:y1="13.712cm" svg:x2="7.452cm" svg:y2="13.712cm">
          <text:p/>
        </draw:line>
        <draw:frame draw:style-name="gr11" draw:text-style-name="P12" draw:layer="layout" svg:width="1.069cm" svg:height="0.352cm" svg:x="5.694cm" svg:y="13.106cm">
          <draw:text-box>
            <text:p text:style-name="P4"><text:span text:style-name="T7">153953</text:span></text:p>
          </draw:text-box>
        </draw:frame>
        <draw:line draw:style-name="gr16" draw:text-style-name="P2" draw:layer="layout" svg:x1="1.999cm" svg:y1="13.712cm" svg:x2="2.175cm" svg:y2="13.712cm">
          <text:p/>
        </draw:line>
        <draw:line draw:style-name="gr13" draw:text-style-name="P2" draw:layer="layout" svg:x1="2.175cm" svg:y1="14.647cm" svg:x2="1.999cm" svg:y2="14.647cm">
          <text:p/>
        </draw:line>
        <draw:line draw:style-name="gr16" draw:text-style-name="P2" draw:layer="layout" svg:x1="2.175cm" svg:y1="13.712cm" svg:x2="3.934cm" svg:y2="13.712cm">
          <text:p/>
        </draw:line>
        <draw:line draw:style-name="gr13" draw:text-style-name="P2" draw:layer="layout" svg:x1="3.934cm" svg:y1="14.647cm" svg:x2="2.175cm" svg:y2="14.647cm">
          <text:p/>
        </draw:line>
        <draw:polygon draw:style-name="gr8" draw:text-style-name="P9" draw:layer="layout" svg:width="1.759cm" svg:height="0.55cm" svg:x="2.175cm" svg:y="13.897cm" svg:viewBox="0 0 1760 551" draw:points="0,0 1760,0 1760,551 0,551">
          <text:p/>
        </draw:polygon>
        <draw:frame draw:style-name="gr11" draw:text-style-name="P12" draw:layer="layout" svg:width="7.334cm" svg:height="0.352cm" svg:x="7.453cm" svg:y="13.141cm">
          <draw:text-box>
            <text:p text:style-name="P4"><text:span text:style-name="T4">SSH Weak Key Exchange Algorithms Enabled</text:span></text:p>
          </draw:text-box>
        </draw:frame>
        <draw:line draw:style-name="gr17" draw:text-style-name="P2" draw:layer="layout" svg:x1="3.934cm" svg:y1="13.712cm" svg:x2="4.286cm" svg:y2="13.712cm">
          <text:p/>
        </draw:line>
        <draw:line draw:style-name="gr14" draw:text-style-name="P2" draw:layer="layout" svg:x1="4.286cm" svg:y1="14.647cm" svg:x2="3.934cm" svg:y2="14.647cm">
          <text:p/>
        </draw:line>
        <draw:line draw:style-name="gr18" draw:text-style-name="P2" draw:layer="layout" svg:x1="4.286cm" svg:y1="13.712cm" svg:x2="5.342cm" svg:y2="13.712cm">
          <text:p/>
        </draw:line>
        <draw:line draw:style-name="gr15" draw:text-style-name="P2" draw:layer="layout" svg:x1="5.342cm" svg:y1="14.647cm" svg:x2="4.286cm" svg:y2="14.647cm">
          <text:p/>
        </draw:line>
        <draw:frame draw:style-name="gr10" draw:text-style-name="P11" draw:layer="layout" svg:width="0.62cm" svg:height="0.281cm" svg:x="2.746cm" svg:y="14.062cm">
          <draw:text-box>
            <text:p text:style-name="P4"><text:span text:style-name="T6">LOW</text:span></text:p>
          </draw:text-box>
        </draw:frame>
        <draw:line draw:style-name="gr17" draw:text-style-name="P2" draw:layer="layout" svg:x1="5.342cm" svg:y1="13.712cm" svg:x2="5.693cm" svg:y2="13.712cm">
          <text:p/>
        </draw:line>
        <draw:line draw:style-name="gr14" draw:text-style-name="P2" draw:layer="layout" svg:x1="5.693cm" svg:y1="14.647cm" svg:x2="5.342cm" svg:y2="14.647cm">
          <text:p/>
        </draw:line>
        <draw:line draw:style-name="gr16" draw:text-style-name="P2" draw:layer="layout" svg:x1="5.693cm" svg:y1="13.712cm" svg:x2="7.452cm" svg:y2="13.712cm">
          <text:p/>
        </draw:line>
        <draw:line draw:style-name="gr13" draw:text-style-name="P2" draw:layer="layout" svg:x1="7.452cm" svg:y1="14.647cm" svg:x2="5.693cm" svg:y2="14.647cm">
          <text:p/>
        </draw:line>
        <draw:frame draw:style-name="gr11" draw:text-style-name="P12" draw:layer="layout" svg:width="0.447cm" svg:height="0.352cm" svg:x="4.287cm" svg:y="14.041cm">
          <draw:text-box>
            <text:p text:style-name="P4"><text:span text:style-name="T4">3.7</text:span></text:p>
          </draw:text-box>
        </draw:frame>
        <draw:line draw:style-name="gr16" draw:text-style-name="P2" draw:layer="layout" svg:x1="7.452cm" svg:y1="13.712cm" svg:x2="19.589cm" svg:y2="13.712cm">
          <text:p/>
        </draw:line>
        <draw:line draw:style-name="gr13" draw:text-style-name="P2" draw:layer="layout" svg:x1="19.589cm" svg:y1="14.647cm" svg:x2="7.452cm" svg:y2="14.647cm">
          <text:p/>
        </draw:line>
        <draw:frame draw:style-name="gr11" draw:text-style-name="P12" draw:layer="layout" svg:width="0.891cm" svg:height="0.352cm" svg:x="5.694cm" svg:y="14.041cm">
          <draw:text-box>
            <text:p text:style-name="P4"><text:span text:style-name="T7">83738</text:span></text:p>
          </draw:text-box>
        </draw:frame>
        <draw:line draw:style-name="gr16" draw:text-style-name="P2" draw:layer="layout" svg:x1="1.999cm" svg:y1="14.647cm" svg:x2="2.175cm" svg:y2="14.647cm">
          <text:p/>
        </draw:line>
        <draw:line draw:style-name="gr13" draw:text-style-name="P2" draw:layer="layout" svg:x1="2.175cm" svg:y1="15.581cm" svg:x2="1.999cm" svg:y2="15.581cm">
          <text:p/>
        </draw:line>
        <draw:line draw:style-name="gr16" draw:text-style-name="P2" draw:layer="layout" svg:x1="2.175cm" svg:y1="14.647cm" svg:x2="3.934cm" svg:y2="14.647cm">
          <text:p/>
        </draw:line>
        <draw:line draw:style-name="gr13" draw:text-style-name="P2" draw:layer="layout" svg:x1="3.934cm" svg:y1="15.581cm" svg:x2="2.175cm" svg:y2="15.581cm">
          <text:p/>
        </draw:line>
        <draw:polygon draw:style-name="gr8" draw:text-style-name="P9" draw:layer="layout" svg:width="1.759cm" svg:height="0.55cm" svg:x="2.175cm" svg:y="14.832cm" svg:viewBox="0 0 1760 551" draw:points="0,0 1760,0 1760,551 0,551">
          <text:p/>
        </draw:polygon>
        <draw:frame draw:style-name="gr11" draw:text-style-name="P12" draw:layer="layout" svg:width="12.173cm" svg:height="0.352cm" svg:x="7.453cm" svg:y="14.076cm">
          <draw:text-box>
            <text:p text:style-name="P4"><text:span text:style-name="T4">SSL/TLS EXPORT_DHE &lt;= 512-bit Export Cipher Suites Supported (Logjam)</text:span></text:p>
          </draw:text-box>
        </draw:frame>
        <draw:line draw:style-name="gr17" draw:text-style-name="P2" draw:layer="layout" svg:x1="3.934cm" svg:y1="14.647cm" svg:x2="4.286cm" svg:y2="14.647cm">
          <text:p/>
        </draw:line>
        <draw:line draw:style-name="gr14" draw:text-style-name="P2" draw:layer="layout" svg:x1="4.286cm" svg:y1="15.581cm" svg:x2="3.934cm" svg:y2="15.581cm">
          <text:p/>
        </draw:line>
        <draw:line draw:style-name="gr18" draw:text-style-name="P2" draw:layer="layout" svg:x1="4.286cm" svg:y1="14.647cm" svg:x2="5.342cm" svg:y2="14.647cm">
          <text:p/>
        </draw:line>
        <draw:line draw:style-name="gr15" draw:text-style-name="P2" draw:layer="layout" svg:x1="5.342cm" svg:y1="15.581cm" svg:x2="4.286cm" svg:y2="15.581cm">
          <text:p/>
        </draw:line>
        <draw:frame draw:style-name="gr10" draw:text-style-name="P11" draw:layer="layout" svg:width="0.62cm" svg:height="0.281cm" svg:x="2.746cm" svg:y="14.996cm">
          <draw:text-box>
            <text:p text:style-name="P4"><text:span text:style-name="T6">LOW</text:span></text:p>
          </draw:text-box>
        </draw:frame>
        <draw:line draw:style-name="gr17" draw:text-style-name="P2" draw:layer="layout" svg:x1="5.342cm" svg:y1="14.647cm" svg:x2="5.693cm" svg:y2="14.647cm">
          <text:p/>
        </draw:line>
        <draw:line draw:style-name="gr14" draw:text-style-name="P2" draw:layer="layout" svg:x1="5.693cm" svg:y1="15.581cm" svg:x2="5.342cm" svg:y2="15.581cm">
          <text:p/>
        </draw:line>
        <draw:line draw:style-name="gr16" draw:text-style-name="P2" draw:layer="layout" svg:x1="5.693cm" svg:y1="14.647cm" svg:x2="7.452cm" svg:y2="14.647cm">
          <text:p/>
        </draw:line>
        <draw:line draw:style-name="gr13" draw:text-style-name="P2" draw:layer="layout" svg:x1="7.452cm" svg:y1="15.581cm" svg:x2="5.693cm" svg:y2="15.581cm">
          <text:p/>
        </draw:line>
        <draw:frame draw:style-name="gr11" draw:text-style-name="P12" draw:layer="layout" svg:width="0.582cm" svg:height="0.352cm" svg:x="4.287cm" svg:y="14.976cm">
          <draw:text-box>
            <text:p text:style-name="P4"><text:span text:style-name="T4">2.6*</text:span></text:p>
          </draw:text-box>
        </draw:frame>
        <draw:line draw:style-name="gr16" draw:text-style-name="P2" draw:layer="layout" svg:x1="7.452cm" svg:y1="14.647cm" svg:x2="19.589cm" svg:y2="14.647cm">
          <text:p/>
        </draw:line>
        <draw:line draw:style-name="gr13" draw:text-style-name="P2" draw:layer="layout" svg:x1="19.589cm" svg:y1="15.581cm" svg:x2="7.452cm" svg:y2="15.581cm">
          <text:p/>
        </draw:line>
        <draw:frame draw:style-name="gr11" draw:text-style-name="P12" draw:layer="layout" svg:width="0.891cm" svg:height="0.352cm" svg:x="5.694cm" svg:y="14.976cm">
          <draw:text-box>
            <text:p text:style-name="P4"><text:span text:style-name="T7">70658</text:span></text:p>
          </draw:text-box>
        </draw:frame>
        <draw:line draw:style-name="gr16" draw:text-style-name="P2" draw:layer="layout" svg:x1="1.999cm" svg:y1="15.581cm" svg:x2="2.175cm" svg:y2="15.581cm">
          <text:p/>
        </draw:line>
        <draw:line draw:style-name="gr13" draw:text-style-name="P2" draw:layer="layout" svg:x1="2.175cm" svg:y1="16.516cm" svg:x2="1.999cm" svg:y2="16.516cm">
          <text:p/>
        </draw:line>
        <draw:line draw:style-name="gr16" draw:text-style-name="P2" draw:layer="layout" svg:x1="2.175cm" svg:y1="15.581cm" svg:x2="3.934cm" svg:y2="15.581cm">
          <text:p/>
        </draw:line>
        <draw:line draw:style-name="gr13" draw:text-style-name="P2" draw:layer="layout" svg:x1="3.934cm" svg:y1="16.516cm" svg:x2="2.175cm" svg:y2="16.516cm">
          <text:p/>
        </draw:line>
        <draw:polygon draw:style-name="gr8" draw:text-style-name="P9" draw:layer="layout" svg:width="1.759cm" svg:height="0.55cm" svg:x="2.175cm" svg:y="15.767cm" svg:viewBox="0 0 1760 551" draw:points="0,0 1760,0 1760,551 0,551">
          <text:p/>
        </draw:polygon>
        <draw:frame draw:style-name="gr11" draw:text-style-name="P12" draw:layer="layout" svg:width="6.424cm" svg:height="0.352cm" svg:x="7.453cm" svg:y="15.011cm">
          <draw:text-box>
            <text:p text:style-name="P4"><text:span text:style-name="T4">SSH Server CBC Mode Ciphers Enabled</text:span></text:p>
          </draw:text-box>
        </draw:frame>
        <draw:line draw:style-name="gr17" draw:text-style-name="P2" draw:layer="layout" svg:x1="3.934cm" svg:y1="15.581cm" svg:x2="4.286cm" svg:y2="15.581cm">
          <text:p/>
        </draw:line>
        <draw:line draw:style-name="gr14" draw:text-style-name="P2" draw:layer="layout" svg:x1="4.286cm" svg:y1="16.516cm" svg:x2="3.934cm" svg:y2="16.516cm">
          <text:p/>
        </draw:line>
        <draw:line draw:style-name="gr18" draw:text-style-name="P2" draw:layer="layout" svg:x1="4.286cm" svg:y1="15.581cm" svg:x2="5.342cm" svg:y2="15.581cm">
          <text:p/>
        </draw:line>
        <draw:line draw:style-name="gr15" draw:text-style-name="P2" draw:layer="layout" svg:x1="5.342cm" svg:y1="16.516cm" svg:x2="4.286cm" svg:y2="16.516cm">
          <text:p/>
        </draw:line>
        <draw:frame draw:style-name="gr10" draw:text-style-name="P11" draw:layer="layout" svg:width="0.62cm" svg:height="0.281cm" svg:x="2.746cm" svg:y="15.931cm">
          <draw:text-box>
            <text:p text:style-name="P4"><text:span text:style-name="T6">LOW</text:span></text:p>
          </draw:text-box>
        </draw:frame>
        <draw:line draw:style-name="gr17" draw:text-style-name="P2" draw:layer="layout" svg:x1="5.342cm" svg:y1="15.581cm" svg:x2="5.693cm" svg:y2="15.581cm">
          <text:p/>
        </draw:line>
        <draw:line draw:style-name="gr14" draw:text-style-name="P2" draw:layer="layout" svg:x1="5.693cm" svg:y1="16.516cm" svg:x2="5.342cm" svg:y2="16.516cm">
          <text:p/>
        </draw:line>
        <draw:line draw:style-name="gr16" draw:text-style-name="P2" draw:layer="layout" svg:x1="5.693cm" svg:y1="15.581cm" svg:x2="7.452cm" svg:y2="15.581cm">
          <text:p/>
        </draw:line>
        <draw:line draw:style-name="gr13" draw:text-style-name="P2" draw:layer="layout" svg:x1="7.452cm" svg:y1="16.516cm" svg:x2="5.693cm" svg:y2="16.516cm">
          <text:p/>
        </draw:line>
        <draw:frame draw:style-name="gr11" draw:text-style-name="P12" draw:layer="layout" svg:width="0.582cm" svg:height="0.352cm" svg:x="4.287cm" svg:y="15.911cm">
          <draw:text-box>
            <text:p text:style-name="P4"><text:span text:style-name="T4">2.6*</text:span></text:p>
          </draw:text-box>
        </draw:frame>
        <draw:line draw:style-name="gr16" draw:text-style-name="P2" draw:layer="layout" svg:x1="7.452cm" svg:y1="15.581cm" svg:x2="19.589cm" svg:y2="15.581cm">
          <text:p/>
        </draw:line>
        <draw:line draw:style-name="gr13" draw:text-style-name="P2" draw:layer="layout" svg:x1="19.589cm" svg:y1="16.516cm" svg:x2="7.452cm" svg:y2="16.516cm">
          <text:p/>
        </draw:line>
        <draw:frame draw:style-name="gr11" draw:text-style-name="P12" draw:layer="layout" svg:width="0.891cm" svg:height="0.352cm" svg:x="5.694cm" svg:y="15.911cm">
          <draw:text-box>
            <text:p text:style-name="P4"><text:span text:style-name="T7">71049</text:span></text:p>
          </draw:text-box>
        </draw:frame>
        <draw:line draw:style-name="gr16" draw:text-style-name="P2" draw:layer="layout" svg:x1="1.999cm" svg:y1="16.516cm" svg:x2="2.175cm" svg:y2="16.516cm">
          <text:p/>
        </draw:line>
        <draw:line draw:style-name="gr13" draw:text-style-name="P2" draw:layer="layout" svg:x1="2.175cm" svg:y1="17.451cm" svg:x2="1.999cm" svg:y2="17.451cm">
          <text:p/>
        </draw:line>
        <draw:line draw:style-name="gr16" draw:text-style-name="P2" draw:layer="layout" svg:x1="2.175cm" svg:y1="16.516cm" svg:x2="3.934cm" svg:y2="16.516cm">
          <text:p/>
        </draw:line>
        <draw:line draw:style-name="gr13" draw:text-style-name="P2" draw:layer="layout" svg:x1="3.934cm" svg:y1="17.451cm" svg:x2="2.175cm" svg:y2="17.451cm">
          <text:p/>
        </draw:line>
        <draw:polygon draw:style-name="gr8" draw:text-style-name="P9" draw:layer="layout" svg:width="1.759cm" svg:height="0.551cm" svg:x="2.175cm" svg:y="16.701cm" svg:viewBox="0 0 1760 552" draw:points="0,0 1760,0 1760,552 0,552">
          <text:p/>
        </draw:polygon>
        <draw:frame draw:style-name="gr11" draw:text-style-name="P12" draw:layer="layout" svg:width="5.899cm" svg:height="0.352cm" svg:x="7.453cm" svg:y="15.946cm">
          <draw:text-box>
            <text:p text:style-name="P4"><text:span text:style-name="T4">SSH Weak MAC Algorithms Enabled</text:span></text:p>
          </draw:text-box>
        </draw:frame>
        <draw:line draw:style-name="gr17" draw:text-style-name="P2" draw:layer="layout" svg:x1="3.934cm" svg:y1="16.516cm" svg:x2="4.286cm" svg:y2="16.516cm">
          <text:p/>
        </draw:line>
        <draw:line draw:style-name="gr14" draw:text-style-name="P2" draw:layer="layout" svg:x1="4.286cm" svg:y1="17.451cm" svg:x2="3.934cm" svg:y2="17.451cm">
          <text:p/>
        </draw:line>
        <draw:line draw:style-name="gr18" draw:text-style-name="P2" draw:layer="layout" svg:x1="4.286cm" svg:y1="16.516cm" svg:x2="5.342cm" svg:y2="16.516cm">
          <text:p/>
        </draw:line>
        <draw:line draw:style-name="gr15" draw:text-style-name="P2" draw:layer="layout" svg:x1="5.342cm" svg:y1="17.451cm" svg:x2="4.286cm" svg:y2="17.451cm">
          <text:p/>
        </draw:line>
        <draw:frame draw:style-name="gr10" draw:text-style-name="P11" draw:layer="layout" svg:width="0.62cm" svg:height="0.281cm" svg:x="2.746cm" svg:y="16.866cm">
          <draw:text-box>
            <text:p text:style-name="P4"><text:span text:style-name="T6">LOW</text:span></text:p>
          </draw:text-box>
        </draw:frame>
        <draw:line draw:style-name="gr17" draw:text-style-name="P2" draw:layer="layout" svg:x1="5.342cm" svg:y1="16.516cm" svg:x2="5.693cm" svg:y2="16.516cm">
          <text:p/>
        </draw:line>
        <draw:line draw:style-name="gr14" draw:text-style-name="P2" draw:layer="layout" svg:x1="5.693cm" svg:y1="17.451cm" svg:x2="5.342cm" svg:y2="17.451cm">
          <text:p/>
        </draw:line>
        <draw:line draw:style-name="gr16" draw:text-style-name="P2" draw:layer="layout" svg:x1="5.693cm" svg:y1="16.516cm" svg:x2="7.452cm" svg:y2="16.516cm">
          <text:p/>
        </draw:line>
        <draw:line draw:style-name="gr13" draw:text-style-name="P2" draw:layer="layout" svg:x1="7.452cm" svg:y1="17.451cm" svg:x2="5.693cm" svg:y2="17.451cm">
          <text:p/>
        </draw:line>
        <draw:frame draw:style-name="gr11" draw:text-style-name="P12" draw:layer="layout" svg:width="0.582cm" svg:height="0.352cm" svg:x="4.287cm" svg:y="16.845cm">
          <draw:text-box>
            <text:p text:style-name="P4"><text:span text:style-name="T4">2.6*</text:span></text:p>
          </draw:text-box>
        </draw:frame>
        <draw:line draw:style-name="gr16" draw:text-style-name="P2" draw:layer="layout" svg:x1="7.452cm" svg:y1="16.516cm" svg:x2="19.589cm" svg:y2="16.516cm">
          <text:p/>
        </draw:line>
        <draw:line draw:style-name="gr13" draw:text-style-name="P2" draw:layer="layout" svg:x1="19.589cm" svg:y1="17.451cm" svg:x2="7.452cm" svg:y2="17.451cm">
          <text:p/>
        </draw:line>
        <draw:frame draw:style-name="gr11" draw:text-style-name="P12" draw:layer="layout" svg:width="0.891cm" svg:height="0.352cm" svg:x="5.694cm" svg:y="16.845cm">
          <draw:text-box>
            <text:p text:style-name="P4"><text:span text:style-name="T7">10407</text:span></text:p>
          </draw:text-box>
        </draw:frame>
        <draw:line draw:style-name="gr16" draw:text-style-name="P2" draw:layer="layout" svg:x1="1.999cm" svg:y1="17.451cm" svg:x2="2.175cm" svg:y2="17.451cm">
          <text:p/>
        </draw:line>
        <draw:line draw:style-name="gr13" draw:text-style-name="P2" draw:layer="layout" svg:x1="2.175cm" svg:y1="18.386cm" svg:x2="1.999cm" svg:y2="18.386cm">
          <text:p/>
        </draw:line>
        <draw:line draw:style-name="gr16" draw:text-style-name="P2" draw:layer="layout" svg:x1="2.175cm" svg:y1="17.451cm" svg:x2="3.934cm" svg:y2="17.451cm">
          <text:p/>
        </draw:line>
        <draw:line draw:style-name="gr13" draw:text-style-name="P2" draw:layer="layout" svg:x1="3.934cm" svg:y1="18.386cm" svg:x2="2.175cm" svg:y2="18.386cm">
          <text:p/>
        </draw:line>
        <draw:polygon draw:style-name="gr9" draw:text-style-name="P10" draw:layer="layout" svg:width="1.759cm" svg:height="0.551cm" svg:x="2.175cm" svg:y="17.636cm" svg:viewBox="0 0 1760 552" draw:points="0,0 1760,0 1760,552 0,552">
          <text:p/>
        </draw:polygon>
        <draw:frame draw:style-name="gr11" draw:text-style-name="P12" draw:layer="layout" svg:width="3.029cm" svg:height="0.352cm" svg:x="7.453cm" svg:y="16.881cm">
          <draw:text-box>
            <text:p text:style-name="P4"><text:span text:style-name="T4">X Server Detection</text:span></text:p>
          </draw:text-box>
        </draw:frame>
        <draw:line draw:style-name="gr17" draw:text-style-name="P2" draw:layer="layout" svg:x1="3.934cm" svg:y1="17.451cm" svg:x2="4.286cm" svg:y2="17.451cm">
          <text:p/>
        </draw:line>
        <draw:line draw:style-name="gr14" draw:text-style-name="P2" draw:layer="layout" svg:x1="4.286cm" svg:y1="18.386cm" svg:x2="3.934cm" svg:y2="18.386cm">
          <text:p/>
        </draw:line>
        <draw:line draw:style-name="gr18" draw:text-style-name="P2" draw:layer="layout" svg:x1="4.286cm" svg:y1="17.451cm" svg:x2="5.342cm" svg:y2="17.451cm">
          <text:p/>
        </draw:line>
        <draw:line draw:style-name="gr15" draw:text-style-name="P2" draw:layer="layout" svg:x1="5.342cm" svg:y1="18.386cm" svg:x2="4.286cm" svg:y2="18.386cm">
          <text:p/>
        </draw:line>
        <draw:frame draw:style-name="gr10" draw:text-style-name="P11" draw:layer="layout" svg:width="0.645cm" svg:height="0.281cm" svg:x="2.727cm" svg:y="17.801cm">
          <draw:text-box>
            <text:p text:style-name="P4"><text:span text:style-name="T6">INFO</text:span></text:p>
          </draw:text-box>
        </draw:frame>
        <draw:line draw:style-name="gr17" draw:text-style-name="P2" draw:layer="layout" svg:x1="5.342cm" svg:y1="17.451cm" svg:x2="5.693cm" svg:y2="17.451cm">
          <text:p/>
        </draw:line>
        <draw:line draw:style-name="gr14" draw:text-style-name="P2" draw:layer="layout" svg:x1="5.693cm" svg:y1="18.386cm" svg:x2="5.342cm" svg:y2="18.386cm">
          <text:p/>
        </draw:line>
        <draw:line draw:style-name="gr16" draw:text-style-name="P2" draw:layer="layout" svg:x1="5.693cm" svg:y1="17.451cm" svg:x2="7.452cm" svg:y2="17.451cm">
          <text:p/>
        </draw:line>
        <draw:line draw:style-name="gr13" draw:text-style-name="P2" draw:layer="layout" svg:x1="7.452cm" svg:y1="18.386cm" svg:x2="5.693cm" svg:y2="18.386cm">
          <text:p/>
        </draw:line>
        <draw:frame draw:style-name="gr11" draw:text-style-name="P12" draw:layer="layout" svg:width="0.59cm" svg:height="0.352cm" svg:x="4.287cm" svg:y="17.78cm">
          <draw:text-box>
            <text:p text:style-name="P4"><text:span text:style-name="T4">N/A</text:span></text:p>
          </draw:text-box>
        </draw:frame>
        <draw:line draw:style-name="gr16" draw:text-style-name="P2" draw:layer="layout" svg:x1="7.452cm" svg:y1="17.451cm" svg:x2="19.589cm" svg:y2="17.451cm">
          <text:p/>
        </draw:line>
        <draw:line draw:style-name="gr13" draw:text-style-name="P2" draw:layer="layout" svg:x1="19.589cm" svg:y1="18.386cm" svg:x2="7.452cm" svg:y2="18.386cm">
          <text:p/>
        </draw:line>
        <draw:frame draw:style-name="gr11" draw:text-style-name="P12" draw:layer="layout" svg:width="0.891cm" svg:height="0.352cm" svg:x="5.694cm" svg:y="17.78cm">
          <draw:text-box>
            <text:p text:style-name="P4"><text:span text:style-name="T7">10114</text:span></text:p>
          </draw:text-box>
        </draw:frame>
        <draw:line draw:style-name="gr16" draw:text-style-name="P2" draw:layer="layout" svg:x1="1.999cm" svg:y1="18.386cm" svg:x2="2.175cm" svg:y2="18.386cm">
          <text:p/>
        </draw:line>
        <draw:line draw:style-name="gr13" draw:text-style-name="P2" draw:layer="layout" svg:x1="2.175cm" svg:y1="19.321cm" svg:x2="1.999cm" svg:y2="19.321cm">
          <text:p/>
        </draw:line>
        <draw:line draw:style-name="gr16" draw:text-style-name="P2" draw:layer="layout" svg:x1="2.175cm" svg:y1="18.386cm" svg:x2="3.934cm" svg:y2="18.386cm">
          <text:p/>
        </draw:line>
        <draw:line draw:style-name="gr13" draw:text-style-name="P2" draw:layer="layout" svg:x1="3.934cm" svg:y1="19.321cm" svg:x2="2.175cm" svg:y2="19.321cm">
          <text:p/>
        </draw:line>
        <draw:polygon draw:style-name="gr9" draw:text-style-name="P10" draw:layer="layout" svg:width="1.759cm" svg:height="0.551cm" svg:x="2.175cm" svg:y="18.571cm" svg:viewBox="0 0 1760 552" draw:points="0,0 1760,0 1760,552 0,552">
          <text:p/>
        </draw:polygon>
        <draw:frame draw:style-name="gr11" draw:text-style-name="P12" draw:layer="layout" svg:width="8.172cm" svg:height="0.352cm" svg:x="7.453cm" svg:y="17.816cm">
          <draw:text-box>
            <text:p text:style-name="P4"><text:span text:style-name="T4">ICMP Timestamp Request Remote Date Disclosure</text:span></text:p>
          </draw:text-box>
        </draw:frame>
        <draw:line draw:style-name="gr17" draw:text-style-name="P2" draw:layer="layout" svg:x1="3.934cm" svg:y1="18.386cm" svg:x2="4.286cm" svg:y2="18.386cm">
          <text:p/>
        </draw:line>
        <draw:line draw:style-name="gr14" draw:text-style-name="P2" draw:layer="layout" svg:x1="4.286cm" svg:y1="19.321cm" svg:x2="3.934cm" svg:y2="19.321cm">
          <text:p/>
        </draw:line>
        <draw:line draw:style-name="gr18" draw:text-style-name="P2" draw:layer="layout" svg:x1="4.286cm" svg:y1="18.386cm" svg:x2="5.342cm" svg:y2="18.386cm">
          <text:p/>
        </draw:line>
        <draw:line draw:style-name="gr15" draw:text-style-name="P2" draw:layer="layout" svg:x1="5.342cm" svg:y1="19.321cm" svg:x2="4.286cm" svg:y2="19.321cm">
          <text:p/>
        </draw:line>
        <draw:frame draw:style-name="gr10" draw:text-style-name="P11" draw:layer="layout" svg:width="0.645cm" svg:height="0.281cm" svg:x="2.727cm" svg:y="18.736cm">
          <draw:text-box>
            <text:p text:style-name="P4"><text:span text:style-name="T6">INFO</text:span></text:p>
          </draw:text-box>
        </draw:frame>
        <draw:line draw:style-name="gr17" draw:text-style-name="P2" draw:layer="layout" svg:x1="5.342cm" svg:y1="18.386cm" svg:x2="5.693cm" svg:y2="18.386cm">
          <text:p/>
        </draw:line>
        <draw:line draw:style-name="gr14" draw:text-style-name="P2" draw:layer="layout" svg:x1="5.693cm" svg:y1="19.321cm" svg:x2="5.342cm" svg:y2="19.321cm">
          <text:p/>
        </draw:line>
        <draw:line draw:style-name="gr16" draw:text-style-name="P2" draw:layer="layout" svg:x1="5.693cm" svg:y1="18.386cm" svg:x2="7.452cm" svg:y2="18.386cm">
          <text:p/>
        </draw:line>
        <draw:line draw:style-name="gr13" draw:text-style-name="P2" draw:layer="layout" svg:x1="7.452cm" svg:y1="19.321cm" svg:x2="5.693cm" svg:y2="19.321cm">
          <text:p/>
        </draw:line>
        <draw:frame draw:style-name="gr11" draw:text-style-name="P12" draw:layer="layout" svg:width="0.59cm" svg:height="0.352cm" svg:x="4.287cm" svg:y="18.715cm">
          <draw:text-box>
            <text:p text:style-name="P4"><text:span text:style-name="T4">N/A</text:span></text:p>
          </draw:text-box>
        </draw:frame>
        <draw:line draw:style-name="gr16" draw:text-style-name="P2" draw:layer="layout" svg:x1="7.452cm" svg:y1="18.386cm" svg:x2="19.589cm" svg:y2="18.386cm">
          <text:p/>
        </draw:line>
        <draw:line draw:style-name="gr13" draw:text-style-name="P2" draw:layer="layout" svg:x1="19.589cm" svg:y1="19.321cm" svg:x2="7.452cm" svg:y2="19.321cm">
          <text:p/>
        </draw:line>
        <draw:frame draw:style-name="gr11" draw:text-style-name="P12" draw:layer="layout" svg:width="0.891cm" svg:height="0.352cm" svg:x="5.694cm" svg:y="18.715cm">
          <draw:text-box>
            <text:p text:style-name="P4"><text:span text:style-name="T7">10223</text:span></text:p>
          </draw:text-box>
        </draw:frame>
        <draw:line draw:style-name="gr16" draw:text-style-name="P2" draw:layer="layout" svg:x1="1.999cm" svg:y1="19.321cm" svg:x2="2.175cm" svg:y2="19.321cm">
          <text:p/>
        </draw:line>
        <draw:line draw:style-name="gr13" draw:text-style-name="P2" draw:layer="layout" svg:x1="2.175cm" svg:y1="20.256cm" svg:x2="1.999cm" svg:y2="20.256cm">
          <text:p/>
        </draw:line>
        <draw:line draw:style-name="gr16" draw:text-style-name="P2" draw:layer="layout" svg:x1="2.175cm" svg:y1="19.321cm" svg:x2="3.934cm" svg:y2="19.321cm">
          <text:p/>
        </draw:line>
        <draw:line draw:style-name="gr13" draw:text-style-name="P2" draw:layer="layout" svg:x1="3.934cm" svg:y1="20.256cm" svg:x2="2.175cm" svg:y2="20.256cm">
          <text:p/>
        </draw:line>
        <draw:polygon draw:style-name="gr9" draw:text-style-name="P10" draw:layer="layout" svg:width="1.759cm" svg:height="0.55cm" svg:x="2.175cm" svg:y="19.506cm" svg:viewBox="0 0 1760 551" draw:points="0,0 1760,0 1760,551 0,551">
          <text:p/>
        </draw:polygon>
        <draw:frame draw:style-name="gr11" draw:text-style-name="P12" draw:layer="layout" svg:width="5.598cm" svg:height="0.352cm" svg:x="7.453cm" svg:y="18.75cm">
          <draw:text-box>
            <text:p text:style-name="P4"><text:span text:style-name="T4">RPC portmapper Service Detection</text:span></text:p>
          </draw:text-box>
        </draw:frame>
        <draw:line draw:style-name="gr17" draw:text-style-name="P2" draw:layer="layout" svg:x1="3.934cm" svg:y1="19.321cm" svg:x2="4.286cm" svg:y2="19.321cm">
          <text:p/>
        </draw:line>
        <draw:line draw:style-name="gr14" draw:text-style-name="P2" draw:layer="layout" svg:x1="4.286cm" svg:y1="20.256cm" svg:x2="3.934cm" svg:y2="20.256cm">
          <text:p/>
        </draw:line>
        <draw:line draw:style-name="gr18" draw:text-style-name="P2" draw:layer="layout" svg:x1="4.286cm" svg:y1="19.321cm" svg:x2="5.342cm" svg:y2="19.321cm">
          <text:p/>
        </draw:line>
        <draw:line draw:style-name="gr15" draw:text-style-name="P2" draw:layer="layout" svg:x1="5.342cm" svg:y1="20.256cm" svg:x2="4.286cm" svg:y2="20.256cm">
          <text:p/>
        </draw:line>
        <draw:frame draw:style-name="gr10" draw:text-style-name="P11" draw:layer="layout" svg:width="0.645cm" svg:height="0.281cm" svg:x="2.727cm" svg:y="19.671cm">
          <draw:text-box>
            <text:p text:style-name="P4"><text:span text:style-name="T6">INFO</text:span></text:p>
          </draw:text-box>
        </draw:frame>
        <draw:line draw:style-name="gr17" draw:text-style-name="P2" draw:layer="layout" svg:x1="5.342cm" svg:y1="19.321cm" svg:x2="5.693cm" svg:y2="19.321cm">
          <text:p/>
        </draw:line>
        <draw:line draw:style-name="gr14" draw:text-style-name="P2" draw:layer="layout" svg:x1="5.693cm" svg:y1="20.256cm" svg:x2="5.342cm" svg:y2="20.256cm">
          <text:p/>
        </draw:line>
        <draw:line draw:style-name="gr16" draw:text-style-name="P2" draw:layer="layout" svg:x1="5.693cm" svg:y1="19.321cm" svg:x2="7.452cm" svg:y2="19.321cm">
          <text:p/>
        </draw:line>
        <draw:line draw:style-name="gr13" draw:text-style-name="P2" draw:layer="layout" svg:x1="7.452cm" svg:y1="20.256cm" svg:x2="5.693cm" svg:y2="20.256cm">
          <text:p/>
        </draw:line>
        <draw:frame draw:style-name="gr11" draw:text-style-name="P12" draw:layer="layout" svg:width="0.59cm" svg:height="0.352cm" svg:x="4.287cm" svg:y="19.65cm">
          <draw:text-box>
            <text:p text:style-name="P4"><text:span text:style-name="T4">N/A</text:span></text:p>
          </draw:text-box>
        </draw:frame>
        <draw:line draw:style-name="gr16" draw:text-style-name="P2" draw:layer="layout" svg:x1="7.452cm" svg:y1="19.321cm" svg:x2="19.589cm" svg:y2="19.321cm">
          <text:p/>
        </draw:line>
        <draw:line draw:style-name="gr13" draw:text-style-name="P2" draw:layer="layout" svg:x1="19.589cm" svg:y1="20.256cm" svg:x2="7.452cm" svg:y2="20.256cm">
          <text:p/>
        </draw:line>
        <draw:frame draw:style-name="gr11" draw:text-style-name="P12" draw:layer="layout" svg:width="0.891cm" svg:height="0.352cm" svg:x="5.694cm" svg:y="19.65cm">
          <draw:text-box>
            <text:p text:style-name="P4"><text:span text:style-name="T7">21186</text:span></text:p>
          </draw:text-box>
        </draw:frame>
        <draw:line draw:style-name="gr16" draw:text-style-name="P2" draw:layer="layout" svg:x1="1.999cm" svg:y1="20.256cm" svg:x2="2.175cm" svg:y2="20.256cm">
          <text:p/>
        </draw:line>
        <draw:line draw:style-name="gr13" draw:text-style-name="P2" draw:layer="layout" svg:x1="2.175cm" svg:y1="21.191cm" svg:x2="1.999cm" svg:y2="21.191cm">
          <text:p/>
        </draw:line>
        <draw:line draw:style-name="gr16" draw:text-style-name="P2" draw:layer="layout" svg:x1="2.175cm" svg:y1="20.256cm" svg:x2="3.934cm" svg:y2="20.256cm">
          <text:p/>
        </draw:line>
        <draw:line draw:style-name="gr13" draw:text-style-name="P2" draw:layer="layout" svg:x1="3.934cm" svg:y1="21.191cm" svg:x2="2.175cm" svg:y2="21.191cm">
          <text:p/>
        </draw:line>
        <draw:polygon draw:style-name="gr9" draw:text-style-name="P10" draw:layer="layout" svg:width="1.759cm" svg:height="0.55cm" svg:x="2.175cm" svg:y="20.441cm" svg:viewBox="0 0 1760 551" draw:points="0,0 1760,0 1760,551 0,551">
          <text:p/>
        </draw:polygon>
        <draw:frame draw:style-name="gr11" draw:text-style-name="P12" draw:layer="layout" svg:width="4.019cm" svg:height="0.352cm" svg:x="7.453cm" svg:y="19.685cm">
          <draw:text-box>
            <text:p text:style-name="P4"><text:span text:style-name="T4">AJP Connector Detection</text:span></text:p>
          </draw:text-box>
        </draw:frame>
        <draw:line draw:style-name="gr17" draw:text-style-name="P2" draw:layer="layout" svg:x1="3.934cm" svg:y1="20.256cm" svg:x2="4.286cm" svg:y2="20.256cm">
          <text:p/>
        </draw:line>
        <draw:line draw:style-name="gr14" draw:text-style-name="P2" draw:layer="layout" svg:x1="4.286cm" svg:y1="21.191cm" svg:x2="3.934cm" svg:y2="21.191cm">
          <text:p/>
        </draw:line>
        <draw:line draw:style-name="gr18" draw:text-style-name="P2" draw:layer="layout" svg:x1="4.286cm" svg:y1="20.256cm" svg:x2="5.342cm" svg:y2="20.256cm">
          <text:p/>
        </draw:line>
        <draw:line draw:style-name="gr15" draw:text-style-name="P2" draw:layer="layout" svg:x1="5.342cm" svg:y1="21.191cm" svg:x2="4.286cm" svg:y2="21.191cm">
          <text:p/>
        </draw:line>
        <draw:frame draw:style-name="gr10" draw:text-style-name="P11" draw:layer="layout" svg:width="0.645cm" svg:height="0.281cm" svg:x="2.727cm" svg:y="20.606cm">
          <draw:text-box>
            <text:p text:style-name="P4"><text:span text:style-name="T6">INFO</text:span></text:p>
          </draw:text-box>
        </draw:frame>
        <draw:line draw:style-name="gr17" draw:text-style-name="P2" draw:layer="layout" svg:x1="5.342cm" svg:y1="20.256cm" svg:x2="5.693cm" svg:y2="20.256cm">
          <text:p/>
        </draw:line>
        <draw:line draw:style-name="gr14" draw:text-style-name="P2" draw:layer="layout" svg:x1="5.693cm" svg:y1="21.191cm" svg:x2="5.342cm" svg:y2="21.191cm">
          <text:p/>
        </draw:line>
        <draw:line draw:style-name="gr16" draw:text-style-name="P2" draw:layer="layout" svg:x1="5.693cm" svg:y1="20.256cm" svg:x2="7.452cm" svg:y2="20.256cm">
          <text:p/>
        </draw:line>
        <draw:line draw:style-name="gr13" draw:text-style-name="P2" draw:layer="layout" svg:x1="7.452cm" svg:y1="21.191cm" svg:x2="5.693cm" svg:y2="21.191cm">
          <text:p/>
        </draw:line>
        <draw:frame draw:style-name="gr11" draw:text-style-name="P12" draw:layer="layout" svg:width="0.59cm" svg:height="0.352cm" svg:x="4.287cm" svg:y="20.585cm">
          <draw:text-box>
            <text:p text:style-name="P4"><text:span text:style-name="T4">N/A</text:span></text:p>
          </draw:text-box>
        </draw:frame>
        <draw:line draw:style-name="gr16" draw:text-style-name="P2" draw:layer="layout" svg:x1="7.452cm" svg:y1="20.256cm" svg:x2="19.589cm" svg:y2="20.256cm">
          <text:p/>
        </draw:line>
        <draw:line draw:style-name="gr13" draw:text-style-name="P2" draw:layer="layout" svg:x1="19.589cm" svg:y1="21.191cm" svg:x2="7.452cm" svg:y2="21.191cm">
          <text:p/>
        </draw:line>
        <draw:frame draw:style-name="gr11" draw:text-style-name="P12" draw:layer="layout" svg:width="0.891cm" svg:height="0.352cm" svg:x="5.694cm" svg:y="20.585cm">
          <draw:text-box>
            <text:p text:style-name="P4"><text:span text:style-name="T7">39520</text:span></text:p>
          </draw:text-box>
        </draw:frame>
        <draw:line draw:style-name="gr16" draw:text-style-name="P2" draw:layer="layout" svg:x1="1.999cm" svg:y1="21.191cm" svg:x2="2.175cm" svg:y2="21.191cm">
          <text:p/>
        </draw:line>
        <draw:line draw:style-name="gr13" draw:text-style-name="P2" draw:layer="layout" svg:x1="2.175cm" svg:y1="22.125cm" svg:x2="1.999cm" svg:y2="22.125cm">
          <text:p/>
        </draw:line>
        <draw:line draw:style-name="gr16" draw:text-style-name="P2" draw:layer="layout" svg:x1="2.175cm" svg:y1="21.191cm" svg:x2="3.934cm" svg:y2="21.191cm">
          <text:p/>
        </draw:line>
        <draw:line draw:style-name="gr13" draw:text-style-name="P2" draw:layer="layout" svg:x1="3.934cm" svg:y1="22.125cm" svg:x2="2.175cm" svg:y2="22.125cm">
          <text:p/>
        </draw:line>
        <draw:polygon draw:style-name="gr9" draw:text-style-name="P10" draw:layer="layout" svg:width="1.759cm" svg:height="0.55cm" svg:x="2.175cm" svg:y="21.376cm" svg:viewBox="0 0 1760 551" draw:points="0,0 1760,0 1760,551 0,551">
          <text:p/>
        </draw:polygon>
        <draw:frame draw:style-name="gr11" draw:text-style-name="P12" draw:layer="layout" svg:width="6.907cm" svg:height="0.352cm" svg:x="7.453cm" svg:y="20.62cm">
          <draw:text-box>
            <text:p text:style-name="P4"><text:span text:style-name="T4">Backported Security Patch Detection (SSH)</text:span></text:p>
          </draw:text-box>
        </draw:frame>
        <draw:line draw:style-name="gr17" draw:text-style-name="P2" draw:layer="layout" svg:x1="3.934cm" svg:y1="21.191cm" svg:x2="4.286cm" svg:y2="21.191cm">
          <text:p/>
        </draw:line>
        <draw:line draw:style-name="gr14" draw:text-style-name="P2" draw:layer="layout" svg:x1="4.286cm" svg:y1="22.125cm" svg:x2="3.934cm" svg:y2="22.125cm">
          <text:p/>
        </draw:line>
        <draw:line draw:style-name="gr18" draw:text-style-name="P2" draw:layer="layout" svg:x1="4.286cm" svg:y1="21.191cm" svg:x2="5.342cm" svg:y2="21.191cm">
          <text:p/>
        </draw:line>
        <draw:line draw:style-name="gr15" draw:text-style-name="P2" draw:layer="layout" svg:x1="5.342cm" svg:y1="22.125cm" svg:x2="4.286cm" svg:y2="22.125cm">
          <text:p/>
        </draw:line>
        <draw:frame draw:style-name="gr10" draw:text-style-name="P11" draw:layer="layout" svg:width="0.645cm" svg:height="0.281cm" svg:x="2.727cm" svg:y="21.54cm">
          <draw:text-box>
            <text:p text:style-name="P4"><text:span text:style-name="T6">INFO</text:span></text:p>
          </draw:text-box>
        </draw:frame>
        <draw:line draw:style-name="gr17" draw:text-style-name="P2" draw:layer="layout" svg:x1="5.342cm" svg:y1="21.191cm" svg:x2="5.693cm" svg:y2="21.191cm">
          <text:p/>
        </draw:line>
        <draw:line draw:style-name="gr14" draw:text-style-name="P2" draw:layer="layout" svg:x1="5.693cm" svg:y1="22.125cm" svg:x2="5.342cm" svg:y2="22.125cm">
          <text:p/>
        </draw:line>
        <draw:line draw:style-name="gr16" draw:text-style-name="P2" draw:layer="layout" svg:x1="5.693cm" svg:y1="21.191cm" svg:x2="7.452cm" svg:y2="21.191cm">
          <text:p/>
        </draw:line>
        <draw:line draw:style-name="gr13" draw:text-style-name="P2" draw:layer="layout" svg:x1="7.452cm" svg:y1="22.125cm" svg:x2="5.693cm" svg:y2="22.125cm">
          <text:p/>
        </draw:line>
        <draw:frame draw:style-name="gr11" draw:text-style-name="P12" draw:layer="layout" svg:width="0.59cm" svg:height="0.352cm" svg:x="4.287cm" svg:y="21.52cm">
          <draw:text-box>
            <text:p text:style-name="P4"><text:span text:style-name="T4">N/A</text:span></text:p>
          </draw:text-box>
        </draw:frame>
        <draw:line draw:style-name="gr16" draw:text-style-name="P2" draw:layer="layout" svg:x1="7.452cm" svg:y1="21.191cm" svg:x2="19.589cm" svg:y2="21.191cm">
          <text:p/>
        </draw:line>
        <draw:line draw:style-name="gr13" draw:text-style-name="P2" draw:layer="layout" svg:x1="19.589cm" svg:y1="22.125cm" svg:x2="7.452cm" svg:y2="22.125cm">
          <text:p/>
        </draw:line>
        <draw:frame draw:style-name="gr11" draw:text-style-name="P12" draw:layer="layout" svg:width="0.891cm" svg:height="0.352cm" svg:x="5.694cm" svg:y="21.52cm">
          <draw:text-box>
            <text:p text:style-name="P4"><text:span text:style-name="T7">45590</text:span></text:p>
          </draw:text-box>
        </draw:frame>
        <draw:line draw:style-name="gr16" draw:text-style-name="P2" draw:layer="layout" svg:x1="1.999cm" svg:y1="22.125cm" svg:x2="2.175cm" svg:y2="22.125cm">
          <text:p/>
        </draw:line>
        <draw:line draw:style-name="gr13" draw:text-style-name="P2" draw:layer="layout" svg:x1="2.175cm" svg:y1="23.06cm" svg:x2="1.999cm" svg:y2="23.06cm">
          <text:p/>
        </draw:line>
        <draw:line draw:style-name="gr16" draw:text-style-name="P2" draw:layer="layout" svg:x1="2.175cm" svg:y1="22.125cm" svg:x2="3.934cm" svg:y2="22.125cm">
          <text:p/>
        </draw:line>
        <draw:line draw:style-name="gr13" draw:text-style-name="P2" draw:layer="layout" svg:x1="3.934cm" svg:y1="23.06cm" svg:x2="2.175cm" svg:y2="23.06cm">
          <text:p/>
        </draw:line>
        <draw:polygon draw:style-name="gr9" draw:text-style-name="P10" draw:layer="layout" svg:width="1.759cm" svg:height="0.55cm" svg:x="2.175cm" svg:y="22.311cm" svg:viewBox="0 0 1760 551" draw:points="0,0 1760,0 1760,551 0,551">
          <text:p/>
        </draw:polygon>
        <draw:frame draw:style-name="gr11" draw:text-style-name="P12" draw:layer="layout" svg:width="6.077cm" svg:height="0.352cm" svg:x="7.453cm" svg:y="21.555cm">
          <draw:text-box>
            <text:p text:style-name="P4"><text:span text:style-name="T4">Common Platform Enumeration (CPE)</text:span></text:p>
          </draw:text-box>
        </draw:frame>
        <draw:line draw:style-name="gr17" draw:text-style-name="P2" draw:layer="layout" svg:x1="3.934cm" svg:y1="22.125cm" svg:x2="4.286cm" svg:y2="22.125cm">
          <text:p/>
        </draw:line>
        <draw:line draw:style-name="gr14" draw:text-style-name="P2" draw:layer="layout" svg:x1="4.286cm" svg:y1="23.06cm" svg:x2="3.934cm" svg:y2="23.06cm">
          <text:p/>
        </draw:line>
        <draw:line draw:style-name="gr18" draw:text-style-name="P2" draw:layer="layout" svg:x1="4.286cm" svg:y1="22.125cm" svg:x2="5.342cm" svg:y2="22.125cm">
          <text:p/>
        </draw:line>
        <draw:line draw:style-name="gr15" draw:text-style-name="P2" draw:layer="layout" svg:x1="5.342cm" svg:y1="23.06cm" svg:x2="4.286cm" svg:y2="23.06cm">
          <text:p/>
        </draw:line>
        <draw:frame draw:style-name="gr10" draw:text-style-name="P11" draw:layer="layout" svg:width="0.645cm" svg:height="0.281cm" svg:x="2.727cm" svg:y="22.475cm">
          <draw:text-box>
            <text:p text:style-name="P4"><text:span text:style-name="T6">INFO</text:span></text:p>
          </draw:text-box>
        </draw:frame>
        <draw:line draw:style-name="gr17" draw:text-style-name="P2" draw:layer="layout" svg:x1="5.342cm" svg:y1="22.125cm" svg:x2="5.693cm" svg:y2="22.125cm">
          <text:p/>
        </draw:line>
        <draw:line draw:style-name="gr14" draw:text-style-name="P2" draw:layer="layout" svg:x1="5.693cm" svg:y1="23.06cm" svg:x2="5.342cm" svg:y2="23.06cm">
          <text:p/>
        </draw:line>
        <draw:line draw:style-name="gr16" draw:text-style-name="P2" draw:layer="layout" svg:x1="5.693cm" svg:y1="22.125cm" svg:x2="7.452cm" svg:y2="22.125cm">
          <text:p/>
        </draw:line>
        <draw:line draw:style-name="gr13" draw:text-style-name="P2" draw:layer="layout" svg:x1="7.452cm" svg:y1="23.06cm" svg:x2="5.693cm" svg:y2="23.06cm">
          <text:p/>
        </draw:line>
        <draw:frame draw:style-name="gr11" draw:text-style-name="P12" draw:layer="layout" svg:width="0.59cm" svg:height="0.352cm" svg:x="4.287cm" svg:y="22.455cm">
          <draw:text-box>
            <text:p text:style-name="P4"><text:span text:style-name="T4">N/A</text:span></text:p>
          </draw:text-box>
        </draw:frame>
        <draw:line draw:style-name="gr16" draw:text-style-name="P2" draw:layer="layout" svg:x1="7.452cm" svg:y1="22.125cm" svg:x2="19.589cm" svg:y2="22.125cm">
          <text:p/>
        </draw:line>
        <draw:line draw:style-name="gr13" draw:text-style-name="P2" draw:layer="layout" svg:x1="19.589cm" svg:y1="23.06cm" svg:x2="7.452cm" svg:y2="23.06cm">
          <text:p/>
        </draw:line>
        <draw:frame draw:style-name="gr11" draw:text-style-name="P12" draw:layer="layout" svg:width="0.891cm" svg:height="0.352cm" svg:x="5.694cm" svg:y="22.455cm">
          <draw:text-box>
            <text:p text:style-name="P4"><text:span text:style-name="T7">10028</text:span></text:p>
          </draw:text-box>
        </draw:frame>
        <draw:line draw:style-name="gr16" draw:text-style-name="P2" draw:layer="layout" svg:x1="1.999cm" svg:y1="23.06cm" svg:x2="2.175cm" svg:y2="23.06cm">
          <text:p/>
        </draw:line>
        <draw:line draw:style-name="gr13" draw:text-style-name="P2" draw:layer="layout" svg:x1="2.175cm" svg:y1="23.995cm" svg:x2="1.999cm" svg:y2="23.995cm">
          <text:p/>
        </draw:line>
        <draw:line draw:style-name="gr16" draw:text-style-name="P2" draw:layer="layout" svg:x1="2.175cm" svg:y1="23.06cm" svg:x2="3.934cm" svg:y2="23.06cm">
          <text:p/>
        </draw:line>
        <draw:line draw:style-name="gr13" draw:text-style-name="P2" draw:layer="layout" svg:x1="3.934cm" svg:y1="23.995cm" svg:x2="2.175cm" svg:y2="23.995cm">
          <text:p/>
        </draw:line>
        <draw:polygon draw:style-name="gr9" draw:text-style-name="P10" draw:layer="layout" svg:width="1.759cm" svg:height="0.55cm" svg:x="2.175cm" svg:y="23.246cm" svg:viewBox="0 0 1760 551" draw:points="0,0 1760,0 1760,551 0,551">
          <text:p/>
        </draw:polygon>
        <draw:frame draw:style-name="gr11" draw:text-style-name="P12" draw:layer="layout" svg:width="10.039cm" svg:height="0.352cm" svg:x="7.453cm" svg:y="22.49cm">
          <draw:text-box>
            <text:p text:style-name="P4"><text:span text:style-name="T4">DNS Server BIND version Directive Remote Version Detection</text:span></text:p>
          </draw:text-box>
        </draw:frame>
        <draw:line draw:style-name="gr17" draw:text-style-name="P2" draw:layer="layout" svg:x1="3.934cm" svg:y1="23.06cm" svg:x2="4.286cm" svg:y2="23.06cm">
          <text:p/>
        </draw:line>
        <draw:line draw:style-name="gr14" draw:text-style-name="P2" draw:layer="layout" svg:x1="4.286cm" svg:y1="23.995cm" svg:x2="3.934cm" svg:y2="23.995cm">
          <text:p/>
        </draw:line>
        <draw:line draw:style-name="gr18" draw:text-style-name="P2" draw:layer="layout" svg:x1="4.286cm" svg:y1="23.06cm" svg:x2="5.342cm" svg:y2="23.06cm">
          <text:p/>
        </draw:line>
        <draw:line draw:style-name="gr15" draw:text-style-name="P2" draw:layer="layout" svg:x1="5.342cm" svg:y1="23.995cm" svg:x2="4.286cm" svg:y2="23.995cm">
          <text:p/>
        </draw:line>
        <draw:frame draw:style-name="gr10" draw:text-style-name="P11" draw:layer="layout" svg:width="0.645cm" svg:height="0.281cm" svg:x="2.727cm" svg:y="23.41cm">
          <draw:text-box>
            <text:p text:style-name="P4"><text:span text:style-name="T6">INFO</text:span></text:p>
          </draw:text-box>
        </draw:frame>
        <draw:line draw:style-name="gr17" draw:text-style-name="P2" draw:layer="layout" svg:x1="5.342cm" svg:y1="23.06cm" svg:x2="5.693cm" svg:y2="23.06cm">
          <text:p/>
        </draw:line>
        <draw:line draw:style-name="gr14" draw:text-style-name="P2" draw:layer="layout" svg:x1="5.693cm" svg:y1="23.995cm" svg:x2="5.342cm" svg:y2="23.995cm">
          <text:p/>
        </draw:line>
        <draw:line draw:style-name="gr16" draw:text-style-name="P2" draw:layer="layout" svg:x1="5.693cm" svg:y1="23.06cm" svg:x2="7.452cm" svg:y2="23.06cm">
          <text:p/>
        </draw:line>
        <draw:line draw:style-name="gr13" draw:text-style-name="P2" draw:layer="layout" svg:x1="7.452cm" svg:y1="23.995cm" svg:x2="5.693cm" svg:y2="23.995cm">
          <text:p/>
        </draw:line>
        <draw:frame draw:style-name="gr11" draw:text-style-name="P12" draw:layer="layout" svg:width="0.59cm" svg:height="0.352cm" svg:x="4.287cm" svg:y="23.389cm">
          <draw:text-box>
            <text:p text:style-name="P4"><text:span text:style-name="T4">N/A</text:span></text:p>
          </draw:text-box>
        </draw:frame>
        <draw:line draw:style-name="gr16" draw:text-style-name="P2" draw:layer="layout" svg:x1="7.452cm" svg:y1="23.06cm" svg:x2="19.589cm" svg:y2="23.06cm">
          <text:p/>
        </draw:line>
        <draw:line draw:style-name="gr13" draw:text-style-name="P2" draw:layer="layout" svg:x1="19.589cm" svg:y1="23.995cm" svg:x2="7.452cm" svg:y2="23.995cm">
          <text:p/>
        </draw:line>
        <draw:frame draw:style-name="gr11" draw:text-style-name="P12" draw:layer="layout" svg:width="0.891cm" svg:height="0.352cm" svg:x="5.694cm" svg:y="23.389cm">
          <draw:text-box>
            <text:p text:style-name="P4"><text:span text:style-name="T7">11002</text:span></text:p>
          </draw:text-box>
        </draw:frame>
        <draw:line draw:style-name="gr16" draw:text-style-name="P2" draw:layer="layout" svg:x1="1.999cm" svg:y1="23.995cm" svg:x2="2.175cm" svg:y2="23.995cm">
          <text:p/>
        </draw:line>
        <draw:line draw:style-name="gr13" draw:text-style-name="P2" draw:layer="layout" svg:x1="2.175cm" svg:y1="24.93cm" svg:x2="1.999cm" svg:y2="24.93cm">
          <text:p/>
        </draw:line>
        <draw:line draw:style-name="gr16" draw:text-style-name="P2" draw:layer="layout" svg:x1="2.175cm" svg:y1="23.995cm" svg:x2="3.934cm" svg:y2="23.995cm">
          <text:p/>
        </draw:line>
        <draw:line draw:style-name="gr13" draw:text-style-name="P2" draw:layer="layout" svg:x1="3.934cm" svg:y1="24.93cm" svg:x2="2.175cm" svg:y2="24.93cm">
          <text:p/>
        </draw:line>
        <draw:polygon draw:style-name="gr9" draw:text-style-name="P10" draw:layer="layout" svg:width="1.759cm" svg:height="0.551cm" svg:x="2.175cm" svg:y="24.18cm" svg:viewBox="0 0 1760 552" draw:points="0,0 1760,0 1760,552 0,552">
          <text:p/>
        </draw:polygon>
        <draw:frame draw:style-name="gr11" draw:text-style-name="P12" draw:layer="layout" svg:width="3.516cm" svg:height="0.352cm" svg:x="7.453cm" svg:y="23.425cm">
          <draw:text-box>
            <text:p text:style-name="P4"><text:span text:style-name="T4">DNS Server Detection</text:span></text:p>
          </draw:text-box>
        </draw:frame>
        <draw:line draw:style-name="gr17" draw:text-style-name="P2" draw:layer="layout" svg:x1="3.934cm" svg:y1="23.995cm" svg:x2="4.286cm" svg:y2="23.995cm">
          <text:p/>
        </draw:line>
        <draw:line draw:style-name="gr14" draw:text-style-name="P2" draw:layer="layout" svg:x1="4.286cm" svg:y1="24.93cm" svg:x2="3.934cm" svg:y2="24.93cm">
          <text:p/>
        </draw:line>
        <draw:line draw:style-name="gr18" draw:text-style-name="P2" draw:layer="layout" svg:x1="4.286cm" svg:y1="23.995cm" svg:x2="5.342cm" svg:y2="23.995cm">
          <text:p/>
        </draw:line>
        <draw:line draw:style-name="gr15" draw:text-style-name="P2" draw:layer="layout" svg:x1="5.342cm" svg:y1="24.93cm" svg:x2="4.286cm" svg:y2="24.93cm">
          <text:p/>
        </draw:line>
        <draw:frame draw:style-name="gr10" draw:text-style-name="P11" draw:layer="layout" svg:width="0.645cm" svg:height="0.281cm" svg:x="2.727cm" svg:y="24.345cm">
          <draw:text-box>
            <text:p text:style-name="P4"><text:span text:style-name="T6">INFO</text:span></text:p>
          </draw:text-box>
        </draw:frame>
        <draw:line draw:style-name="gr17" draw:text-style-name="P2" draw:layer="layout" svg:x1="5.342cm" svg:y1="23.995cm" svg:x2="5.693cm" svg:y2="23.995cm">
          <text:p/>
        </draw:line>
        <draw:line draw:style-name="gr14" draw:text-style-name="P2" draw:layer="layout" svg:x1="5.693cm" svg:y1="24.93cm" svg:x2="5.342cm" svg:y2="24.93cm">
          <text:p/>
        </draw:line>
        <draw:line draw:style-name="gr16" draw:text-style-name="P2" draw:layer="layout" svg:x1="5.693cm" svg:y1="23.995cm" svg:x2="7.452cm" svg:y2="23.995cm">
          <text:p/>
        </draw:line>
        <draw:line draw:style-name="gr13" draw:text-style-name="P2" draw:layer="layout" svg:x1="7.452cm" svg:y1="24.93cm" svg:x2="5.693cm" svg:y2="24.93cm">
          <text:p/>
        </draw:line>
        <draw:frame draw:style-name="gr11" draw:text-style-name="P12" draw:layer="layout" svg:width="0.59cm" svg:height="0.352cm" svg:x="4.287cm" svg:y="24.324cm">
          <draw:text-box>
            <text:p text:style-name="P4"><text:span text:style-name="T4">N/A</text:span></text:p>
          </draw:text-box>
        </draw:frame>
        <draw:line draw:style-name="gr16" draw:text-style-name="P2" draw:layer="layout" svg:x1="7.452cm" svg:y1="23.995cm" svg:x2="19.589cm" svg:y2="23.995cm">
          <text:p/>
        </draw:line>
        <draw:line draw:style-name="gr13" draw:text-style-name="P2" draw:layer="layout" svg:x1="19.589cm" svg:y1="24.93cm" svg:x2="7.452cm" svg:y2="24.93cm">
          <text:p/>
        </draw:line>
        <draw:frame draw:style-name="gr11" draw:text-style-name="P12" draw:layer="layout" svg:width="0.891cm" svg:height="0.352cm" svg:x="5.694cm" svg:y="24.324cm">
          <draw:text-box>
            <text:p text:style-name="P4"><text:span text:style-name="T7">72779</text:span></text:p>
          </draw:text-box>
        </draw:frame>
        <draw:line draw:style-name="gr16" draw:text-style-name="P2" draw:layer="layout" svg:x1="1.999cm" svg:y1="24.93cm" svg:x2="2.175cm" svg:y2="24.93cm">
          <text:p/>
        </draw:line>
        <draw:line draw:style-name="gr13" draw:text-style-name="P2" draw:layer="layout" svg:x1="2.175cm" svg:y1="25.865cm" svg:x2="1.999cm" svg:y2="25.865cm">
          <text:p/>
        </draw:line>
        <draw:line draw:style-name="gr16" draw:text-style-name="P2" draw:layer="layout" svg:x1="2.175cm" svg:y1="24.93cm" svg:x2="3.934cm" svg:y2="24.93cm">
          <text:p/>
        </draw:line>
        <draw:line draw:style-name="gr13" draw:text-style-name="P2" draw:layer="layout" svg:x1="3.934cm" svg:y1="25.865cm" svg:x2="2.175cm" svg:y2="25.865cm">
          <text:p/>
        </draw:line>
        <draw:polygon draw:style-name="gr9" draw:text-style-name="P10" draw:layer="layout" svg:width="1.759cm" svg:height="0.551cm" svg:x="2.175cm" svg:y="25.115cm" svg:viewBox="0 0 1760 552" draw:points="0,0 1760,0 1760,552 0,552">
          <text:p/>
        </draw:polygon>
        <draw:frame draw:style-name="gr11" draw:text-style-name="P12" draw:layer="layout" svg:width="4.858cm" svg:height="0.352cm" svg:x="7.453cm" svg:y="24.36cm">
          <draw:text-box>
            <text:p text:style-name="P4"><text:span text:style-name="T4">DNS Server Version Detection</text:span></text:p>
          </draw:text-box>
        </draw:frame>
        <draw:line draw:style-name="gr17" draw:text-style-name="P2" draw:layer="layout" svg:x1="3.934cm" svg:y1="24.93cm" svg:x2="4.286cm" svg:y2="24.93cm">
          <text:p/>
        </draw:line>
        <draw:line draw:style-name="gr14" draw:text-style-name="P2" draw:layer="layout" svg:x1="4.286cm" svg:y1="25.865cm" svg:x2="3.934cm" svg:y2="25.865cm">
          <text:p/>
        </draw:line>
        <draw:line draw:style-name="gr18" draw:text-style-name="P2" draw:layer="layout" svg:x1="4.286cm" svg:y1="24.93cm" svg:x2="5.342cm" svg:y2="24.93cm">
          <text:p/>
        </draw:line>
        <draw:line draw:style-name="gr15" draw:text-style-name="P2" draw:layer="layout" svg:x1="5.342cm" svg:y1="25.865cm" svg:x2="4.286cm" svg:y2="25.865cm">
          <text:p/>
        </draw:line>
        <draw:frame draw:style-name="gr10" draw:text-style-name="P11" draw:layer="layout" svg:width="0.645cm" svg:height="0.281cm" svg:x="2.727cm" svg:y="25.28cm">
          <draw:text-box>
            <text:p text:style-name="P4"><text:span text:style-name="T6">INFO</text:span></text:p>
          </draw:text-box>
        </draw:frame>
        <draw:line draw:style-name="gr17" draw:text-style-name="P2" draw:layer="layout" svg:x1="5.342cm" svg:y1="24.93cm" svg:x2="5.693cm" svg:y2="24.93cm">
          <text:p/>
        </draw:line>
        <draw:line draw:style-name="gr14" draw:text-style-name="P2" draw:layer="layout" svg:x1="5.693cm" svg:y1="25.865cm" svg:x2="5.342cm" svg:y2="25.865cm">
          <text:p/>
        </draw:line>
        <draw:line draw:style-name="gr16" draw:text-style-name="P2" draw:layer="layout" svg:x1="5.693cm" svg:y1="24.93cm" svg:x2="7.452cm" svg:y2="24.93cm">
          <text:p/>
        </draw:line>
        <draw:line draw:style-name="gr13" draw:text-style-name="P2" draw:layer="layout" svg:x1="7.452cm" svg:y1="25.865cm" svg:x2="5.693cm" svg:y2="25.865cm">
          <text:p/>
        </draw:line>
        <draw:frame draw:style-name="gr11" draw:text-style-name="P12" draw:layer="layout" svg:width="0.59cm" svg:height="0.352cm" svg:x="4.287cm" svg:y="25.259cm">
          <draw:text-box>
            <text:p text:style-name="P4"><text:span text:style-name="T4">N/A</text:span></text:p>
          </draw:text-box>
        </draw:frame>
        <draw:line draw:style-name="gr16" draw:text-style-name="P2" draw:layer="layout" svg:x1="7.452cm" svg:y1="24.93cm" svg:x2="19.589cm" svg:y2="24.93cm">
          <text:p/>
        </draw:line>
        <draw:line draw:style-name="gr13" draw:text-style-name="P2" draw:layer="layout" svg:x1="19.589cm" svg:y1="25.865cm" svg:x2="7.452cm" svg:y2="25.865cm">
          <text:p/>
        </draw:line>
        <draw:frame draw:style-name="gr11" draw:text-style-name="P12" draw:layer="layout" svg:width="0.891cm" svg:height="0.352cm" svg:x="5.694cm" svg:y="25.259cm">
          <draw:text-box>
            <text:p text:style-name="P4"><text:span text:style-name="T7">35371</text:span></text:p>
          </draw:text-box>
        </draw:frame>
        <draw:line draw:style-name="gr16" draw:text-style-name="P2" draw:layer="layout" svg:x1="1.999cm" svg:y1="26.125cm" svg:x2="19.59cm" svg:y2="26.125cm">
          <text:p/>
        </draw:line>
        <draw:frame draw:style-name="gr11" draw:text-style-name="P12" draw:layer="layout" svg:width="8.74cm" svg:height="0.352cm" svg:x="7.453cm" svg:y="25.294cm">
          <draw:text-box>
            <text:p text:style-name="P4"><text:span text:style-name="T4">DNS Server hostname.bind Map Hostname Disclosure</text:span></text:p>
          </draw:text-box>
        </draw:frame>
        <draw:frame draw:style-name="gr10" draw:text-style-name="P11" draw:layer="layout" svg:width="1.801cm" svg:height="0.281cm" svg:x="2cm" svg:y="26.369cm">
          <draw:text-box>
            <text:p text:style-name="P4"><text:span text:style-name="T8">192.168.49.101</text:span></text:p>
          </draw:text-box>
        </draw:frame>
        <draw:frame draw:style-name="gr10" draw:text-style-name="P11" draw:layer="layout" svg:width="0.281cm" svg:height="0.281cm" svg:x="19.429cm" svg:y="26.369cm">
          <draw:text-box>
            <text:p text:style-name="P4"><text:span text:style-name="T8">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GothicA1" svg:font-family="GothicA1" style:font-pitch="variable"/>
    <style:font-face style:name="GothicA11" svg:font-family="GothicA1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ans" svg:font-family="OpenSans"/>
    <style:font-face style:name="OpenSans1" svg:font-family="OpenSans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" svg:font-family="Times" style:font-pitch="variable"/>
    <style:font-face style:name="Times1" svg:font-family="Times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stroke-dash14" draw:style="rect" draw:dots1="1" draw:distance="0.035cm"/>
    <draw:stroke-dash draw:name="stroke-dash75" draw:style="rect" draw:dots1="1" draw:distance="0.039cm"/>
    <draw:stroke-dash draw:name="stroke-dash78" draw:style="rect" draw:dots1="1" draw:distance="0.03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9cm" fo:margin-bottom="1cm" fo:margin-left="1.9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27" style:page-layout-name="PM0" draw:style-name="Mdp1"/>
    <style:master-page style:name="master-page44" style:page-layout-name="PM0" draw:style-name="Mdp1"/>
    <style:master-page style:name="master-page93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2-23T15:43:48.606000000</dc:date>
    <meta:editing-duration>PT1M17S</meta:editing-duration>
    <meta:editing-cycles>1</meta:editing-cycles>
    <meta:document-statistic meta:object-count="853"/>
    <meta:generator>LibreOffice/7.5.0.3$Windows_X86_64 LibreOffice_project/c21113d003cd3efa8c53188764377a8272d9d6de</meta:generator>
  </office:meta>
</office:document-meta>
</file>